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graphics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graphics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graphics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graphics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graphics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graphics" manifest:version="1.2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graphics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graphics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33cm"/>
    </style:style>
    <style:style style:name="gr2" style:family="graphic">
      <style:graphic-properties draw:ole-draw-aspect="1"/>
    </style:style>
    <style:style style:name="gr3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ery-update" draw:style-name="dp1" draw:master-page-name="Default">
        <draw:frame draw:style-name="gr1" draw:text-style-name="P2" draw:layer="layout" svg:width="27.7cm" svg:height="0.725cm" svg:x="1.001cm" svg:y="0.9cm">
          <draw:text-box>
            <text:p text:style-name="P1"><text:span text:style-name="T1">Queries (% of updating transactions), initial situation (2000 TX = 117692 operations, 80% updates, 20% deletes)</text:span></text:p>
          </draw:text-box>
        </draw:frame>
        <draw:frame draw:style-name="gr1" draw:text-style-name="P2" draw:layer="layout" svg:width="27.7cm" svg:height="0.725cm" svg:x="1.001cm" svg:y="10.5cm">
          <draw:text-box>
            <text:p text:style-name="P1"><text:span text:style-name="T1">Queries (% of updating transactions), updated situation (+ 5000 TX = 300286 operations, 50% updates, 50% deletes)</text:span></text:p>
          </draw:text-box>
        </draw:frame>
        <draw:frame draw:style-name="gr2" draw:layer="layout" svg:width="14.099cm" svg:height="9.999cm" svg:x="1cm" svg:y="1.58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4.099cm" svg:height="9.999cm" svg:x="15.601cm" svg:y="1.55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4.099cm" svg:height="9.999cm" svg:x="1cm" svg:y="11.00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4.099cm" svg:height="9.999cm" svg:x="15.601cm" svg:y="11.001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  <draw:page draw:name="History" draw:style-name="dp1" draw:master-page-name="Default">
        <draw:frame draw:style-name="gr1" draw:text-style-name="P2" draw:layer="layout" svg:width="27.7cm" svg:height="0.725cm" svg:x="1.001cm" svg:y="0.9cm">
          <draw:text-box>
            <text:p text:style-name="P1"><text:span text:style-name="T1">Single-key history queries (entire database history)</text:span></text:p>
          </draw:text-box>
        </draw:frame>
        <draw:frame draw:style-name="gr1" draw:text-style-name="P2" draw:layer="layout" svg:width="27.7cm" svg:height="0.725cm" svg:x="1.001cm" svg:y="10.5cm">
          <draw:text-box>
            <text:p text:style-name="P1"><text:span text:style-name="T1">Key-range history queries (entire database history)</text:span></text:p>
          </draw:text-box>
        </draw:frame>
        <draw:frame draw:style-name="gr2" draw:layer="layout" svg:width="14.099cm" svg:height="9.999cm" svg:x="1cm" svg:y="1.4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4.099cm" svg:height="9.999cm" svg:x="15.393cm" svg:y="1.38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4.099cm" svg:height="9.999cm" svg:x="1cm" svg:y="11.00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4.099cm" svg:height="9.999cm" svg:x="15.447cm" svg:y="11.001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  <draw:page draw:name="Range 1-5" draw:style-name="dp1" draw:master-page-name="Default">
        <draw:frame draw:style-name="gr2" draw:layer="layout" svg:width="14.099cm" svg:height="9.999cm" svg:x="1cm" svg:y="1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27.7cm" svg:height="0.725cm" svg:x="1cm" svg:y="0.9cm">
          <draw:text-box>
            <text:p text:style-name="P1"><text:span text:style-name="T1">Range queries, range size 1%</text:span></text:p>
          </draw:text-box>
        </draw:frame>
        <draw:frame draw:style-name="gr1" draw:text-style-name="P2" draw:layer="layout" svg:width="27.7cm" svg:height="0.725cm" svg:x="1cm" svg:y="10.5cm">
          <draw:text-box>
            <text:p text:style-name="P1"><text:span text:style-name="T1">Range queries, range size 5%</text:span></text:p>
          </draw:text-box>
        </draw:frame>
        <draw:frame draw:style-name="gr2" draw:layer="layout" svg:width="14.099cm" svg:height="9.999cm" svg:x="15.5cm" svg:y="1.5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4.099cm" svg:height="9.999cm" svg:x="1cm" svg:y="11.17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4.099cm" svg:height="9.999cm" svg:x="15.5cm" svg:y="11.17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Range 10-50" draw:style-name="dp1" draw:master-page-name="Default">
        <draw:frame draw:style-name="gr1" draw:text-style-name="P2" draw:layer="layout" svg:width="27.7cm" svg:height="0.725cm" svg:x="1.001cm" svg:y="0.9cm">
          <draw:text-box>
            <text:p text:style-name="P1"><text:span text:style-name="T1">Range queries, range size 10%</text:span></text:p>
          </draw:text-box>
        </draw:frame>
        <draw:frame draw:style-name="gr1" draw:text-style-name="P2" draw:layer="layout" svg:width="27.7cm" svg:height="0.725cm" svg:x="1.001cm" svg:y="10.5cm">
          <draw:text-box>
            <text:p text:style-name="P1"><text:span text:style-name="T1">Range queries, range size 50%</text:span></text:p>
          </draw:text-box>
        </draw:frame>
        <draw:frame draw:style-name="gr3" draw:layer="layout" svg:width="14.099cm" svg:height="9.999cm" svg:x="1.001cm" svg:y="1.58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14.099cm" svg:height="9.999cm" svg:x="15.501cm" svg:y="1.58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14.099cm" svg:height="9.999cm" svg:x="1.001cm" svg:y="11.17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14.099cm" svg:height="9.999cm" svg:x="15.501cm" svg:y="11.171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uukka Haapasalo</meta:initial-creator>
    <meta:creation-date>2009-08-10T14:28:11.98</meta:creation-date>
    <dc:date>2009-08-11T09:53:29.32</dc:date>
    <dc:creator>Tuukka Haapasalo</dc:creator>
    <meta:editing-duration>PT00H39M18S</meta:editing-duration>
    <meta:editing-cycles>13</meta:editing-cycles>
    <meta:generator>OpenOffice.org/3.1$Win32 OpenOffice.org_project/310m11$Build-9399</meta:generator>
    <meta:printed-by>Tuukka Haapasalo</meta:printed-by>
    <meta:print-date>2009-08-10T14:55:24.86</meta:print-date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97cm" svg:height="0cm" svg:x="1.358cm" svg:y="8.099cm" svg:viewBox="0 0 10971 0" svg:d="m0 0h111m10860 0h-111">
          <text:p/>
        </draw:path>
        <draw:path draw:style-name="gr1" draw:layer="layout" svg:width="10.97cm" svg:height="0cm" svg:x="1.358cm" svg:y="7.32cm" svg:viewBox="0 0 10971 0" svg:d="m0 0h111m10860 0h-111">
          <text:p/>
        </draw:path>
        <draw:frame draw:style-name="gr2" draw:layer="layout" svg:width="0.205cm" svg:height="0.28cm" svg:x="1.004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97cm" svg:height="0cm" svg:x="1.358cm" svg:y="6.538cm" svg:viewBox="0 0 10971 0" svg:d="m0 0h111m10860 0h-111">
          <text:p/>
        </draw:path>
        <draw:frame draw:style-name="gr2" draw:layer="layout" svg:width="0.205cm" svg:height="0.28cm" svg:x="1.004cm" svg:y="7.223cm">
          <draw:text-box>
            <text:p><text:span text:style-name="T1"><text:s/></text:span><text:span text:style-name="T1">1</text:span></text:p>
          </draw:text-box>
        </draw:frame>
        <draw:path draw:style-name="gr1" draw:layer="layout" svg:width="10.97cm" svg:height="0cm" svg:x="1.358cm" svg:y="5.759cm" svg:viewBox="0 0 10971 0" svg:d="m0 0h111m10860 0h-111">
          <text:p/>
        </draw:path>
        <draw:frame draw:style-name="gr2" draw:layer="layout" svg:width="0.205cm" svg:height="0.28cm" svg:x="1.004cm" svg:y="6.442cm">
          <draw:text-box>
            <text:p><text:span text:style-name="T1"><text:s/></text:span><text:span text:style-name="T1">2</text:span></text:p>
          </draw:text-box>
        </draw:frame>
        <draw:path draw:style-name="gr1" draw:layer="layout" svg:width="10.97cm" svg:height="0cm" svg:x="1.358cm" svg:y="4.977cm" svg:viewBox="0 0 10971 0" svg:d="m0 0h111m10860 0h-111">
          <text:p/>
        </draw:path>
        <draw:frame draw:style-name="gr2" draw:layer="layout" svg:width="0.205cm" svg:height="0.28cm" svg:x="1.004cm" svg:y="5.662cm">
          <draw:text-box>
            <text:p><text:span text:style-name="T1"><text:s/></text:span><text:span text:style-name="T1">3</text:span></text:p>
          </draw:text-box>
        </draw:frame>
        <draw:path draw:style-name="gr1" draw:layer="layout" svg:width="10.97cm" svg:height="0cm" svg:x="1.358cm" svg:y="4.198cm" svg:viewBox="0 0 10971 0" svg:d="m0 0h111m10860 0h-111">
          <text:p/>
        </draw:path>
        <draw:frame draw:style-name="gr2" draw:layer="layout" svg:width="0.205cm" svg:height="0.28cm" svg:x="1.004cm" svg:y="4.881cm">
          <draw:text-box>
            <text:p><text:span text:style-name="T1"><text:s/></text:span><text:span text:style-name="T1">4</text:span></text:p>
          </draw:text-box>
        </draw:frame>
        <draw:path draw:style-name="gr1" draw:layer="layout" svg:width="10.97cm" svg:height="0cm" svg:x="1.358cm" svg:y="3.418cm" svg:viewBox="0 0 10971 0" svg:d="m0 0h111m10860 0h-111">
          <text:p/>
        </draw:path>
        <draw:frame draw:style-name="gr2" draw:layer="layout" svg:width="0.205cm" svg:height="0.28cm" svg:x="1.004cm" svg:y="4.101cm">
          <draw:text-box>
            <text:p><text:span text:style-name="T1"><text:s/></text:span><text:span text:style-name="T1">5</text:span></text:p>
          </draw:text-box>
        </draw:frame>
        <draw:path draw:style-name="gr1" draw:layer="layout" svg:width="10.97cm" svg:height="0cm" svg:x="1.358cm" svg:y="2.637cm" svg:viewBox="0 0 10971 0" svg:d="m0 0h111m10860 0h-111">
          <text:p/>
        </draw:path>
        <draw:frame draw:style-name="gr2" draw:layer="layout" svg:width="0.205cm" svg:height="0.28cm" svg:x="1.004cm" svg:y="3.322cm">
          <draw:text-box>
            <text:p><text:span text:style-name="T1"><text:s/></text:span><text:span text:style-name="T1">6</text:span></text:p>
          </draw:text-box>
        </draw:frame>
        <draw:path draw:style-name="gr1" draw:layer="layout" svg:width="10.97cm" svg:height="0cm" svg:x="1.358cm" svg:y="1.857cm" svg:viewBox="0 0 10971 0" svg:d="m0 0h111m10860 0h-111">
          <text:p/>
        </draw:path>
        <draw:frame draw:style-name="gr2" draw:layer="layout" svg:width="0.205cm" svg:height="0.28cm" svg:x="1.004cm" svg:y="2.54cm">
          <draw:text-box>
            <text:p><text:span text:style-name="T1"><text:s/></text:span><text:span text:style-name="T1">7</text:span></text:p>
          </draw:text-box>
        </draw:frame>
        <draw:path draw:style-name="gr1" draw:layer="layout" svg:width="10.97cm" svg:height="0cm" svg:x="1.358cm" svg:y="1.075cm" svg:viewBox="0 0 10971 0" svg:d="m0 0h111m10860 0h-111">
          <text:p/>
        </draw:path>
        <draw:frame draw:style-name="gr2" draw:layer="layout" svg:width="0.205cm" svg:height="0.28cm" svg:x="1.004cm" svg:y="1.761cm">
          <draw:text-box>
            <text:p><text:span text:style-name="T1"><text:s/></text:span><text:span text:style-name="T1">8</text:span></text:p>
          </draw:text-box>
        </draw:frame>
        <draw:path draw:style-name="gr1" draw:layer="layout" svg:width="10.97cm" svg:height="0cm" svg:x="1.358cm" svg:y="0.296cm" svg:viewBox="0 0 10971 0" svg:d="m0 0h111m10860 0h-111">
          <text:p/>
        </draw:path>
        <draw:frame draw:style-name="gr2" draw:layer="layout" svg:width="0.205cm" svg:height="0.28cm" svg:x="1.004cm" svg:y="0.979cm">
          <draw:text-box>
            <text:p><text:span text:style-name="T1"><text:s/></text:span><text:span text:style-name="T1">9</text:span></text:p>
          </draw:text-box>
        </draw:frame>
        <draw:path draw:style-name="gr1" draw:layer="layout" svg:width="0cm" svg:height="7.802cm" svg:x="2.003cm" svg:y="0.296cm" svg:viewBox="0 0 0 7803" svg:d="m0 7803v-111m0-7692v111">
          <text:p/>
        </draw:path>
        <draw:frame draw:style-name="gr3" draw:layer="layout" svg:width="0.341cm" svg:height="0.28cm" svg:x="0.866cm" svg:y="0.2cm">
          <draw:text-box>
            <text:p><text:span text:style-name="T1"><text:s/></text:span><text:span text:style-name="T1">10</text:span></text:p>
          </draw:text-box>
        </draw:frame>
        <draw:path draw:style-name="gr1" draw:layer="layout" svg:width="0cm" svg:height="7.802cm" svg:x="5.229cm" svg:y="0.296cm" svg:viewBox="0 0 0 7803" svg:d="m0 7803v-111m0-7692v111">
          <text:p/>
        </draw:path>
        <draw:frame draw:style-name="gr4" draw:layer="layout" svg:width="0.569cm" svg:height="0.28cm" svg:x="1.715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457cm" svg:y="0.296cm" svg:viewBox="0 0 0 7803" svg:d="m0 7803v-111m0-7692v111">
          <text:p/>
        </draw:path>
        <draw:frame draw:style-name="gr5" draw:layer="layout" svg:width="1.082cm" svg:height="0.28cm" svg:x="4.684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84cm" svg:y="0.296cm" svg:viewBox="0 0 0 7803" svg:d="m0 7803v-111m0-7692v111">
          <text:p/>
        </draw:path>
        <draw:frame draw:style-name="gr6" draw:layer="layout" svg:width="1.708cm" svg:height="0.28cm" svg:x="7.596cm" svg:y="8.25cm">
          <draw:text-box>
            <text:p><text:span text:style-name="T1">+ more updates</text:span></text:p>
          </draw:text-box>
        </draw:fram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7" draw:layer="layout" svg:width="1.001cm" svg:height="0.28cm" svg:x="11.179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01cm)">
          <draw:text-box>
            <text:p><text:span text:style-name="T1">B</text:span></text:p>
          </draw:text-box>
        </draw:frame>
        <draw:frame draw:style-name="gr8" draw:layer="layout" svg:width="0.137cm" svg:height="0.28cm" draw:transform="rotate (1.5707963267946) translate (0.397cm 4.836cm)">
          <draw:text-box>
            <text:p><text:span text:style-name="T1">u</text:span></text:p>
          </draw:text-box>
        </draw:frame>
        <draw:frame draw:style-name="gr8" draw:layer="layout" svg:width="0.07cm" svg:height="0.28cm" draw:transform="rotate (1.5707963267946) translate (0.397cm 4.699cm)">
          <draw:text-box>
            <text:p><text:span text:style-name="T1">f</text:span></text:p>
          </draw:text-box>
        </draw:frame>
        <draw:frame draw:style-name="gr8" draw:layer="layout" svg:width="0.07cm" svg:height="0.28cm" draw:transform="rotate (1.5707963267946) translate (0.397cm 4.63cm)">
          <draw:text-box>
            <text:p><text:span text:style-name="T1">f</text:span></text:p>
          </draw:text-box>
        </draw:frame>
        <draw:frame draw:style-name="gr8" draw:layer="layout" svg:width="0.137cm" svg:height="0.28cm" draw:transform="rotate (1.5707963267946) translate (0.397cm 4.561cm)">
          <draw:text-box>
            <text:p><text:span text:style-name="T1">e</text:span></text:p>
          </draw:text-box>
        </draw:frame>
        <draw:frame draw:style-name="gr8" draw:layer="layout" svg:width="0.082cm" svg:height="0.28cm" draw:transform="rotate (1.5707963267946) translate (0.397cm 4.424cm)">
          <draw:text-box>
            <text:p><text:span text:style-name="T1">r</text:span></text:p>
          </draw:text-box>
        </draw:frame>
        <draw:frame draw:style-name="gr8" draw:layer="layout" svg:width="0.07cm" svg:height="0.28cm" draw:transform="rotate (1.5707963267946) translate (0.397cm 4.34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4.273cm)">
          <draw:text-box>
            <text:p><text:span text:style-name="T1">f</text:span></text:p>
          </draw:text-box>
        </draw:frame>
        <draw:frame draw:style-name="gr8" draw:layer="layout" svg:width="0.057cm" svg:height="0.28cm" draw:transform="rotate (1.5707963267946) translate (0.397cm 4.204cm)">
          <draw:text-box>
            <text:p><text:span text:style-name="T1">i</text:span></text:p>
          </draw:text-box>
        </draw:frame>
        <draw:frame draw:style-name="gr8" draw:layer="layout" svg:width="0.121cm" svg:height="0.28cm" draw:transform="rotate (1.5707963267946) translate (0.397cm 4.15cm)">
          <draw:text-box>
            <text:p><text:span text:style-name="T1">x</text:span></text:p>
          </draw:text-box>
        </draw:frame>
        <draw:frame draw:style-name="gr8" draw:layer="layout" svg:width="0.137cm" svg:height="0.28cm" draw:transform="rotate (1.5707963267946) translate (0.397cm 4.026cm)">
          <draw:text-box>
            <text:p><text:span text:style-name="T1">e</text:span></text:p>
          </draw:text-box>
        </draw:frame>
        <draw:frame draw:style-name="gr8" draw:layer="layout" svg:width="0.125cm" svg:height="0.28cm" draw:transform="rotate (1.5707963267946) translate (0.397cm 3.889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65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97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28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59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22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99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3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75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38cm)">
          <draw:text-box>
            <text:p><text:span text:style-name="T1">n</text:span></text:p>
          </draw:text-box>
        </draw:frame>
        <draw:frame draw:style-name="gr9" draw:layer="layout" svg:width="1.645cm" svg:height="0.28cm" svg:x="6.013cm" svg:y="8.62cm">
          <draw:text-box>
            <text:p><text:span text:style-name="T1">Database state</text:span></text:p>
          </draw:text-box>
        </draw:frame>
        <draw:path draw:style-name="gr10" draw:layer="layout" svg:width="9.681cm" svg:height="5.338cm" svg:x="2.003cm" svg:y="0.53cm" svg:viewBox="0 0 9682 5339" svg:d="m392 0h758m-1150 2528 3226-624 3228-16 3228 3451">
          <text:p/>
        </draw:path>
        <draw:line draw:style-name="gr10" draw:layer="layout" svg:x1="2.003cm" svg:y1="3.141cm" svg:x2="2.003cm" svg:y2="2.975cm">
          <text:p/>
        </draw:line>
        <draw:line draw:style-name="gr10" draw:layer="layout" svg:x1="1.92cm" svg:y1="3.058cm" svg:x2="2.087cm" svg:y2="3.058cm">
          <text:p/>
        </draw:line>
        <draw:line draw:style-name="gr10" draw:layer="layout" svg:x1="5.229cm" svg:y1="2.517cm" svg:x2="5.229cm" svg:y2="2.35cm">
          <text:p/>
        </draw:line>
        <draw:line draw:style-name="gr10" draw:layer="layout" svg:x1="5.146cm" svg:y1="2.434cm" svg:x2="5.313cm" svg:y2="2.434cm">
          <text:p/>
        </draw:line>
        <draw:line draw:style-name="gr10" draw:layer="layout" svg:x1="8.457cm" svg:y1="2.501cm" svg:x2="8.457cm" svg:y2="2.334cm">
          <text:p/>
        </draw:line>
        <draw:line draw:style-name="gr10" draw:layer="layout" svg:x1="8.374cm" svg:y1="2.418cm" svg:x2="8.541cm" svg:y2="2.418cm">
          <text:p/>
        </draw:line>
        <draw:line draw:style-name="gr10" draw:layer="layout" svg:x1="11.684cm" svg:y1="5.951cm" svg:x2="11.684cm" svg:y2="5.785cm">
          <text:p/>
        </draw:line>
        <draw:line draw:style-name="gr10" draw:layer="layout" svg:x1="11.6cm" svg:y1="5.868cm" svg:x2="11.767cm" svg:y2="5.868cm">
          <text:p/>
        </draw:line>
        <draw:line draw:style-name="gr10" draw:layer="layout" svg:x1="2.774cm" svg:y1="0.614cm" svg:x2="2.774cm" svg:y2="0.447cm">
          <text:p/>
        </draw:line>
        <draw:line draw:style-name="gr10" draw:layer="layout" svg:x1="2.691cm" svg:y1="0.53cm" svg:x2="2.857cm" svg:y2="0.53cm">
          <text:p/>
        </draw:line>
        <draw:frame draw:style-name="gr11" draw:layer="layout" svg:width="0.861cm" svg:height="0.28cm" svg:x="1.382cm" svg:y="0.434cm">
          <draw:text-box>
            <text:p><text:span text:style-name="T1">CMVBT</text:span></text:p>
          </draw:text-box>
        </draw:frame>
        <draw:path draw:style-name="gr12" draw:layer="layout" svg:width="9.681cm" svg:height="0.897cm" svg:x="2.003cm" svg:y="0.709cm" svg:viewBox="0 0 9682 898" svg:d="m392 68h758m-1150 830 3226-695 3228-203h3228">
          <text:p/>
        </draw:path>
        <draw:line draw:style-name="gr12" draw:layer="layout" svg:x1="1.92cm" svg:y1="1.523cm" svg:x2="2.088cm" svg:y2="1.691cm">
          <text:p/>
        </draw:line>
        <draw:line draw:style-name="gr12" draw:layer="layout" svg:x1="1.92cm" svg:y1="1.691cm" svg:x2="2.088cm" svg:y2="1.523cm">
          <text:p/>
        </draw:line>
        <draw:line draw:style-name="gr12" draw:layer="layout" svg:x1="5.146cm" svg:y1="0.828cm" svg:x2="5.314cm" svg:y2="0.996cm">
          <text:p/>
        </draw:line>
        <draw:line draw:style-name="gr12" draw:layer="layout" svg:x1="5.146cm" svg:y1="0.996cm" svg:x2="5.314cm" svg:y2="0.828cm">
          <text:p/>
        </draw:line>
        <draw:line draw:style-name="gr12" draw:layer="layout" svg:x1="8.374cm" svg:y1="0.625cm" svg:x2="8.542cm" svg:y2="0.793cm">
          <text:p/>
        </draw:line>
        <draw:line draw:style-name="gr12" draw:layer="layout" svg:x1="8.374cm" svg:y1="0.793cm" svg:x2="8.542cm" svg:y2="0.625cm">
          <text:p/>
        </draw:line>
        <draw:line draw:style-name="gr12" draw:layer="layout" svg:x1="11.6cm" svg:y1="0.625cm" svg:x2="11.768cm" svg:y2="0.793cm">
          <text:p/>
        </draw:line>
        <draw:line draw:style-name="gr12" draw:layer="layout" svg:x1="11.6cm" svg:y1="0.793cm" svg:x2="11.768cm" svg:y2="0.625cm">
          <text:p/>
        </draw:line>
        <draw:line draw:style-name="gr12" draw:layer="layout" svg:x1="2.691cm" svg:y1="0.694cm" svg:x2="2.858cm" svg:y2="0.862cm">
          <text:p/>
        </draw:line>
        <draw:line draw:style-name="gr12" draw:layer="layout" svg:x1="2.691cm" svg:y1="0.862cm" svg:x2="2.858cm" svg:y2="0.694cm">
          <text:p/>
        </draw:lin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13" draw:layer="layout" svg:width="0.637cm" svg:height="0.28cm" svg:x="1.616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34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2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351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17cm" svg:stroke-color="#ff0000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48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8c0000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solid" svg:stroke-width="0.017cm" svg:stroke-color="#006300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solid" draw:fill-color="#0063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822cm" svg:height="0cm" svg:x="1.506cm" svg:y="8.099cm" svg:viewBox="0 0 10823 0" svg:d="m0 0h111m10712 0h-111">
          <text:p/>
        </draw:path>
        <draw:path draw:style-name="gr1" draw:layer="layout" svg:width="10.822cm" svg:height="0cm" svg:x="1.506cm" svg:y="6.799cm" svg:viewBox="0 0 10823 0" svg:d="m0 0h111m10712 0h-111">
          <text:p/>
        </draw:path>
        <draw:frame draw:style-name="gr2" draw:layer="layout" svg:width="0.205cm" svg:height="0.28cm" svg:x="1.152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822cm" svg:height="0cm" svg:x="1.506cm" svg:y="5.498cm" svg:viewBox="0 0 10823 0" svg:d="m0 0h111m10712 0h-111">
          <text:p/>
        </draw:path>
        <draw:frame draw:style-name="gr3" draw:layer="layout" svg:width="0.409cm" svg:height="0.28cm" svg:x="0.946cm" svg:y="6.703cm">
          <draw:text-box>
            <text:p><text:span text:style-name="T1"><text:s/></text:span><text:span text:style-name="T1">0.1</text:span></text:p>
          </draw:text-box>
        </draw:frame>
        <draw:path draw:style-name="gr1" draw:layer="layout" svg:width="10.822cm" svg:height="0cm" svg:x="1.506cm" svg:y="4.198cm" svg:viewBox="0 0 10823 0" svg:d="m0 0h111m10712 0h-111">
          <text:p/>
        </draw:path>
        <draw:frame draw:style-name="gr3" draw:layer="layout" svg:width="0.409cm" svg:height="0.28cm" svg:x="0.946cm" svg:y="5.401cm">
          <draw:text-box>
            <text:p><text:span text:style-name="T1"><text:s/></text:span><text:span text:style-name="T1">0.2</text:span></text:p>
          </draw:text-box>
        </draw:frame>
        <draw:path draw:style-name="gr1" draw:layer="layout" svg:width="10.822cm" svg:height="0cm" svg:x="1.506cm" svg:y="2.898cm" svg:viewBox="0 0 10823 0" svg:d="m0 0h111m10712 0h-111">
          <text:p/>
        </draw:path>
        <draw:frame draw:style-name="gr3" draw:layer="layout" svg:width="0.409cm" svg:height="0.28cm" svg:x="0.946cm" svg:y="4.101cm">
          <draw:text-box>
            <text:p><text:span text:style-name="T1"><text:s/></text:span><text:span text:style-name="T1">0.3</text:span></text:p>
          </draw:text-box>
        </draw:frame>
        <draw:path draw:style-name="gr1" draw:layer="layout" svg:width="10.822cm" svg:height="0cm" svg:x="1.506cm" svg:y="1.596cm" svg:viewBox="0 0 10823 0" svg:d="m0 0h111m10712 0h-111">
          <text:p/>
        </draw:path>
        <draw:frame draw:style-name="gr3" draw:layer="layout" svg:width="0.409cm" svg:height="0.28cm" svg:x="0.946cm" svg:y="2.801cm">
          <draw:text-box>
            <text:p><text:span text:style-name="T1"><text:s/></text:span><text:span text:style-name="T1">0.4</text:span></text:p>
          </draw:text-box>
        </draw:frame>
        <draw:path draw:style-name="gr1" draw:layer="layout" svg:width="10.822cm" svg:height="0cm" svg:x="1.506cm" svg:y="0.296cm" svg:viewBox="0 0 10823 0" svg:d="m0 0h111m10712 0h-111">
          <text:p/>
        </draw:path>
        <draw:frame draw:style-name="gr3" draw:layer="layout" svg:width="0.409cm" svg:height="0.28cm" svg:x="0.946cm" svg:y="1.5cm">
          <draw:text-box>
            <text:p><text:span text:style-name="T1"><text:s/></text:span><text:span text:style-name="T1">0.5</text:span></text:p>
          </draw:text-box>
        </draw:frame>
        <draw:path draw:style-name="gr1" draw:layer="layout" svg:width="0cm" svg:height="7.802cm" svg:x="1.506cm" svg:y="0.296cm" svg:viewBox="0 0 0 7803" svg:d="m0 7803v-111m0-7692v111">
          <text:p/>
        </draw:path>
        <draw:frame draw:style-name="gr3" draw:layer="layout" svg:width="0.409cm" svg:height="0.28cm" svg:x="0.946cm" svg:y="0.2cm">
          <draw:text-box>
            <text:p><text:span text:style-name="T1"><text:s/></text:span><text:span text:style-name="T1">0.6</text:span></text:p>
          </draw:text-box>
        </draw:frame>
        <draw:path draw:style-name="gr1" draw:layer="layout" svg:width="0cm" svg:height="7.802cm" svg:x="3.67cm" svg:y="0.296cm" svg:viewBox="0 0 0 7803" svg:d="m0 7803v-111m0-7692v111">
          <text:p/>
        </draw:path>
        <draw:frame draw:style-name="gr2" draw:layer="layout" svg:width="0.205cm" svg:height="0.28cm" svg:x="1.403cm" svg:y="8.25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0cm" svg:height="7.802cm" svg:x="5.834cm" svg:y="0.296cm" svg:viewBox="0 0 0 7803" svg:d="m0 7803v-111m0-7692v111">
          <text:p/>
        </draw:path>
        <draw:frame draw:style-name="gr4" draw:layer="layout" svg:width="0.341cm" svg:height="0.28cm" svg:x="3.499cm" svg:y="8.25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0cm" svg:height="7.802cm" svg:x="8.001cm" svg:y="0.296cm" svg:viewBox="0 0 0 7803" svg:d="m0 7803v-111m0-7692v111">
          <text:p/>
        </draw:path>
        <draw:frame draw:style-name="gr4" draw:layer="layout" svg:width="0.341cm" svg:height="0.28cm" svg:x="5.663cm" svg:y="8.25cm">
          <draw:text-box>
            <text:p><text:span text:style-name="T1"><text:s/></text:span><text:span text:style-name="T1">40</text:span></text:p>
          </draw:text-box>
        </draw:frame>
        <draw:path draw:style-name="gr1" draw:layer="layout" svg:width="0cm" svg:height="7.802cm" svg:x="10.165cm" svg:y="0.296cm" svg:viewBox="0 0 0 7803" svg:d="m0 7803v-111m0-7692v111">
          <text:p/>
        </draw:path>
        <draw:frame draw:style-name="gr4" draw:layer="layout" svg:width="0.341cm" svg:height="0.28cm" svg:x="7.829cm" svg:y="8.25cm">
          <draw:text-box>
            <text:p><text:span text:style-name="T1"><text:s/></text:span><text:span text:style-name="T1">60</text:span></text:p>
          </draw:text-box>
        </draw:frame>
        <draw:path draw:style-name="gr1" draw:layer="layout" svg:width="0cm" svg:height="7.802cm" svg:x="12.329cm" svg:y="0.296cm" svg:viewBox="0 0 0 7803" svg:d="m0 7803v-111m0-7692v111">
          <text:p/>
        </draw:path>
        <draw:frame draw:style-name="gr4" draw:layer="layout" svg:width="0.341cm" svg:height="0.28cm" svg:x="9.993cm" svg:y="8.25cm">
          <draw:text-box>
            <text:p><text:span text:style-name="T1"><text:s/></text:span><text:span text:style-name="T1">80</text:span></text:p>
          </draw:text-box>
        </draw:fram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5" draw:layer="layout" svg:width="0.476cm" svg:height="0.28cm" svg:x="12.089cm" svg:y="8.25cm">
          <draw:text-box>
            <text:p><text:span text:style-name="T1"><text:s/></text:span><text:span text:style-name="T1">100</text:span></text:p>
          </draw:text-box>
        </draw:frame>
        <draw:frame draw:style-name="gr6" draw:layer="layout" svg:width="0.167cm" svg:height="0.28cm" draw:transform="rotate (1.5707963267946) translate (0.397cm 5.014cm)">
          <draw:text-box>
            <text:p><text:span text:style-name="T1">P</text:span></text:p>
          </draw:text-box>
        </draw:frame>
        <draw:frame draw:style-name="gr6" draw:layer="layout" svg:width="0.137cm" svg:height="0.28cm" draw:transform="rotate (1.5707963267946) translate (0.397cm 4.85cm)">
          <draw:text-box>
            <text:p><text:span text:style-name="T1">a</text:span></text:p>
          </draw:text-box>
        </draw:frame>
        <draw:frame draw:style-name="gr6" draw:layer="layout" svg:width="0.137cm" svg:height="0.28cm" draw:transform="rotate (1.5707963267946) translate (0.397cm 4.712cm)">
          <draw:text-box>
            <text:p><text:span text:style-name="T1">g</text:span></text:p>
          </draw:text-box>
        </draw:frame>
        <draw:frame draw:style-name="gr6" draw:layer="layout" svg:width="0.137cm" svg:height="0.28cm" draw:transform="rotate (1.5707963267946) translate (0.397cm 4.575cm)">
          <draw:text-box>
            <text:p><text:span text:style-name="T1">e</text:span></text:p>
          </draw:text-box>
        </draw:frame>
        <draw:frame draw:style-name="gr6" draw:layer="layout" svg:width="0.07cm" svg:height="0.28cm" draw:transform="rotate (1.5707963267946) translate (0.397cm 4.438cm)">
          <draw:text-box>
            <text:p><text:span text:style-name="T1"><text:s/></text:span></text:p>
          </draw:text-box>
        </draw:frame>
        <draw:frame draw:style-name="gr6" draw:layer="layout" svg:width="0.082cm" svg:height="0.28cm" draw:transform="rotate (1.5707963267946) translate (0.397cm 4.369cm)">
          <draw:text-box>
            <text:p><text:span text:style-name="T1">r</text:span></text:p>
          </draw:text-box>
        </draw:frame>
        <draw:frame draw:style-name="gr6" draw:layer="layout" svg:width="0.137cm" svg:height="0.28cm" draw:transform="rotate (1.5707963267946) translate (0.397cm 4.287cm)">
          <draw:text-box>
            <text:p><text:span text:style-name="T1">e</text:span></text:p>
          </draw:text-box>
        </draw:frame>
        <draw:frame draw:style-name="gr6" draw:layer="layout" svg:width="0.137cm" svg:height="0.28cm" draw:transform="rotate (1.5707963267946) translate (0.397cm 4.15cm)">
          <draw:text-box>
            <text:p><text:span text:style-name="T1">a</text:span></text:p>
          </draw:text-box>
        </draw:frame>
        <draw:frame draw:style-name="gr6" draw:layer="layout" svg:width="0.137cm" svg:height="0.28cm" draw:transform="rotate (1.5707963267946) translate (0.397cm 4.012cm)">
          <draw:text-box>
            <text:p><text:span text:style-name="T1">d</text:span></text:p>
          </draw:text-box>
        </draw:frame>
        <draw:frame draw:style-name="gr6" draw:layer="layout" svg:width="0.125cm" svg:height="0.28cm" draw:transform="rotate (1.5707963267946) translate (0.397cm 3.875cm)">
          <draw:text-box>
            <text:p><text:span text:style-name="T1">s</text:span></text:p>
          </draw:text-box>
        </draw:frame>
        <draw:frame draw:style-name="gr6" draw:layer="layout" svg:width="0.07cm" svg:height="0.28cm" draw:transform="rotate (1.5707963267946) translate (0.397cm 3.752cm)">
          <draw:text-box>
            <text:p><text:span text:style-name="T1"><text:s/></text:span></text:p>
          </draw:text-box>
        </draw:frame>
        <draw:frame draw:style-name="gr6" draw:layer="layout" svg:width="0.07cm" svg:height="0.28cm" draw:transform="rotate (1.5707963267946) translate (0.397cm 3.683cm)">
          <draw:text-box>
            <text:p><text:span text:style-name="T1">/</text:span></text:p>
          </draw:text-box>
        </draw:frame>
        <draw:frame draw:style-name="gr6" draw:layer="layout" svg:width="0.07cm" svg:height="0.28cm" draw:transform="rotate (1.5707963267946) translate (0.397cm 3.614cm)">
          <draw:text-box>
            <text:p><text:span text:style-name="T1"><text:s/></text:span></text:p>
          </draw:text-box>
        </draw:frame>
        <draw:frame draw:style-name="gr6" draw:layer="layout" svg:width="0.137cm" svg:height="0.28cm" draw:transform="rotate (1.5707963267946) translate (0.397cm 3.546cm)">
          <draw:text-box>
            <text:p><text:span text:style-name="T1">a</text:span></text:p>
          </draw:text-box>
        </draw:frame>
        <draw:frame draw:style-name="gr6" draw:layer="layout" svg:width="0.125cm" svg:height="0.28cm" draw:transform="rotate (1.5707963267946) translate (0.397cm 3.408cm)">
          <draw:text-box>
            <text:p><text:span text:style-name="T1">c</text:span></text:p>
          </draw:text-box>
        </draw:frame>
        <draw:frame draw:style-name="gr6" draw:layer="layout" svg:width="0.07cm" svg:height="0.28cm" draw:transform="rotate (1.5707963267946) translate (0.397cm 3.285cm)">
          <draw:text-box>
            <text:p><text:span text:style-name="T1">t</text:span></text:p>
          </draw:text-box>
        </draw:frame>
        <draw:frame draw:style-name="gr6" draw:layer="layout" svg:width="0.057cm" svg:height="0.28cm" draw:transform="rotate (1.5707963267946) translate (0.397cm 3.216cm)">
          <draw:text-box>
            <text:p><text:span text:style-name="T1">i</text:span></text:p>
          </draw:text-box>
        </draw:frame>
        <draw:frame draw:style-name="gr6" draw:layer="layout" svg:width="0.137cm" svg:height="0.28cm" draw:transform="rotate (1.5707963267946) translate (0.397cm 3.161cm)">
          <draw:text-box>
            <text:p><text:span text:style-name="T1">o</text:span></text:p>
          </draw:text-box>
        </draw:frame>
        <draw:frame draw:style-name="gr6" draw:layer="layout" svg:width="0.137cm" svg:height="0.28cm" draw:transform="rotate (1.5707963267946) translate (0.397cm 3.024cm)">
          <draw:text-box>
            <text:p><text:span text:style-name="T1">n</text:span></text:p>
          </draw:text-box>
        </draw:frame>
        <draw:frame draw:style-name="gr7" draw:layer="layout" svg:width="1.361cm" svg:height="0.28cm" svg:x="6.231cm" svg:y="8.62cm">
          <draw:text-box>
            <text:p><text:span text:style-name="T1">Updates (%)</text:span></text:p>
          </draw:text-box>
        </draw:frame>
        <draw:path draw:style-name="gr8" draw:layer="layout" svg:width="10.823cm" svg:height="5.555cm" svg:x="1.506cm" svg:y="1.322cm" svg:viewBox="0 0 10824 5556" svg:d="m9769 5556h759m-10528-5411 541 51 542-92 1081 15 3247 38 5413-157">
          <text:p/>
        </draw:path>
        <draw:line draw:style-name="gr8" draw:layer="layout" svg:x1="1.506cm" svg:y1="1.55cm" svg:x2="1.506cm" svg:y2="1.384cm">
          <text:p/>
        </draw:line>
        <draw:line draw:style-name="gr8" draw:layer="layout" svg:x1="1.423cm" svg:y1="1.467cm" svg:x2="1.589cm" svg:y2="1.467cm">
          <text:p/>
        </draw:line>
        <draw:line draw:style-name="gr8" draw:layer="layout" svg:x1="2.047cm" svg:y1="1.602cm" svg:x2="2.047cm" svg:y2="1.435cm">
          <text:p/>
        </draw:line>
        <draw:line draw:style-name="gr8" draw:layer="layout" svg:x1="1.964cm" svg:y1="1.518cm" svg:x2="2.131cm" svg:y2="1.518cm">
          <text:p/>
        </draw:line>
        <draw:line draw:style-name="gr8" draw:layer="layout" svg:x1="2.589cm" svg:y1="1.51cm" svg:x2="2.589cm" svg:y2="1.343cm">
          <text:p/>
        </draw:line>
        <draw:line draw:style-name="gr8" draw:layer="layout" svg:x1="2.506cm" svg:y1="1.426cm" svg:x2="2.672cm" svg:y2="1.426cm">
          <text:p/>
        </draw:line>
        <draw:line draw:style-name="gr8" draw:layer="layout" svg:x1="3.67cm" svg:y1="1.524cm" svg:x2="3.67cm" svg:y2="1.357cm">
          <text:p/>
        </draw:line>
        <draw:line draw:style-name="gr8" draw:layer="layout" svg:x1="3.587cm" svg:y1="1.441cm" svg:x2="3.754cm" svg:y2="1.441cm">
          <text:p/>
        </draw:line>
        <draw:line draw:style-name="gr8" draw:layer="layout" svg:x1="6.917cm" svg:y1="1.563cm" svg:x2="6.917cm" svg:y2="1.396cm">
          <text:p/>
        </draw:line>
        <draw:line draw:style-name="gr8" draw:layer="layout" svg:x1="6.834cm" svg:y1="1.479cm" svg:x2="7.001cm" svg:y2="1.479cm">
          <text:p/>
        </draw:line>
        <draw:line draw:style-name="gr8" draw:layer="layout" svg:x1="12.329cm" svg:y1="1.406cm" svg:x2="12.329cm" svg:y2="1.239cm">
          <text:p/>
        </draw:line>
        <draw:line draw:style-name="gr8" draw:layer="layout" svg:x1="12.246cm" svg:y1="1.322cm" svg:x2="12.412cm" svg:y2="1.322cm">
          <text:p/>
        </draw:line>
        <draw:line draw:style-name="gr8" draw:layer="layout" svg:x1="11.654cm" svg:y1="6.96cm" svg:x2="11.654cm" svg:y2="6.794cm">
          <text:p/>
        </draw:line>
        <draw:line draw:style-name="gr8" draw:layer="layout" svg:x1="11.57cm" svg:y1="6.877cm" svg:x2="11.737cm" svg:y2="6.877cm">
          <text:p/>
        </draw:line>
        <draw:frame draw:style-name="gr9" draw:layer="layout" svg:width="1.484cm" svg:height="0.28cm" svg:x="9.637cm" svg:y="6.781cm">
          <draw:text-box>
            <text:p><text:span text:style-name="T1">CMVBT, m=1</text:span></text:p>
          </draw:text-box>
        </draw:frame>
        <draw:path draw:style-name="gr10" draw:layer="layout" svg:width="10.823cm" svg:height="5.802cm" svg:x="1.506cm" svg:y="1.322cm" svg:viewBox="0 0 10824 5803" svg:d="m9769 5803h759m-10528-5658 541 51 542-116 1081 24 3247-24 5413-80">
          <text:p/>
        </draw:path>
        <draw:line draw:style-name="gr10" draw:layer="layout" svg:x1="1.423cm" svg:y1="1.384cm" svg:x2="1.59cm" svg:y2="1.551cm">
          <text:p/>
        </draw:line>
        <draw:line draw:style-name="gr10" draw:layer="layout" svg:x1="1.423cm" svg:y1="1.551cm" svg:x2="1.59cm" svg:y2="1.384cm">
          <text:p/>
        </draw:line>
        <draw:line draw:style-name="gr10" draw:layer="layout" svg:x1="1.964cm" svg:y1="1.435cm" svg:x2="2.132cm" svg:y2="1.603cm">
          <text:p/>
        </draw:line>
        <draw:line draw:style-name="gr10" draw:layer="layout" svg:x1="1.964cm" svg:y1="1.603cm" svg:x2="2.132cm" svg:y2="1.435cm">
          <text:p/>
        </draw:line>
        <draw:line draw:style-name="gr10" draw:layer="layout" svg:x1="2.506cm" svg:y1="1.318cm" svg:x2="2.673cm" svg:y2="1.486cm">
          <text:p/>
        </draw:line>
        <draw:line draw:style-name="gr10" draw:layer="layout" svg:x1="2.506cm" svg:y1="1.486cm" svg:x2="2.673cm" svg:y2="1.318cm">
          <text:p/>
        </draw:line>
        <draw:line draw:style-name="gr10" draw:layer="layout" svg:x1="3.587cm" svg:y1="1.343cm" svg:x2="3.755cm" svg:y2="1.511cm">
          <text:p/>
        </draw:line>
        <draw:line draw:style-name="gr10" draw:layer="layout" svg:x1="3.587cm" svg:y1="1.511cm" svg:x2="3.755cm" svg:y2="1.343cm">
          <text:p/>
        </draw:line>
        <draw:line draw:style-name="gr10" draw:layer="layout" svg:x1="6.834cm" svg:y1="1.318cm" svg:x2="7.002cm" svg:y2="1.486cm">
          <text:p/>
        </draw:line>
        <draw:line draw:style-name="gr10" draw:layer="layout" svg:x1="6.834cm" svg:y1="1.486cm" svg:x2="7.002cm" svg:y2="1.318cm">
          <text:p/>
        </draw:line>
        <draw:line draw:style-name="gr10" draw:layer="layout" svg:x1="12.246cm" svg:y1="1.239cm" svg:x2="12.413cm" svg:y2="1.407cm">
          <text:p/>
        </draw:line>
        <draw:line draw:style-name="gr10" draw:layer="layout" svg:x1="12.246cm" svg:y1="1.407cm" svg:x2="12.413cm" svg:y2="1.239cm">
          <text:p/>
        </draw:line>
        <draw:line draw:style-name="gr10" draw:layer="layout" svg:x1="11.57cm" svg:y1="7.041cm" svg:x2="11.738cm" svg:y2="7.208cm">
          <text:p/>
        </draw:line>
        <draw:line draw:style-name="gr10" draw:layer="layout" svg:x1="11.57cm" svg:y1="7.208cm" svg:x2="11.738cm" svg:y2="7.041cm">
          <text:p/>
        </draw:line>
        <draw:frame draw:style-name="gr9" draw:layer="layout" svg:width="1.484cm" svg:height="0.28cm" svg:x="9.637cm" svg:y="7.028cm">
          <draw:text-box>
            <text:p><text:span text:style-name="T1">CMVBT, m=5</text:span></text:p>
          </draw:text-box>
        </draw:frame>
        <draw:path draw:style-name="gr11" draw:layer="layout" svg:width="10.823cm" svg:height="6.049cm" svg:x="1.506cm" svg:y="1.322cm" svg:viewBox="0 0 10824 6050" svg:d="m9769 6050h759m-10528-5905 541 64 542-129 1081 12 3247 27 5413-119">
          <text:p/>
        </draw:path>
        <draw:line draw:style-name="gr11" draw:layer="layout" svg:x1="1.506cm" svg:y1="1.55cm" svg:x2="1.506cm" svg:y2="1.384cm">
          <text:p/>
        </draw:line>
        <draw:line draw:style-name="gr11" draw:layer="layout" svg:x1="1.423cm" svg:y1="1.467cm" svg:x2="1.589cm" svg:y2="1.467cm">
          <text:p/>
        </draw:line>
        <draw:line draw:style-name="gr11" draw:layer="layout" svg:x1="1.423cm" svg:y1="1.384cm" svg:x2="1.59cm" svg:y2="1.551cm">
          <text:p/>
        </draw:line>
        <draw:line draw:style-name="gr11" draw:layer="layout" svg:x1="1.423cm" svg:y1="1.551cm" svg:x2="1.59cm" svg:y2="1.384cm">
          <text:p/>
        </draw:line>
        <draw:line draw:style-name="gr11" draw:layer="layout" svg:x1="2.047cm" svg:y1="1.614cm" svg:x2="2.047cm" svg:y2="1.447cm">
          <text:p/>
        </draw:line>
        <draw:line draw:style-name="gr11" draw:layer="layout" svg:x1="1.964cm" svg:y1="1.531cm" svg:x2="2.131cm" svg:y2="1.531cm">
          <text:p/>
        </draw:line>
        <draw:line draw:style-name="gr11" draw:layer="layout" svg:x1="1.964cm" svg:y1="1.447cm" svg:x2="2.132cm" svg:y2="1.615cm">
          <text:p/>
        </draw:line>
        <draw:line draw:style-name="gr11" draw:layer="layout" svg:x1="1.964cm" svg:y1="1.615cm" svg:x2="2.132cm" svg:y2="1.447cm">
          <text:p/>
        </draw:line>
        <draw:line draw:style-name="gr11" draw:layer="layout" svg:x1="2.589cm" svg:y1="1.485cm" svg:x2="2.589cm" svg:y2="1.318cm">
          <text:p/>
        </draw:line>
        <draw:line draw:style-name="gr11" draw:layer="layout" svg:x1="2.506cm" svg:y1="1.402cm" svg:x2="2.672cm" svg:y2="1.402cm">
          <text:p/>
        </draw:line>
        <draw:line draw:style-name="gr11" draw:layer="layout" svg:x1="2.506cm" svg:y1="1.318cm" svg:x2="2.673cm" svg:y2="1.486cm">
          <text:p/>
        </draw:line>
        <draw:line draw:style-name="gr11" draw:layer="layout" svg:x1="2.506cm" svg:y1="1.486cm" svg:x2="2.673cm" svg:y2="1.318cm">
          <text:p/>
        </draw:line>
        <draw:line draw:style-name="gr11" draw:layer="layout" svg:x1="3.67cm" svg:y1="1.497cm" svg:x2="3.67cm" svg:y2="1.331cm">
          <text:p/>
        </draw:line>
        <draw:line draw:style-name="gr11" draw:layer="layout" svg:x1="3.587cm" svg:y1="1.414cm" svg:x2="3.754cm" svg:y2="1.414cm">
          <text:p/>
        </draw:line>
        <draw:line draw:style-name="gr11" draw:layer="layout" svg:x1="3.587cm" svg:y1="1.331cm" svg:x2="3.755cm" svg:y2="1.498cm">
          <text:p/>
        </draw:line>
        <draw:line draw:style-name="gr11" draw:layer="layout" svg:x1="3.587cm" svg:y1="1.498cm" svg:x2="3.755cm" svg:y2="1.331cm">
          <text:p/>
        </draw:line>
        <draw:line draw:style-name="gr11" draw:layer="layout" svg:x1="6.917cm" svg:y1="1.524cm" svg:x2="6.917cm" svg:y2="1.357cm">
          <text:p/>
        </draw:line>
        <draw:line draw:style-name="gr11" draw:layer="layout" svg:x1="6.834cm" svg:y1="1.441cm" svg:x2="7.001cm" svg:y2="1.441cm">
          <text:p/>
        </draw:line>
        <draw:line draw:style-name="gr11" draw:layer="layout" svg:x1="6.834cm" svg:y1="1.357cm" svg:x2="7.002cm" svg:y2="1.525cm">
          <text:p/>
        </draw:line>
        <draw:line draw:style-name="gr11" draw:layer="layout" svg:x1="6.834cm" svg:y1="1.525cm" svg:x2="7.002cm" svg:y2="1.357cm">
          <text:p/>
        </draw:line>
        <draw:line draw:style-name="gr11" draw:layer="layout" svg:x1="12.329cm" svg:y1="1.406cm" svg:x2="12.329cm" svg:y2="1.239cm">
          <text:p/>
        </draw:line>
        <draw:line draw:style-name="gr11" draw:layer="layout" svg:x1="12.246cm" svg:y1="1.322cm" svg:x2="12.412cm" svg:y2="1.322cm">
          <text:p/>
        </draw:line>
        <draw:line draw:style-name="gr11" draw:layer="layout" svg:x1="12.246cm" svg:y1="1.239cm" svg:x2="12.413cm" svg:y2="1.407cm">
          <text:p/>
        </draw:line>
        <draw:line draw:style-name="gr11" draw:layer="layout" svg:x1="12.246cm" svg:y1="1.407cm" svg:x2="12.413cm" svg:y2="1.239cm">
          <text:p/>
        </draw:line>
        <draw:line draw:style-name="gr11" draw:layer="layout" svg:x1="11.654cm" svg:y1="7.454cm" svg:x2="11.654cm" svg:y2="7.287cm">
          <text:p/>
        </draw:line>
        <draw:line draw:style-name="gr11" draw:layer="layout" svg:x1="11.57cm" svg:y1="7.371cm" svg:x2="11.737cm" svg:y2="7.371cm">
          <text:p/>
        </draw:line>
        <draw:line draw:style-name="gr11" draw:layer="layout" svg:x1="11.57cm" svg:y1="7.287cm" svg:x2="11.738cm" svg:y2="7.455cm">
          <text:p/>
        </draw:line>
        <draw:line draw:style-name="gr11" draw:layer="layout" svg:x1="11.57cm" svg:y1="7.455cm" svg:x2="11.738cm" svg:y2="7.287cm">
          <text:p/>
        </draw:line>
        <draw:frame draw:style-name="gr12" draw:layer="layout" svg:width="1.619cm" svg:height="0.28cm" svg:x="9.5cm" svg:y="7.275cm">
          <draw:text-box>
            <text:p><text:span text:style-name="T1">CMVBT, m=10</text:span></text:p>
          </draw:text-box>
        </draw:frame>
        <draw:path draw:style-name="gr13" draw:layer="layout" svg:width="10.823cm" svg:height="6.296cm" svg:x="1.506cm" svg:y="1.322cm" svg:viewBox="0 0 10824 6297" svg:d="m9769 6297h759m-10528-6152 541 78 542-119 1081 53 3247-157h5413">
          <text:p/>
        </draw:path>
        <draw:polygon draw:style-name="gr13" draw:layer="layout" svg:width="0.166cm" svg:height="0.166cm" svg:x="1.423cm" svg:y="1.384cm" svg:viewBox="0 0 167 167" draw:points="0,167 167,167 167,0 0,0">
          <text:p/>
        </draw:polygon>
        <draw:polyline draw:style-name="gr13" draw:layer="layout" svg:width="0cm" svg:height="0cm" svg:x="1.506cm" svg:y="1.467cm" svg:viewBox="0 0 0 0" draw:points="0,0">
          <text:p/>
        </draw:polyline>
        <draw:polygon draw:style-name="gr13" draw:layer="layout" svg:width="0.167cm" svg:height="0.167cm" svg:x="1.964cm" svg:y="1.461cm" svg:viewBox="0 0 168 168" draw:points="0,168 168,168 168,0 0,0">
          <text:p/>
        </draw:polygon>
        <draw:polyline draw:style-name="gr13" draw:layer="layout" svg:width="0cm" svg:height="0cm" svg:x="2.047cm" svg:y="1.545cm" svg:viewBox="0 0 0 0" draw:points="0,0">
          <text:p/>
        </draw:polyline>
        <draw:polygon draw:style-name="gr13" draw:layer="layout" svg:width="0.166cm" svg:height="0.167cm" svg:x="2.506cm" svg:y="1.343cm" svg:viewBox="0 0 167 168" draw:points="0,168 167,168 167,0 0,0">
          <text:p/>
        </draw:polygon>
        <draw:polyline draw:style-name="gr13" draw:layer="layout" svg:width="0cm" svg:height="0cm" svg:x="2.589cm" svg:y="1.426cm" svg:viewBox="0 0 0 0" draw:points="0,0">
          <text:p/>
        </draw:polyline>
        <draw:polygon draw:style-name="gr13" draw:layer="layout" svg:width="0.167cm" svg:height="0.167cm" svg:x="3.587cm" svg:y="1.396cm" svg:viewBox="0 0 168 168" draw:points="0,168 168,168 168,0 0,0">
          <text:p/>
        </draw:polygon>
        <draw:polyline draw:style-name="gr13" draw:layer="layout" svg:width="0cm" svg:height="0cm" svg:x="3.67cm" svg:y="1.479cm" svg:viewBox="0 0 0 0" draw:points="0,0">
          <text:p/>
        </draw:polyline>
        <draw:polygon draw:style-name="gr13" draw:layer="layout" svg:width="0.167cm" svg:height="0.167cm" svg:x="6.834cm" svg:y="1.239cm" svg:viewBox="0 0 168 168" draw:points="0,168 168,168 168,0 0,0">
          <text:p/>
        </draw:polygon>
        <draw:polyline draw:style-name="gr13" draw:layer="layout" svg:width="0cm" svg:height="0cm" svg:x="6.917cm" svg:y="1.322cm" svg:viewBox="0 0 0 0" draw:points="0,0">
          <text:p/>
        </draw:polyline>
        <draw:polygon draw:style-name="gr13" draw:layer="layout" svg:width="0.166cm" svg:height="0.167cm" svg:x="12.246cm" svg:y="1.239cm" svg:viewBox="0 0 167 168" draw:points="0,168 167,168 167,0 0,0">
          <text:p/>
        </draw:polygon>
        <draw:polyline draw:style-name="gr13" draw:layer="layout" svg:width="0cm" svg:height="0cm" svg:x="12.329cm" svg:y="1.322cm" svg:viewBox="0 0 0 0" draw:points="0,0">
          <text:p/>
        </draw:polyline>
        <draw:polygon draw:style-name="gr13" draw:layer="layout" svg:width="0.167cm" svg:height="0.167cm" svg:x="11.57cm" svg:y="7.534cm" svg:viewBox="0 0 168 168" draw:points="0,168 168,168 168,0 0,0">
          <text:p/>
        </draw:polygon>
        <draw:polyline draw:style-name="gr13" draw:layer="layout" svg:width="0cm" svg:height="0cm" svg:x="11.654cm" svg:y="7.618cm" svg:viewBox="0 0 0 0" draw:points="0,0">
          <text:p/>
        </draw:polyline>
        <draw:frame draw:style-name="gr12" draw:layer="layout" svg:width="1.619cm" svg:height="0.28cm" svg:x="9.5cm" svg:y="7.522cm">
          <draw:text-box>
            <text:p><text:span text:style-name="T1">CMVBT, m=50</text:span></text:p>
          </draw:text-box>
        </draw:frame>
        <draw:path draw:style-name="gr14" draw:layer="layout" svg:width="10.823cm" svg:height="7.165cm" svg:x="1.506cm" svg:y="0.7cm" svg:viewBox="0 0 10824 7166" svg:d="m9769 7166h759m-10528-6919 541 12 542 27 1081 51 3247-143 5413-194">
          <text:p/>
        </draw:path>
        <draw:polygon draw:style-name="gr15" draw:layer="layout" svg:width="0.166cm" svg:height="0.167cm" svg:x="1.423cm" svg:y="0.863cm" svg:viewBox="0 0 167 168" draw:points="0,168 167,168 167,0 0,0">
          <text:p/>
        </draw:polygon>
        <draw:polygon draw:style-name="gr15" draw:layer="layout" svg:width="0.167cm" svg:height="0.166cm" svg:x="1.964cm" svg:y="0.876cm" svg:viewBox="0 0 168 167" draw:points="0,167 168,167 168,0 0,0">
          <text:p/>
        </draw:polygon>
        <draw:polygon draw:style-name="gr15" draw:layer="layout" svg:width="0.166cm" svg:height="0.167cm" svg:x="2.506cm" svg:y="0.902cm" svg:viewBox="0 0 167 168" draw:points="0,168 167,168 167,0 0,0">
          <text:p/>
        </draw:polygon>
        <draw:polygon draw:style-name="gr15" draw:layer="layout" svg:width="0.167cm" svg:height="0.167cm" svg:x="3.587cm" svg:y="0.953cm" svg:viewBox="0 0 168 168" draw:points="0,168 168,168 168,0 0,0">
          <text:p/>
        </draw:polygon>
        <draw:polygon draw:style-name="gr15" draw:layer="layout" svg:width="0.167cm" svg:height="0.167cm" svg:x="6.834cm" svg:y="0.81cm" svg:viewBox="0 0 168 168" draw:points="0,168 168,168 168,0 0,0">
          <text:p/>
        </draw:polygon>
        <draw:polygon draw:style-name="gr15" draw:layer="layout" svg:width="0.166cm" svg:height="0.167cm" svg:x="12.246cm" svg:y="0.616cm" svg:viewBox="0 0 167 168" draw:points="0,168 167,168 167,0 0,0">
          <text:p/>
        </draw:polygon>
        <draw:polygon draw:style-name="gr15" draw:layer="layout" svg:width="0.167cm" svg:height="0.167cm" svg:x="11.57cm" svg:y="7.781cm" svg:viewBox="0 0 168 168" draw:points="0,168 168,168 168,0 0,0">
          <text:p/>
        </draw:polygon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16" draw:layer="layout" svg:width="0.637cm" svg:height="0.28cm" svg:x="10.495cm" svg:y="7.769cm">
          <draw:text-box>
            <text:p><text:span text:style-name="T1">TSBT</text:span></text:p>
          </draw:text-box>
        </draw:fram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34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2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351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17cm" svg:stroke-color="#ff0000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48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8c0000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solid" svg:stroke-width="0.017cm" svg:stroke-color="#006300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solid" draw:fill-color="#0063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822cm" svg:height="0cm" svg:x="1.506cm" svg:y="8.099cm" svg:viewBox="0 0 10823 0" svg:d="m0 0h111m10712 0h-111">
          <text:p/>
        </draw:path>
        <draw:path draw:style-name="gr1" draw:layer="layout" svg:width="10.822cm" svg:height="0cm" svg:x="1.506cm" svg:y="7.32cm" svg:viewBox="0 0 10823 0" svg:d="m0 0h111m10712 0h-111">
          <text:p/>
        </draw:path>
        <draw:frame draw:style-name="gr2" draw:layer="layout" svg:width="0.205cm" svg:height="0.28cm" svg:x="1.152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822cm" svg:height="0cm" svg:x="1.506cm" svg:y="6.538cm" svg:viewBox="0 0 10823 0" svg:d="m0 0h111m10712 0h-111">
          <text:p/>
        </draw:path>
        <draw:frame draw:style-name="gr3" draw:layer="layout" svg:width="0.409cm" svg:height="0.28cm" svg:x="0.946cm" svg:y="7.223cm">
          <draw:text-box>
            <text:p><text:span text:style-name="T1"><text:s/></text:span><text:span text:style-name="T1">0.5</text:span></text:p>
          </draw:text-box>
        </draw:frame>
        <draw:path draw:style-name="gr1" draw:layer="layout" svg:width="10.822cm" svg:height="0cm" svg:x="1.506cm" svg:y="5.759cm" svg:viewBox="0 0 10823 0" svg:d="m0 0h111m10712 0h-111">
          <text:p/>
        </draw:path>
        <draw:frame draw:style-name="gr2" draw:layer="layout" svg:width="0.205cm" svg:height="0.28cm" svg:x="1.152cm" svg:y="6.442cm">
          <draw:text-box>
            <text:p><text:span text:style-name="T1"><text:s/></text:span><text:span text:style-name="T1">1</text:span></text:p>
          </draw:text-box>
        </draw:frame>
        <draw:path draw:style-name="gr1" draw:layer="layout" svg:width="10.822cm" svg:height="0cm" svg:x="1.506cm" svg:y="4.977cm" svg:viewBox="0 0 10823 0" svg:d="m0 0h111m10712 0h-111">
          <text:p/>
        </draw:path>
        <draw:frame draw:style-name="gr3" draw:layer="layout" svg:width="0.409cm" svg:height="0.28cm" svg:x="0.946cm" svg:y="5.662cm">
          <draw:text-box>
            <text:p><text:span text:style-name="T1"><text:s/></text:span><text:span text:style-name="T1">1.5</text:span></text:p>
          </draw:text-box>
        </draw:frame>
        <draw:path draw:style-name="gr1" draw:layer="layout" svg:width="10.822cm" svg:height="0cm" svg:x="1.506cm" svg:y="4.198cm" svg:viewBox="0 0 10823 0" svg:d="m0 0h111m10712 0h-111">
          <text:p/>
        </draw:path>
        <draw:frame draw:style-name="gr2" draw:layer="layout" svg:width="0.205cm" svg:height="0.28cm" svg:x="1.152cm" svg:y="4.881cm">
          <draw:text-box>
            <text:p><text:span text:style-name="T1"><text:s/></text:span><text:span text:style-name="T1">2</text:span></text:p>
          </draw:text-box>
        </draw:frame>
        <draw:path draw:style-name="gr1" draw:layer="layout" svg:width="10.822cm" svg:height="0cm" svg:x="1.506cm" svg:y="3.418cm" svg:viewBox="0 0 10823 0" svg:d="m0 0h111m10712 0h-111">
          <text:p/>
        </draw:path>
        <draw:frame draw:style-name="gr3" draw:layer="layout" svg:width="0.409cm" svg:height="0.28cm" svg:x="0.946cm" svg:y="4.101cm">
          <draw:text-box>
            <text:p><text:span text:style-name="T1"><text:s/></text:span><text:span text:style-name="T1">2.5</text:span></text:p>
          </draw:text-box>
        </draw:frame>
        <draw:path draw:style-name="gr1" draw:layer="layout" svg:width="10.822cm" svg:height="0cm" svg:x="1.506cm" svg:y="2.637cm" svg:viewBox="0 0 10823 0" svg:d="m0 0h111m10712 0h-111">
          <text:p/>
        </draw:path>
        <draw:frame draw:style-name="gr2" draw:layer="layout" svg:width="0.205cm" svg:height="0.28cm" svg:x="1.152cm" svg:y="3.322cm">
          <draw:text-box>
            <text:p><text:span text:style-name="T1"><text:s/></text:span><text:span text:style-name="T1">3</text:span></text:p>
          </draw:text-box>
        </draw:frame>
        <draw:path draw:style-name="gr1" draw:layer="layout" svg:width="10.822cm" svg:height="0cm" svg:x="1.506cm" svg:y="1.857cm" svg:viewBox="0 0 10823 0" svg:d="m0 0h111m10712 0h-111">
          <text:p/>
        </draw:path>
        <draw:frame draw:style-name="gr3" draw:layer="layout" svg:width="0.409cm" svg:height="0.28cm" svg:x="0.946cm" svg:y="2.54cm">
          <draw:text-box>
            <text:p><text:span text:style-name="T1"><text:s/></text:span><text:span text:style-name="T1">3.5</text:span></text:p>
          </draw:text-box>
        </draw:frame>
        <draw:path draw:style-name="gr1" draw:layer="layout" svg:width="10.822cm" svg:height="0cm" svg:x="1.506cm" svg:y="1.075cm" svg:viewBox="0 0 10823 0" svg:d="m0 0h111m10712 0h-111">
          <text:p/>
        </draw:path>
        <draw:frame draw:style-name="gr2" draw:layer="layout" svg:width="0.205cm" svg:height="0.28cm" svg:x="1.152cm" svg:y="1.761cm">
          <draw:text-box>
            <text:p><text:span text:style-name="T1"><text:s/></text:span><text:span text:style-name="T1">4</text:span></text:p>
          </draw:text-box>
        </draw:frame>
        <draw:path draw:style-name="gr1" draw:layer="layout" svg:width="10.822cm" svg:height="0cm" svg:x="1.506cm" svg:y="0.296cm" svg:viewBox="0 0 10823 0" svg:d="m0 0h111m10712 0h-111">
          <text:p/>
        </draw:path>
        <draw:frame draw:style-name="gr3" draw:layer="layout" svg:width="0.409cm" svg:height="0.28cm" svg:x="0.946cm" svg:y="0.979cm">
          <draw:text-box>
            <text:p><text:span text:style-name="T1"><text:s/></text:span><text:span text:style-name="T1">4.5</text:span></text:p>
          </draw:text-box>
        </draw:frame>
        <draw:path draw:style-name="gr1" draw:layer="layout" svg:width="0cm" svg:height="7.802cm" svg:x="1.506cm" svg:y="0.296cm" svg:viewBox="0 0 0 7803" svg:d="m0 7803v-111m0-7692v111">
          <text:p/>
        </draw:path>
        <draw:frame draw:style-name="gr2" draw:layer="layout" svg:width="0.205cm" svg:height="0.28cm" svg:x="1.152cm" svg:y="0.2cm">
          <draw:text-box>
            <text:p><text:span text:style-name="T1"><text:s/></text:span><text:span text:style-name="T1">5</text:span></text:p>
          </draw:text-box>
        </draw:frame>
        <draw:path draw:style-name="gr1" draw:layer="layout" svg:width="0cm" svg:height="7.802cm" svg:x="3.67cm" svg:y="0.296cm" svg:viewBox="0 0 0 7803" svg:d="m0 7803v-111m0-7692v111">
          <text:p/>
        </draw:path>
        <draw:frame draw:style-name="gr2" draw:layer="layout" svg:width="0.205cm" svg:height="0.28cm" svg:x="1.403cm" svg:y="8.25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0cm" svg:height="7.802cm" svg:x="5.834cm" svg:y="0.296cm" svg:viewBox="0 0 0 7803" svg:d="m0 7803v-111m0-7692v111">
          <text:p/>
        </draw:path>
        <draw:frame draw:style-name="gr4" draw:layer="layout" svg:width="0.341cm" svg:height="0.28cm" svg:x="3.499cm" svg:y="8.25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0cm" svg:height="7.802cm" svg:x="8.001cm" svg:y="0.296cm" svg:viewBox="0 0 0 7803" svg:d="m0 7803v-111m0-7692v111">
          <text:p/>
        </draw:path>
        <draw:frame draw:style-name="gr4" draw:layer="layout" svg:width="0.341cm" svg:height="0.28cm" svg:x="5.663cm" svg:y="8.25cm">
          <draw:text-box>
            <text:p><text:span text:style-name="T1"><text:s/></text:span><text:span text:style-name="T1">40</text:span></text:p>
          </draw:text-box>
        </draw:frame>
        <draw:path draw:style-name="gr1" draw:layer="layout" svg:width="0cm" svg:height="7.802cm" svg:x="10.165cm" svg:y="0.296cm" svg:viewBox="0 0 0 7803" svg:d="m0 7803v-111m0-7692v111">
          <text:p/>
        </draw:path>
        <draw:frame draw:style-name="gr4" draw:layer="layout" svg:width="0.341cm" svg:height="0.28cm" svg:x="7.829cm" svg:y="8.25cm">
          <draw:text-box>
            <text:p><text:span text:style-name="T1"><text:s/></text:span><text:span text:style-name="T1">60</text:span></text:p>
          </draw:text-box>
        </draw:frame>
        <draw:path draw:style-name="gr1" draw:layer="layout" svg:width="0cm" svg:height="7.802cm" svg:x="12.329cm" svg:y="0.296cm" svg:viewBox="0 0 0 7803" svg:d="m0 7803v-111m0-7692v111">
          <text:p/>
        </draw:path>
        <draw:frame draw:style-name="gr4" draw:layer="layout" svg:width="0.341cm" svg:height="0.28cm" svg:x="9.993cm" svg:y="8.25cm">
          <draw:text-box>
            <text:p><text:span text:style-name="T1"><text:s/></text:span><text:span text:style-name="T1">80</text:span></text:p>
          </draw:text-box>
        </draw:fram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5" draw:layer="layout" svg:width="0.476cm" svg:height="0.28cm" svg:x="12.089cm" svg:y="8.25cm">
          <draw:text-box>
            <text:p><text:span text:style-name="T1"><text:s/></text:span><text:span text:style-name="T1">100</text:span></text:p>
          </draw:text-box>
        </draw:frame>
        <draw:frame draw:style-name="gr6" draw:layer="layout" svg:width="0.167cm" svg:height="0.28cm" draw:transform="rotate (1.5707963267946) translate (0.397cm 5.001cm)">
          <draw:text-box>
            <text:p><text:span text:style-name="T1">B</text:span></text:p>
          </draw:text-box>
        </draw:frame>
        <draw:frame draw:style-name="gr6" draw:layer="layout" svg:width="0.137cm" svg:height="0.28cm" draw:transform="rotate (1.5707963267946) translate (0.397cm 4.836cm)">
          <draw:text-box>
            <text:p><text:span text:style-name="T1">u</text:span></text:p>
          </draw:text-box>
        </draw:frame>
        <draw:frame draw:style-name="gr6" draw:layer="layout" svg:width="0.07cm" svg:height="0.28cm" draw:transform="rotate (1.5707963267946) translate (0.397cm 4.699cm)">
          <draw:text-box>
            <text:p><text:span text:style-name="T1">f</text:span></text:p>
          </draw:text-box>
        </draw:frame>
        <draw:frame draw:style-name="gr6" draw:layer="layout" svg:width="0.07cm" svg:height="0.28cm" draw:transform="rotate (1.5707963267946) translate (0.397cm 4.63cm)">
          <draw:text-box>
            <text:p><text:span text:style-name="T1">f</text:span></text:p>
          </draw:text-box>
        </draw:frame>
        <draw:frame draw:style-name="gr6" draw:layer="layout" svg:width="0.137cm" svg:height="0.28cm" draw:transform="rotate (1.5707963267946) translate (0.397cm 4.561cm)">
          <draw:text-box>
            <text:p><text:span text:style-name="T1">e</text:span></text:p>
          </draw:text-box>
        </draw:frame>
        <draw:frame draw:style-name="gr6" draw:layer="layout" svg:width="0.082cm" svg:height="0.28cm" draw:transform="rotate (1.5707963267946) translate (0.397cm 4.424cm)">
          <draw:text-box>
            <text:p><text:span text:style-name="T1">r</text:span></text:p>
          </draw:text-box>
        </draw:frame>
        <draw:frame draw:style-name="gr6" draw:layer="layout" svg:width="0.07cm" svg:height="0.28cm" draw:transform="rotate (1.5707963267946) translate (0.397cm 4.342cm)">
          <draw:text-box>
            <text:p><text:span text:style-name="T1"><text:s/></text:span></text:p>
          </draw:text-box>
        </draw:frame>
        <draw:frame draw:style-name="gr6" draw:layer="layout" svg:width="0.07cm" svg:height="0.28cm" draw:transform="rotate (1.5707963267946) translate (0.397cm 4.273cm)">
          <draw:text-box>
            <text:p><text:span text:style-name="T1">f</text:span></text:p>
          </draw:text-box>
        </draw:frame>
        <draw:frame draw:style-name="gr6" draw:layer="layout" svg:width="0.057cm" svg:height="0.28cm" draw:transform="rotate (1.5707963267946) translate (0.397cm 4.204cm)">
          <draw:text-box>
            <text:p><text:span text:style-name="T1">i</text:span></text:p>
          </draw:text-box>
        </draw:frame>
        <draw:frame draw:style-name="gr6" draw:layer="layout" svg:width="0.121cm" svg:height="0.28cm" draw:transform="rotate (1.5707963267946) translate (0.397cm 4.15cm)">
          <draw:text-box>
            <text:p><text:span text:style-name="T1">x</text:span></text:p>
          </draw:text-box>
        </draw:frame>
        <draw:frame draw:style-name="gr6" draw:layer="layout" svg:width="0.137cm" svg:height="0.28cm" draw:transform="rotate (1.5707963267946) translate (0.397cm 4.026cm)">
          <draw:text-box>
            <text:p><text:span text:style-name="T1">e</text:span></text:p>
          </draw:text-box>
        </draw:frame>
        <draw:frame draw:style-name="gr6" draw:layer="layout" svg:width="0.125cm" svg:height="0.28cm" draw:transform="rotate (1.5707963267946) translate (0.397cm 3.889cm)">
          <draw:text-box>
            <text:p><text:span text:style-name="T1">s</text:span></text:p>
          </draw:text-box>
        </draw:frame>
        <draw:frame draw:style-name="gr6" draw:layer="layout" svg:width="0.07cm" svg:height="0.28cm" draw:transform="rotate (1.5707963267946) translate (0.397cm 3.765cm)">
          <draw:text-box>
            <text:p><text:span text:style-name="T1"><text:s/></text:span></text:p>
          </draw:text-box>
        </draw:frame>
        <draw:frame draw:style-name="gr6" draw:layer="layout" svg:width="0.07cm" svg:height="0.28cm" draw:transform="rotate (1.5707963267946) translate (0.397cm 3.697cm)">
          <draw:text-box>
            <text:p><text:span text:style-name="T1">/</text:span></text:p>
          </draw:text-box>
        </draw:frame>
        <draw:frame draw:style-name="gr6" draw:layer="layout" svg:width="0.07cm" svg:height="0.28cm" draw:transform="rotate (1.5707963267946) translate (0.397cm 3.628cm)">
          <draw:text-box>
            <text:p><text:span text:style-name="T1"><text:s/></text:span></text:p>
          </draw:text-box>
        </draw:frame>
        <draw:frame draw:style-name="gr6" draw:layer="layout" svg:width="0.137cm" svg:height="0.28cm" draw:transform="rotate (1.5707963267946) translate (0.397cm 3.559cm)">
          <draw:text-box>
            <text:p><text:span text:style-name="T1">a</text:span></text:p>
          </draw:text-box>
        </draw:frame>
        <draw:frame draw:style-name="gr6" draw:layer="layout" svg:width="0.125cm" svg:height="0.28cm" draw:transform="rotate (1.5707963267946) translate (0.397cm 3.422cm)">
          <draw:text-box>
            <text:p><text:span text:style-name="T1">c</text:span></text:p>
          </draw:text-box>
        </draw:frame>
        <draw:frame draw:style-name="gr6" draw:layer="layout" svg:width="0.07cm" svg:height="0.28cm" draw:transform="rotate (1.5707963267946) translate (0.397cm 3.299cm)">
          <draw:text-box>
            <text:p><text:span text:style-name="T1">t</text:span></text:p>
          </draw:text-box>
        </draw:frame>
        <draw:frame draw:style-name="gr6" draw:layer="layout" svg:width="0.057cm" svg:height="0.28cm" draw:transform="rotate (1.5707963267946) translate (0.397cm 3.23cm)">
          <draw:text-box>
            <text:p><text:span text:style-name="T1">i</text:span></text:p>
          </draw:text-box>
        </draw:frame>
        <draw:frame draw:style-name="gr6" draw:layer="layout" svg:width="0.137cm" svg:height="0.28cm" draw:transform="rotate (1.5707963267946) translate (0.397cm 3.175cm)">
          <draw:text-box>
            <text:p><text:span text:style-name="T1">o</text:span></text:p>
          </draw:text-box>
        </draw:frame>
        <draw:frame draw:style-name="gr6" draw:layer="layout" svg:width="0.137cm" svg:height="0.28cm" draw:transform="rotate (1.5707963267946) translate (0.397cm 3.038cm)">
          <draw:text-box>
            <text:p><text:span text:style-name="T1">n</text:span></text:p>
          </draw:text-box>
        </draw:frame>
        <draw:frame draw:style-name="gr7" draw:layer="layout" svg:width="1.361cm" svg:height="0.28cm" svg:x="6.231cm" svg:y="8.62cm">
          <draw:text-box>
            <text:p><text:span text:style-name="T1">Updates (%)</text:span></text:p>
          </draw:text-box>
        </draw:frame>
        <draw:path draw:style-name="gr8" draw:layer="layout" svg:width="10.823cm" svg:height="3.459cm" svg:x="1.506cm" svg:y="3.418cm" svg:viewBox="0 0 10824 3460" svg:d="m9769 3460h759m-10528-3460 541 165 542 33 1081 16 3247 528 5413 515">
          <text:p/>
        </draw:path>
        <draw:line draw:style-name="gr8" draw:layer="layout" svg:x1="1.506cm" svg:y1="3.501cm" svg:x2="1.506cm" svg:y2="3.335cm">
          <text:p/>
        </draw:line>
        <draw:line draw:style-name="gr8" draw:layer="layout" svg:x1="1.423cm" svg:y1="3.418cm" svg:x2="1.589cm" svg:y2="3.418cm">
          <text:p/>
        </draw:line>
        <draw:line draw:style-name="gr8" draw:layer="layout" svg:x1="2.047cm" svg:y1="3.665cm" svg:x2="2.047cm" svg:y2="3.499cm">
          <text:p/>
        </draw:line>
        <draw:line draw:style-name="gr8" draw:layer="layout" svg:x1="1.964cm" svg:y1="3.582cm" svg:x2="2.131cm" svg:y2="3.582cm">
          <text:p/>
        </draw:line>
        <draw:line draw:style-name="gr8" draw:layer="layout" svg:x1="2.589cm" svg:y1="3.699cm" svg:x2="2.589cm" svg:y2="3.532cm">
          <text:p/>
        </draw:line>
        <draw:line draw:style-name="gr8" draw:layer="layout" svg:x1="2.506cm" svg:y1="3.615cm" svg:x2="2.672cm" svg:y2="3.615cm">
          <text:p/>
        </draw:line>
        <draw:line draw:style-name="gr8" draw:layer="layout" svg:x1="3.67cm" svg:y1="3.715cm" svg:x2="3.67cm" svg:y2="3.548cm">
          <text:p/>
        </draw:line>
        <draw:line draw:style-name="gr8" draw:layer="layout" svg:x1="3.587cm" svg:y1="3.631cm" svg:x2="3.754cm" svg:y2="3.631cm">
          <text:p/>
        </draw:line>
        <draw:line draw:style-name="gr8" draw:layer="layout" svg:x1="6.917cm" svg:y1="4.242cm" svg:x2="6.917cm" svg:y2="4.075cm">
          <text:p/>
        </draw:line>
        <draw:line draw:style-name="gr8" draw:layer="layout" svg:x1="6.834cm" svg:y1="4.159cm" svg:x2="7.001cm" svg:y2="4.159cm">
          <text:p/>
        </draw:line>
        <draw:line draw:style-name="gr8" draw:layer="layout" svg:x1="12.329cm" svg:y1="4.757cm" svg:x2="12.329cm" svg:y2="4.59cm">
          <text:p/>
        </draw:line>
        <draw:line draw:style-name="gr8" draw:layer="layout" svg:x1="12.246cm" svg:y1="4.674cm" svg:x2="12.412cm" svg:y2="4.674cm">
          <text:p/>
        </draw:line>
        <draw:line draw:style-name="gr8" draw:layer="layout" svg:x1="11.654cm" svg:y1="6.96cm" svg:x2="11.654cm" svg:y2="6.794cm">
          <text:p/>
        </draw:line>
        <draw:line draw:style-name="gr8" draw:layer="layout" svg:x1="11.57cm" svg:y1="6.877cm" svg:x2="11.737cm" svg:y2="6.877cm">
          <text:p/>
        </draw:line>
        <draw:frame draw:style-name="gr9" draw:layer="layout" svg:width="1.484cm" svg:height="0.28cm" svg:x="9.637cm" svg:y="6.781cm">
          <draw:text-box>
            <text:p><text:span text:style-name="T1">CMVBT, m=1</text:span></text:p>
          </draw:text-box>
        </draw:frame>
        <draw:path draw:style-name="gr10" draw:layer="layout" svg:width="10.823cm" svg:height="4.308cm" svg:x="1.506cm" svg:y="2.816cm" svg:viewBox="0 0 10824 4309" svg:d="m9769 4309h759m-10528-3707 541-363 542-224 1081-15 3247 505 5413 1386">
          <text:p/>
        </draw:path>
        <draw:line draw:style-name="gr10" draw:layer="layout" svg:x1="1.423cm" svg:y1="3.335cm" svg:x2="1.59cm" svg:y2="3.502cm">
          <text:p/>
        </draw:line>
        <draw:line draw:style-name="gr10" draw:layer="layout" svg:x1="1.423cm" svg:y1="3.502cm" svg:x2="1.59cm" svg:y2="3.335cm">
          <text:p/>
        </draw:line>
        <draw:line draw:style-name="gr10" draw:layer="layout" svg:x1="1.964cm" svg:y1="2.971cm" svg:x2="2.132cm" svg:y2="3.139cm">
          <text:p/>
        </draw:line>
        <draw:line draw:style-name="gr10" draw:layer="layout" svg:x1="1.964cm" svg:y1="3.139cm" svg:x2="2.132cm" svg:y2="2.971cm">
          <text:p/>
        </draw:line>
        <draw:line draw:style-name="gr10" draw:layer="layout" svg:x1="2.506cm" svg:y1="2.747cm" svg:x2="2.673cm" svg:y2="2.915cm">
          <text:p/>
        </draw:line>
        <draw:line draw:style-name="gr10" draw:layer="layout" svg:x1="2.506cm" svg:y1="2.915cm" svg:x2="2.673cm" svg:y2="2.747cm">
          <text:p/>
        </draw:line>
        <draw:line draw:style-name="gr10" draw:layer="layout" svg:x1="3.587cm" svg:y1="2.733cm" svg:x2="3.755cm" svg:y2="2.901cm">
          <text:p/>
        </draw:line>
        <draw:line draw:style-name="gr10" draw:layer="layout" svg:x1="3.587cm" svg:y1="2.901cm" svg:x2="3.755cm" svg:y2="2.733cm">
          <text:p/>
        </draw:line>
        <draw:line draw:style-name="gr10" draw:layer="layout" svg:x1="6.834cm" svg:y1="3.238cm" svg:x2="7.002cm" svg:y2="3.405cm">
          <text:p/>
        </draw:line>
        <draw:line draw:style-name="gr10" draw:layer="layout" svg:x1="6.834cm" svg:y1="3.405cm" svg:x2="7.002cm" svg:y2="3.238cm">
          <text:p/>
        </draw:line>
        <draw:line draw:style-name="gr10" draw:layer="layout" svg:x1="12.246cm" svg:y1="4.622cm" svg:x2="12.413cm" svg:y2="4.79cm">
          <text:p/>
        </draw:line>
        <draw:line draw:style-name="gr10" draw:layer="layout" svg:x1="12.246cm" svg:y1="4.79cm" svg:x2="12.413cm" svg:y2="4.622cm">
          <text:p/>
        </draw:line>
        <draw:line draw:style-name="gr10" draw:layer="layout" svg:x1="11.57cm" svg:y1="7.041cm" svg:x2="11.738cm" svg:y2="7.208cm">
          <text:p/>
        </draw:line>
        <draw:line draw:style-name="gr10" draw:layer="layout" svg:x1="11.57cm" svg:y1="7.208cm" svg:x2="11.738cm" svg:y2="7.041cm">
          <text:p/>
        </draw:line>
        <draw:frame draw:style-name="gr9" draw:layer="layout" svg:width="1.484cm" svg:height="0.28cm" svg:x="9.637cm" svg:y="7.028cm">
          <draw:text-box>
            <text:p><text:span text:style-name="T1">CMVBT, m=5</text:span></text:p>
          </draw:text-box>
        </draw:frame>
        <draw:path draw:style-name="gr11" draw:layer="layout" svg:width="10.823cm" svg:height="5.071cm" svg:x="1.506cm" svg:y="2.3cm" svg:viewBox="0 0 10824 5072" svg:d="m9769 5072h759m-10528-3954 541-817 542-199 1081-102 3247 638 5413 1101">
          <text:p/>
        </draw:path>
        <draw:line draw:style-name="gr11" draw:layer="layout" svg:x1="1.506cm" svg:y1="3.501cm" svg:x2="1.506cm" svg:y2="3.335cm">
          <text:p/>
        </draw:line>
        <draw:line draw:style-name="gr11" draw:layer="layout" svg:x1="1.423cm" svg:y1="3.418cm" svg:x2="1.589cm" svg:y2="3.418cm">
          <text:p/>
        </draw:line>
        <draw:line draw:style-name="gr11" draw:layer="layout" svg:x1="1.423cm" svg:y1="3.335cm" svg:x2="1.59cm" svg:y2="3.502cm">
          <text:p/>
        </draw:line>
        <draw:line draw:style-name="gr11" draw:layer="layout" svg:x1="1.423cm" svg:y1="3.502cm" svg:x2="1.59cm" svg:y2="3.335cm">
          <text:p/>
        </draw:line>
        <draw:line draw:style-name="gr11" draw:layer="layout" svg:x1="2.047cm" svg:y1="2.685cm" svg:x2="2.047cm" svg:y2="2.518cm">
          <text:p/>
        </draw:line>
        <draw:line draw:style-name="gr11" draw:layer="layout" svg:x1="1.964cm" svg:y1="2.601cm" svg:x2="2.131cm" svg:y2="2.601cm">
          <text:p/>
        </draw:line>
        <draw:line draw:style-name="gr11" draw:layer="layout" svg:x1="1.964cm" svg:y1="2.518cm" svg:x2="2.132cm" svg:y2="2.686cm">
          <text:p/>
        </draw:line>
        <draw:line draw:style-name="gr11" draw:layer="layout" svg:x1="1.964cm" svg:y1="2.686cm" svg:x2="2.132cm" svg:y2="2.518cm">
          <text:p/>
        </draw:line>
        <draw:line draw:style-name="gr11" draw:layer="layout" svg:x1="2.589cm" svg:y1="2.485cm" svg:x2="2.589cm" svg:y2="2.319cm">
          <text:p/>
        </draw:line>
        <draw:line draw:style-name="gr11" draw:layer="layout" svg:x1="2.506cm" svg:y1="2.402cm" svg:x2="2.672cm" svg:y2="2.402cm">
          <text:p/>
        </draw:line>
        <draw:line draw:style-name="gr11" draw:layer="layout" svg:x1="2.506cm" svg:y1="2.319cm" svg:x2="2.673cm" svg:y2="2.486cm">
          <text:p/>
        </draw:line>
        <draw:line draw:style-name="gr11" draw:layer="layout" svg:x1="2.506cm" svg:y1="2.486cm" svg:x2="2.673cm" svg:y2="2.319cm">
          <text:p/>
        </draw:line>
        <draw:line draw:style-name="gr11" draw:layer="layout" svg:x1="3.67cm" svg:y1="2.383cm" svg:x2="3.67cm" svg:y2="2.216cm">
          <text:p/>
        </draw:line>
        <draw:line draw:style-name="gr11" draw:layer="layout" svg:x1="3.587cm" svg:y1="2.3cm" svg:x2="3.754cm" svg:y2="2.3cm">
          <text:p/>
        </draw:line>
        <draw:line draw:style-name="gr11" draw:layer="layout" svg:x1="3.587cm" svg:y1="2.216cm" svg:x2="3.755cm" svg:y2="2.384cm">
          <text:p/>
        </draw:line>
        <draw:line draw:style-name="gr11" draw:layer="layout" svg:x1="3.587cm" svg:y1="2.384cm" svg:x2="3.755cm" svg:y2="2.216cm">
          <text:p/>
        </draw:line>
        <draw:line draw:style-name="gr11" draw:layer="layout" svg:x1="6.917cm" svg:y1="3.021cm" svg:x2="6.917cm" svg:y2="2.855cm">
          <text:p/>
        </draw:line>
        <draw:line draw:style-name="gr11" draw:layer="layout" svg:x1="6.834cm" svg:y1="2.938cm" svg:x2="7.001cm" svg:y2="2.938cm">
          <text:p/>
        </draw:line>
        <draw:line draw:style-name="gr11" draw:layer="layout" svg:x1="6.834cm" svg:y1="2.855cm" svg:x2="7.002cm" svg:y2="3.022cm">
          <text:p/>
        </draw:line>
        <draw:line draw:style-name="gr11" draw:layer="layout" svg:x1="6.834cm" svg:y1="3.022cm" svg:x2="7.002cm" svg:y2="2.855cm">
          <text:p/>
        </draw:line>
        <draw:line draw:style-name="gr11" draw:layer="layout" svg:x1="12.329cm" svg:y1="4.122cm" svg:x2="12.329cm" svg:y2="3.955cm">
          <text:p/>
        </draw:line>
        <draw:line draw:style-name="gr11" draw:layer="layout" svg:x1="12.246cm" svg:y1="4.039cm" svg:x2="12.412cm" svg:y2="4.039cm">
          <text:p/>
        </draw:line>
        <draw:line draw:style-name="gr11" draw:layer="layout" svg:x1="12.246cm" svg:y1="3.955cm" svg:x2="12.413cm" svg:y2="4.123cm">
          <text:p/>
        </draw:line>
        <draw:line draw:style-name="gr11" draw:layer="layout" svg:x1="12.246cm" svg:y1="4.123cm" svg:x2="12.413cm" svg:y2="3.955cm">
          <text:p/>
        </draw:line>
        <draw:line draw:style-name="gr11" draw:layer="layout" svg:x1="11.654cm" svg:y1="7.454cm" svg:x2="11.654cm" svg:y2="7.287cm">
          <text:p/>
        </draw:line>
        <draw:line draw:style-name="gr11" draw:layer="layout" svg:x1="11.57cm" svg:y1="7.371cm" svg:x2="11.737cm" svg:y2="7.371cm">
          <text:p/>
        </draw:line>
        <draw:line draw:style-name="gr11" draw:layer="layout" svg:x1="11.57cm" svg:y1="7.287cm" svg:x2="11.738cm" svg:y2="7.455cm">
          <text:p/>
        </draw:line>
        <draw:line draw:style-name="gr11" draw:layer="layout" svg:x1="11.57cm" svg:y1="7.455cm" svg:x2="11.738cm" svg:y2="7.287cm">
          <text:p/>
        </draw:line>
        <draw:frame draw:style-name="gr12" draw:layer="layout" svg:width="1.619cm" svg:height="0.28cm" svg:x="9.5cm" svg:y="7.275cm">
          <draw:text-box>
            <text:p><text:span text:style-name="T1">CMVBT, m=10</text:span></text:p>
          </draw:text-box>
        </draw:frame>
        <draw:path draw:style-name="gr13" draw:layer="layout" svg:width="10.823cm" svg:height="6.989cm" svg:x="1.506cm" svg:y="0.629cm" svg:viewBox="0 0 10824 6990" svg:d="m9769 6990h759m-10528-4201 541-2376 542-413 1081 281 3247 457 5413 1428">
          <text:p/>
        </draw:path>
        <draw:polygon draw:style-name="gr13" draw:layer="layout" svg:width="0.166cm" svg:height="0.166cm" svg:x="1.423cm" svg:y="3.335cm" svg:viewBox="0 0 167 167" draw:points="0,167 167,167 167,0 0,0">
          <text:p/>
        </draw:polygon>
        <draw:polyline draw:style-name="gr13" draw:layer="layout" svg:width="0cm" svg:height="0cm" svg:x="1.506cm" svg:y="3.418cm" svg:viewBox="0 0 0 0" draw:points="0,0">
          <text:p/>
        </draw:polyline>
        <draw:polygon draw:style-name="gr13" draw:layer="layout" svg:width="0.167cm" svg:height="0.166cm" svg:x="1.964cm" svg:y="0.959cm" svg:viewBox="0 0 168 167" draw:points="0,167 168,167 168,0 0,0">
          <text:p/>
        </draw:polygon>
        <draw:polyline draw:style-name="gr13" draw:layer="layout" svg:width="0cm" svg:height="0cm" svg:x="2.047cm" svg:y="1.042cm" svg:viewBox="0 0 0 0" draw:points="0,0">
          <text:p/>
        </draw:polyline>
        <draw:polygon draw:style-name="gr13" draw:layer="layout" svg:width="0.166cm" svg:height="0.167cm" svg:x="2.506cm" svg:y="0.546cm" svg:viewBox="0 0 167 168" draw:points="0,168 167,168 167,0 0,0">
          <text:p/>
        </draw:polygon>
        <draw:polyline draw:style-name="gr13" draw:layer="layout" svg:width="0cm" svg:height="0cm" svg:x="2.589cm" svg:y="0.629cm" svg:viewBox="0 0 0 0" draw:points="0,0">
          <text:p/>
        </draw:polyline>
        <draw:polygon draw:style-name="gr13" draw:layer="layout" svg:width="0.167cm" svg:height="0.167cm" svg:x="3.587cm" svg:y="0.826cm" svg:viewBox="0 0 168 168" draw:points="0,168 168,168 168,0 0,0">
          <text:p/>
        </draw:polygon>
        <draw:polyline draw:style-name="gr13" draw:layer="layout" svg:width="0cm" svg:height="0cm" svg:x="3.67cm" svg:y="0.91cm" svg:viewBox="0 0 0 0" draw:points="0,0">
          <text:p/>
        </draw:polyline>
        <draw:polygon draw:style-name="gr13" draw:layer="layout" svg:width="0.167cm" svg:height="0.167cm" svg:x="6.834cm" svg:y="1.283cm" svg:viewBox="0 0 168 168" draw:points="0,168 168,168 168,0 0,0">
          <text:p/>
        </draw:polygon>
        <draw:polyline draw:style-name="gr13" draw:layer="layout" svg:width="0cm" svg:height="0cm" svg:x="6.917cm" svg:y="1.367cm" svg:viewBox="0 0 0 0" draw:points="0,0">
          <text:p/>
        </draw:polyline>
        <draw:polygon draw:style-name="gr13" draw:layer="layout" svg:width="0.166cm" svg:height="0.167cm" svg:x="12.246cm" svg:y="2.712cm" svg:viewBox="0 0 167 168" draw:points="0,168 167,168 167,0 0,0">
          <text:p/>
        </draw:polygon>
        <draw:polyline draw:style-name="gr13" draw:layer="layout" svg:width="0cm" svg:height="0cm" svg:x="12.329cm" svg:y="2.795cm" svg:viewBox="0 0 0 0" draw:points="0,0">
          <text:p/>
        </draw:polyline>
        <draw:polygon draw:style-name="gr13" draw:layer="layout" svg:width="0.167cm" svg:height="0.167cm" svg:x="11.57cm" svg:y="7.534cm" svg:viewBox="0 0 168 168" draw:points="0,168 168,168 168,0 0,0">
          <text:p/>
        </draw:polygon>
        <draw:polyline draw:style-name="gr13" draw:layer="layout" svg:width="0cm" svg:height="0cm" svg:x="11.654cm" svg:y="7.618cm" svg:viewBox="0 0 0 0" draw:points="0,0">
          <text:p/>
        </draw:polyline>
        <draw:frame draw:style-name="gr12" draw:layer="layout" svg:width="1.619cm" svg:height="0.28cm" svg:x="9.5cm" svg:y="7.522cm">
          <draw:text-box>
            <text:p><text:span text:style-name="T1">CMVBT, m=50</text:span></text:p>
          </draw:text-box>
        </draw:frame>
        <draw:path draw:style-name="gr14" draw:layer="layout" svg:width="10.823cm" svg:height="4.585cm" svg:x="1.506cm" svg:y="3.28cm" svg:viewBox="0 0 10824 4586" svg:d="m9769 4586h759m-10528-4475 541-14h542l1081-5 3247-41 5413-51">
          <text:p/>
        </draw:path>
        <draw:polygon draw:style-name="gr15" draw:layer="layout" svg:width="0.166cm" svg:height="0.167cm" svg:x="1.423cm" svg:y="3.308cm" svg:viewBox="0 0 167 168" draw:points="0,168 167,168 167,0 0,0">
          <text:p/>
        </draw:polygon>
        <draw:polygon draw:style-name="gr15" draw:layer="layout" svg:width="0.167cm" svg:height="0.167cm" svg:x="1.964cm" svg:y="3.294cm" svg:viewBox="0 0 168 168" draw:points="0,168 168,168 168,0 0,0">
          <text:p/>
        </draw:polygon>
        <draw:polygon draw:style-name="gr15" draw:layer="layout" svg:width="0.166cm" svg:height="0.167cm" svg:x="2.506cm" svg:y="3.294cm" svg:viewBox="0 0 167 168" draw:points="0,168 167,168 167,0 0,0">
          <text:p/>
        </draw:polygon>
        <draw:polygon draw:style-name="gr15" draw:layer="layout" svg:width="0.167cm" svg:height="0.166cm" svg:x="3.587cm" svg:y="3.289cm" svg:viewBox="0 0 168 167" draw:points="0,167 168,167 168,0 0,0">
          <text:p/>
        </draw:polygon>
        <draw:polygon draw:style-name="gr15" draw:layer="layout" svg:width="0.167cm" svg:height="0.167cm" svg:x="6.834cm" svg:y="3.248cm" svg:viewBox="0 0 168 168" draw:points="0,168 168,168 168,0 0,0">
          <text:p/>
        </draw:polygon>
        <draw:polygon draw:style-name="gr15" draw:layer="layout" svg:width="0.166cm" svg:height="0.167cm" svg:x="12.246cm" svg:y="3.197cm" svg:viewBox="0 0 167 168" draw:points="0,168 167,168 167,0 0,0">
          <text:p/>
        </draw:polygon>
        <draw:polygon draw:style-name="gr15" draw:layer="layout" svg:width="0.167cm" svg:height="0.167cm" svg:x="11.57cm" svg:y="7.781cm" svg:viewBox="0 0 168 168" draw:points="0,168 168,168 168,0 0,0">
          <text:p/>
        </draw:polygon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16" draw:layer="layout" svg:width="0.637cm" svg:height="0.28cm" svg:x="10.495cm" svg:y="7.769cm">
          <draw:text-box>
            <text:p><text:span text:style-name="T1">TSBT</text:span></text:p>
          </draw:text-box>
        </draw:fram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34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2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351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17cm" svg:stroke-color="#ff0000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48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8c0000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solid" svg:stroke-width="0.017cm" svg:stroke-color="#006300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solid" draw:fill-color="#0063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822cm" svg:height="0cm" svg:x="1.506cm" svg:y="8.099cm" svg:viewBox="0 0 10823 0" svg:d="m0 0h111m10712 0h-111">
          <text:p/>
        </draw:path>
        <draw:path draw:style-name="gr1" draw:layer="layout" svg:width="10.822cm" svg:height="0cm" svg:x="1.506cm" svg:y="6.985cm" svg:viewBox="0 0 10823 0" svg:d="m0 0h111m10712 0h-111">
          <text:p/>
        </draw:path>
        <draw:frame draw:style-name="gr2" draw:layer="layout" svg:width="0.205cm" svg:height="0.28cm" svg:x="1.152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822cm" svg:height="0cm" svg:x="1.506cm" svg:y="5.87cm" svg:viewBox="0 0 10823 0" svg:d="m0 0h111m10712 0h-111">
          <text:p/>
        </draw:path>
        <draw:frame draw:style-name="gr3" draw:layer="layout" svg:width="0.409cm" svg:height="0.28cm" svg:x="0.946cm" svg:y="6.888cm">
          <draw:text-box>
            <text:p><text:span text:style-name="T1"><text:s/></text:span><text:span text:style-name="T1">0.1</text:span></text:p>
          </draw:text-box>
        </draw:frame>
        <draw:path draw:style-name="gr1" draw:layer="layout" svg:width="10.822cm" svg:height="0cm" svg:x="1.506cm" svg:y="4.755cm" svg:viewBox="0 0 10823 0" svg:d="m0 0h111m10712 0h-111">
          <text:p/>
        </draw:path>
        <draw:frame draw:style-name="gr3" draw:layer="layout" svg:width="0.409cm" svg:height="0.28cm" svg:x="0.946cm" svg:y="5.774cm">
          <draw:text-box>
            <text:p><text:span text:style-name="T1"><text:s/></text:span><text:span text:style-name="T1">0.2</text:span></text:p>
          </draw:text-box>
        </draw:frame>
        <draw:path draw:style-name="gr1" draw:layer="layout" svg:width="10.822cm" svg:height="0cm" svg:x="1.506cm" svg:y="3.64cm" svg:viewBox="0 0 10823 0" svg:d="m0 0h111m10712 0h-111">
          <text:p/>
        </draw:path>
        <draw:frame draw:style-name="gr3" draw:layer="layout" svg:width="0.409cm" svg:height="0.28cm" svg:x="0.946cm" svg:y="4.659cm">
          <draw:text-box>
            <text:p><text:span text:style-name="T1"><text:s/></text:span><text:span text:style-name="T1">0.3</text:span></text:p>
          </draw:text-box>
        </draw:frame>
        <draw:path draw:style-name="gr1" draw:layer="layout" svg:width="10.822cm" svg:height="0cm" svg:x="1.506cm" svg:y="2.525cm" svg:viewBox="0 0 10823 0" svg:d="m0 0h111m10712 0h-111">
          <text:p/>
        </draw:path>
        <draw:frame draw:style-name="gr3" draw:layer="layout" svg:width="0.409cm" svg:height="0.28cm" svg:x="0.946cm" svg:y="3.544cm">
          <draw:text-box>
            <text:p><text:span text:style-name="T1"><text:s/></text:span><text:span text:style-name="T1">0.4</text:span></text:p>
          </draw:text-box>
        </draw:frame>
        <draw:path draw:style-name="gr1" draw:layer="layout" svg:width="10.822cm" svg:height="0cm" svg:x="1.506cm" svg:y="1.411cm" svg:viewBox="0 0 10823 0" svg:d="m0 0h111m10712 0h-111">
          <text:p/>
        </draw:path>
        <draw:frame draw:style-name="gr3" draw:layer="layout" svg:width="0.409cm" svg:height="0.28cm" svg:x="0.946cm" svg:y="2.429cm">
          <draw:text-box>
            <text:p><text:span text:style-name="T1"><text:s/></text:span><text:span text:style-name="T1">0.5</text:span></text:p>
          </draw:text-box>
        </draw:frame>
        <draw:path draw:style-name="gr1" draw:layer="layout" svg:width="10.822cm" svg:height="0cm" svg:x="1.506cm" svg:y="0.296cm" svg:viewBox="0 0 10823 0" svg:d="m0 0h111m10712 0h-111">
          <text:p/>
        </draw:path>
        <draw:frame draw:style-name="gr3" draw:layer="layout" svg:width="0.409cm" svg:height="0.28cm" svg:x="0.946cm" svg:y="1.314cm">
          <draw:text-box>
            <text:p><text:span text:style-name="T1"><text:s/></text:span><text:span text:style-name="T1">0.6</text:span></text:p>
          </draw:text-box>
        </draw:frame>
        <draw:path draw:style-name="gr1" draw:layer="layout" svg:width="0cm" svg:height="7.802cm" svg:x="1.506cm" svg:y="0.296cm" svg:viewBox="0 0 0 7803" svg:d="m0 7803v-111m0-7692v111">
          <text:p/>
        </draw:path>
        <draw:frame draw:style-name="gr3" draw:layer="layout" svg:width="0.409cm" svg:height="0.28cm" svg:x="0.946cm" svg:y="0.2cm">
          <draw:text-box>
            <text:p><text:span text:style-name="T1"><text:s/></text:span><text:span text:style-name="T1">0.7</text:span></text:p>
          </draw:text-box>
        </draw:frame>
        <draw:path draw:style-name="gr1" draw:layer="layout" svg:width="0cm" svg:height="7.802cm" svg:x="3.67cm" svg:y="0.296cm" svg:viewBox="0 0 0 7803" svg:d="m0 7803v-111m0-7692v111">
          <text:p/>
        </draw:path>
        <draw:frame draw:style-name="gr2" draw:layer="layout" svg:width="0.205cm" svg:height="0.28cm" svg:x="1.403cm" svg:y="8.25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0cm" svg:height="7.802cm" svg:x="5.834cm" svg:y="0.296cm" svg:viewBox="0 0 0 7803" svg:d="m0 7803v-111m0-7692v111">
          <text:p/>
        </draw:path>
        <draw:frame draw:style-name="gr4" draw:layer="layout" svg:width="0.341cm" svg:height="0.28cm" svg:x="3.499cm" svg:y="8.25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0cm" svg:height="7.802cm" svg:x="8.001cm" svg:y="0.296cm" svg:viewBox="0 0 0 7803" svg:d="m0 7803v-111m0-7692v111">
          <text:p/>
        </draw:path>
        <draw:frame draw:style-name="gr4" draw:layer="layout" svg:width="0.341cm" svg:height="0.28cm" svg:x="5.663cm" svg:y="8.25cm">
          <draw:text-box>
            <text:p><text:span text:style-name="T1"><text:s/></text:span><text:span text:style-name="T1">40</text:span></text:p>
          </draw:text-box>
        </draw:frame>
        <draw:path draw:style-name="gr1" draw:layer="layout" svg:width="0cm" svg:height="7.802cm" svg:x="10.165cm" svg:y="0.296cm" svg:viewBox="0 0 0 7803" svg:d="m0 7803v-111m0-7692v111">
          <text:p/>
        </draw:path>
        <draw:frame draw:style-name="gr4" draw:layer="layout" svg:width="0.341cm" svg:height="0.28cm" svg:x="7.829cm" svg:y="8.25cm">
          <draw:text-box>
            <text:p><text:span text:style-name="T1"><text:s/></text:span><text:span text:style-name="T1">60</text:span></text:p>
          </draw:text-box>
        </draw:frame>
        <draw:path draw:style-name="gr1" draw:layer="layout" svg:width="0cm" svg:height="7.802cm" svg:x="12.329cm" svg:y="0.296cm" svg:viewBox="0 0 0 7803" svg:d="m0 7803v-111m0-7692v111">
          <text:p/>
        </draw:path>
        <draw:frame draw:style-name="gr4" draw:layer="layout" svg:width="0.341cm" svg:height="0.28cm" svg:x="9.993cm" svg:y="8.25cm">
          <draw:text-box>
            <text:p><text:span text:style-name="T1"><text:s/></text:span><text:span text:style-name="T1">80</text:span></text:p>
          </draw:text-box>
        </draw:fram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5" draw:layer="layout" svg:width="0.476cm" svg:height="0.28cm" svg:x="12.089cm" svg:y="8.25cm">
          <draw:text-box>
            <text:p><text:span text:style-name="T1"><text:s/></text:span><text:span text:style-name="T1">100</text:span></text:p>
          </draw:text-box>
        </draw:frame>
        <draw:frame draw:style-name="gr6" draw:layer="layout" svg:width="0.167cm" svg:height="0.28cm" draw:transform="rotate (1.5707963267946) translate (0.397cm 5.014cm)">
          <draw:text-box>
            <text:p><text:span text:style-name="T1">P</text:span></text:p>
          </draw:text-box>
        </draw:frame>
        <draw:frame draw:style-name="gr6" draw:layer="layout" svg:width="0.137cm" svg:height="0.28cm" draw:transform="rotate (1.5707963267946) translate (0.397cm 4.85cm)">
          <draw:text-box>
            <text:p><text:span text:style-name="T1">a</text:span></text:p>
          </draw:text-box>
        </draw:frame>
        <draw:frame draw:style-name="gr6" draw:layer="layout" svg:width="0.137cm" svg:height="0.28cm" draw:transform="rotate (1.5707963267946) translate (0.397cm 4.712cm)">
          <draw:text-box>
            <text:p><text:span text:style-name="T1">g</text:span></text:p>
          </draw:text-box>
        </draw:frame>
        <draw:frame draw:style-name="gr6" draw:layer="layout" svg:width="0.137cm" svg:height="0.28cm" draw:transform="rotate (1.5707963267946) translate (0.397cm 4.575cm)">
          <draw:text-box>
            <text:p><text:span text:style-name="T1">e</text:span></text:p>
          </draw:text-box>
        </draw:frame>
        <draw:frame draw:style-name="gr6" draw:layer="layout" svg:width="0.07cm" svg:height="0.28cm" draw:transform="rotate (1.5707963267946) translate (0.397cm 4.438cm)">
          <draw:text-box>
            <text:p><text:span text:style-name="T1"><text:s/></text:span></text:p>
          </draw:text-box>
        </draw:frame>
        <draw:frame draw:style-name="gr6" draw:layer="layout" svg:width="0.082cm" svg:height="0.28cm" draw:transform="rotate (1.5707963267946) translate (0.397cm 4.369cm)">
          <draw:text-box>
            <text:p><text:span text:style-name="T1">r</text:span></text:p>
          </draw:text-box>
        </draw:frame>
        <draw:frame draw:style-name="gr6" draw:layer="layout" svg:width="0.137cm" svg:height="0.28cm" draw:transform="rotate (1.5707963267946) translate (0.397cm 4.287cm)">
          <draw:text-box>
            <text:p><text:span text:style-name="T1">e</text:span></text:p>
          </draw:text-box>
        </draw:frame>
        <draw:frame draw:style-name="gr6" draw:layer="layout" svg:width="0.137cm" svg:height="0.28cm" draw:transform="rotate (1.5707963267946) translate (0.397cm 4.15cm)">
          <draw:text-box>
            <text:p><text:span text:style-name="T1">a</text:span></text:p>
          </draw:text-box>
        </draw:frame>
        <draw:frame draw:style-name="gr6" draw:layer="layout" svg:width="0.137cm" svg:height="0.28cm" draw:transform="rotate (1.5707963267946) translate (0.397cm 4.012cm)">
          <draw:text-box>
            <text:p><text:span text:style-name="T1">d</text:span></text:p>
          </draw:text-box>
        </draw:frame>
        <draw:frame draw:style-name="gr6" draw:layer="layout" svg:width="0.125cm" svg:height="0.28cm" draw:transform="rotate (1.5707963267946) translate (0.397cm 3.875cm)">
          <draw:text-box>
            <text:p><text:span text:style-name="T1">s</text:span></text:p>
          </draw:text-box>
        </draw:frame>
        <draw:frame draw:style-name="gr6" draw:layer="layout" svg:width="0.07cm" svg:height="0.28cm" draw:transform="rotate (1.5707963267946) translate (0.397cm 3.752cm)">
          <draw:text-box>
            <text:p><text:span text:style-name="T1"><text:s/></text:span></text:p>
          </draw:text-box>
        </draw:frame>
        <draw:frame draw:style-name="gr6" draw:layer="layout" svg:width="0.07cm" svg:height="0.28cm" draw:transform="rotate (1.5707963267946) translate (0.397cm 3.683cm)">
          <draw:text-box>
            <text:p><text:span text:style-name="T1">/</text:span></text:p>
          </draw:text-box>
        </draw:frame>
        <draw:frame draw:style-name="gr6" draw:layer="layout" svg:width="0.07cm" svg:height="0.28cm" draw:transform="rotate (1.5707963267946) translate (0.397cm 3.614cm)">
          <draw:text-box>
            <text:p><text:span text:style-name="T1"><text:s/></text:span></text:p>
          </draw:text-box>
        </draw:frame>
        <draw:frame draw:style-name="gr6" draw:layer="layout" svg:width="0.137cm" svg:height="0.28cm" draw:transform="rotate (1.5707963267946) translate (0.397cm 3.546cm)">
          <draw:text-box>
            <text:p><text:span text:style-name="T1">a</text:span></text:p>
          </draw:text-box>
        </draw:frame>
        <draw:frame draw:style-name="gr6" draw:layer="layout" svg:width="0.125cm" svg:height="0.28cm" draw:transform="rotate (1.5707963267946) translate (0.397cm 3.408cm)">
          <draw:text-box>
            <text:p><text:span text:style-name="T1">c</text:span></text:p>
          </draw:text-box>
        </draw:frame>
        <draw:frame draw:style-name="gr6" draw:layer="layout" svg:width="0.07cm" svg:height="0.28cm" draw:transform="rotate (1.5707963267946) translate (0.397cm 3.285cm)">
          <draw:text-box>
            <text:p><text:span text:style-name="T1">t</text:span></text:p>
          </draw:text-box>
        </draw:frame>
        <draw:frame draw:style-name="gr6" draw:layer="layout" svg:width="0.057cm" svg:height="0.28cm" draw:transform="rotate (1.5707963267946) translate (0.397cm 3.216cm)">
          <draw:text-box>
            <text:p><text:span text:style-name="T1">i</text:span></text:p>
          </draw:text-box>
        </draw:frame>
        <draw:frame draw:style-name="gr6" draw:layer="layout" svg:width="0.137cm" svg:height="0.28cm" draw:transform="rotate (1.5707963267946) translate (0.397cm 3.161cm)">
          <draw:text-box>
            <text:p><text:span text:style-name="T1">o</text:span></text:p>
          </draw:text-box>
        </draw:frame>
        <draw:frame draw:style-name="gr6" draw:layer="layout" svg:width="0.137cm" svg:height="0.28cm" draw:transform="rotate (1.5707963267946) translate (0.397cm 3.024cm)">
          <draw:text-box>
            <text:p><text:span text:style-name="T1">n</text:span></text:p>
          </draw:text-box>
        </draw:frame>
        <draw:frame draw:style-name="gr7" draw:layer="layout" svg:width="1.361cm" svg:height="0.28cm" svg:x="6.231cm" svg:y="8.62cm">
          <draw:text-box>
            <text:p><text:span text:style-name="T1">Updates (%)</text:span></text:p>
          </draw:text-box>
        </draw:frame>
        <draw:path draw:style-name="gr8" draw:layer="layout" svg:width="10.823cm" svg:height="5.622cm" svg:x="1.506cm" svg:y="1.255cm" svg:viewBox="0 0 10824 5623" svg:d="m9769 5623h759m-10528-5623 541 133 542-111 1081 10 3247 34 5413 12">
          <text:p/>
        </draw:path>
        <draw:line draw:style-name="gr8" draw:layer="layout" svg:x1="1.506cm" svg:y1="1.339cm" svg:x2="1.506cm" svg:y2="1.172cm">
          <text:p/>
        </draw:line>
        <draw:line draw:style-name="gr8" draw:layer="layout" svg:x1="1.423cm" svg:y1="1.255cm" svg:x2="1.589cm" svg:y2="1.255cm">
          <text:p/>
        </draw:line>
        <draw:line draw:style-name="gr8" draw:layer="layout" svg:x1="2.047cm" svg:y1="1.471cm" svg:x2="2.047cm" svg:y2="1.304cm">
          <text:p/>
        </draw:line>
        <draw:line draw:style-name="gr8" draw:layer="layout" svg:x1="1.964cm" svg:y1="1.388cm" svg:x2="2.131cm" svg:y2="1.388cm">
          <text:p/>
        </draw:line>
        <draw:line draw:style-name="gr8" draw:layer="layout" svg:x1="2.589cm" svg:y1="1.36cm" svg:x2="2.589cm" svg:y2="1.193cm">
          <text:p/>
        </draw:line>
        <draw:line draw:style-name="gr8" draw:layer="layout" svg:x1="2.506cm" svg:y1="1.277cm" svg:x2="2.672cm" svg:y2="1.277cm">
          <text:p/>
        </draw:line>
        <draw:line draw:style-name="gr8" draw:layer="layout" svg:x1="3.67cm" svg:y1="1.37cm" svg:x2="3.67cm" svg:y2="1.204cm">
          <text:p/>
        </draw:line>
        <draw:line draw:style-name="gr8" draw:layer="layout" svg:x1="3.587cm" svg:y1="1.287cm" svg:x2="3.754cm" svg:y2="1.287cm">
          <text:p/>
        </draw:line>
        <draw:line draw:style-name="gr8" draw:layer="layout" svg:x1="6.917cm" svg:y1="1.404cm" svg:x2="6.917cm" svg:y2="1.237cm">
          <text:p/>
        </draw:line>
        <draw:line draw:style-name="gr8" draw:layer="layout" svg:x1="6.834cm" svg:y1="1.321cm" svg:x2="7.001cm" svg:y2="1.321cm">
          <text:p/>
        </draw:line>
        <draw:line draw:style-name="gr8" draw:layer="layout" svg:x1="12.329cm" svg:y1="1.416cm" svg:x2="12.329cm" svg:y2="1.25cm">
          <text:p/>
        </draw:line>
        <draw:line draw:style-name="gr8" draw:layer="layout" svg:x1="12.246cm" svg:y1="1.333cm" svg:x2="12.412cm" svg:y2="1.333cm">
          <text:p/>
        </draw:line>
        <draw:line draw:style-name="gr8" draw:layer="layout" svg:x1="11.654cm" svg:y1="6.96cm" svg:x2="11.654cm" svg:y2="6.794cm">
          <text:p/>
        </draw:line>
        <draw:line draw:style-name="gr8" draw:layer="layout" svg:x1="11.57cm" svg:y1="6.877cm" svg:x2="11.737cm" svg:y2="6.877cm">
          <text:p/>
        </draw:line>
        <draw:frame draw:style-name="gr9" draw:layer="layout" svg:width="1.484cm" svg:height="0.28cm" svg:x="9.637cm" svg:y="6.781cm">
          <draw:text-box>
            <text:p><text:span text:style-name="T1">CMVBT, m=1</text:span></text:p>
          </draw:text-box>
        </draw:frame>
        <draw:path draw:style-name="gr10" draw:layer="layout" svg:width="10.823cm" svg:height="5.869cm" svg:x="1.506cm" svg:y="1.255cm" svg:viewBox="0 0 10824 5870" svg:d="m9769 5870h759m-10528-5870 541 122 542-78 1081 11 3247-44 5413 67">
          <text:p/>
        </draw:path>
        <draw:line draw:style-name="gr10" draw:layer="layout" svg:x1="1.423cm" svg:y1="1.172cm" svg:x2="1.59cm" svg:y2="1.34cm">
          <text:p/>
        </draw:line>
        <draw:line draw:style-name="gr10" draw:layer="layout" svg:x1="1.423cm" svg:y1="1.34cm" svg:x2="1.59cm" svg:y2="1.172cm">
          <text:p/>
        </draw:line>
        <draw:line draw:style-name="gr10" draw:layer="layout" svg:x1="1.964cm" svg:y1="1.294cm" svg:x2="2.132cm" svg:y2="1.461cm">
          <text:p/>
        </draw:line>
        <draw:line draw:style-name="gr10" draw:layer="layout" svg:x1="1.964cm" svg:y1="1.461cm" svg:x2="2.132cm" svg:y2="1.294cm">
          <text:p/>
        </draw:line>
        <draw:line draw:style-name="gr10" draw:layer="layout" svg:x1="2.506cm" svg:y1="1.216cm" svg:x2="2.673cm" svg:y2="1.384cm">
          <text:p/>
        </draw:line>
        <draw:line draw:style-name="gr10" draw:layer="layout" svg:x1="2.506cm" svg:y1="1.384cm" svg:x2="2.673cm" svg:y2="1.216cm">
          <text:p/>
        </draw:line>
        <draw:line draw:style-name="gr10" draw:layer="layout" svg:x1="3.587cm" svg:y1="1.227cm" svg:x2="3.755cm" svg:y2="1.394cm">
          <text:p/>
        </draw:line>
        <draw:line draw:style-name="gr10" draw:layer="layout" svg:x1="3.587cm" svg:y1="1.394cm" svg:x2="3.755cm" svg:y2="1.227cm">
          <text:p/>
        </draw:line>
        <draw:line draw:style-name="gr10" draw:layer="layout" svg:x1="6.834cm" svg:y1="1.183cm" svg:x2="7.002cm" svg:y2="1.35cm">
          <text:p/>
        </draw:line>
        <draw:line draw:style-name="gr10" draw:layer="layout" svg:x1="6.834cm" svg:y1="1.35cm" svg:x2="7.002cm" svg:y2="1.183cm">
          <text:p/>
        </draw:line>
        <draw:line draw:style-name="gr10" draw:layer="layout" svg:x1="12.246cm" svg:y1="1.25cm" svg:x2="12.413cm" svg:y2="1.417cm">
          <text:p/>
        </draw:line>
        <draw:line draw:style-name="gr10" draw:layer="layout" svg:x1="12.246cm" svg:y1="1.417cm" svg:x2="12.413cm" svg:y2="1.25cm">
          <text:p/>
        </draw:line>
        <draw:line draw:style-name="gr10" draw:layer="layout" svg:x1="11.57cm" svg:y1="7.041cm" svg:x2="11.738cm" svg:y2="7.208cm">
          <text:p/>
        </draw:line>
        <draw:line draw:style-name="gr10" draw:layer="layout" svg:x1="11.57cm" svg:y1="7.208cm" svg:x2="11.738cm" svg:y2="7.041cm">
          <text:p/>
        </draw:line>
        <draw:frame draw:style-name="gr9" draw:layer="layout" svg:width="1.484cm" svg:height="0.28cm" svg:x="9.637cm" svg:y="7.028cm">
          <draw:text-box>
            <text:p><text:span text:style-name="T1">CMVBT, m=5</text:span></text:p>
          </draw:text-box>
        </draw:frame>
        <draw:path draw:style-name="gr11" draw:layer="layout" svg:width="10.823cm" svg:height="6.116cm" svg:x="1.506cm" svg:y="1.255cm" svg:viewBox="0 0 10824 6117" svg:d="m9769 6117h759m-10528-6117 541 145 542-123 1081-11 3247 11 5413 56">
          <text:p/>
        </draw:path>
        <draw:line draw:style-name="gr11" draw:layer="layout" svg:x1="1.506cm" svg:y1="1.339cm" svg:x2="1.506cm" svg:y2="1.172cm">
          <text:p/>
        </draw:line>
        <draw:line draw:style-name="gr11" draw:layer="layout" svg:x1="1.423cm" svg:y1="1.255cm" svg:x2="1.589cm" svg:y2="1.255cm">
          <text:p/>
        </draw:line>
        <draw:line draw:style-name="gr11" draw:layer="layout" svg:x1="1.423cm" svg:y1="1.172cm" svg:x2="1.59cm" svg:y2="1.34cm">
          <text:p/>
        </draw:line>
        <draw:line draw:style-name="gr11" draw:layer="layout" svg:x1="1.423cm" svg:y1="1.34cm" svg:x2="1.59cm" svg:y2="1.172cm">
          <text:p/>
        </draw:line>
        <draw:line draw:style-name="gr11" draw:layer="layout" svg:x1="2.047cm" svg:y1="1.483cm" svg:x2="2.047cm" svg:y2="1.317cm">
          <text:p/>
        </draw:line>
        <draw:line draw:style-name="gr11" draw:layer="layout" svg:x1="1.964cm" svg:y1="1.4cm" svg:x2="2.131cm" svg:y2="1.4cm">
          <text:p/>
        </draw:line>
        <draw:line draw:style-name="gr11" draw:layer="layout" svg:x1="1.964cm" svg:y1="1.317cm" svg:x2="2.132cm" svg:y2="1.484cm">
          <text:p/>
        </draw:line>
        <draw:line draw:style-name="gr11" draw:layer="layout" svg:x1="1.964cm" svg:y1="1.484cm" svg:x2="2.132cm" svg:y2="1.317cm">
          <text:p/>
        </draw:line>
        <draw:line draw:style-name="gr11" draw:layer="layout" svg:x1="2.589cm" svg:y1="1.36cm" svg:x2="2.589cm" svg:y2="1.193cm">
          <text:p/>
        </draw:line>
        <draw:line draw:style-name="gr11" draw:layer="layout" svg:x1="2.506cm" svg:y1="1.277cm" svg:x2="2.672cm" svg:y2="1.277cm">
          <text:p/>
        </draw:line>
        <draw:line draw:style-name="gr11" draw:layer="layout" svg:x1="2.506cm" svg:y1="1.193cm" svg:x2="2.673cm" svg:y2="1.361cm">
          <text:p/>
        </draw:line>
        <draw:line draw:style-name="gr11" draw:layer="layout" svg:x1="2.506cm" svg:y1="1.361cm" svg:x2="2.673cm" svg:y2="1.193cm">
          <text:p/>
        </draw:line>
        <draw:line draw:style-name="gr11" draw:layer="layout" svg:x1="3.67cm" svg:y1="1.349cm" svg:x2="3.67cm" svg:y2="1.183cm">
          <text:p/>
        </draw:line>
        <draw:line draw:style-name="gr11" draw:layer="layout" svg:x1="3.587cm" svg:y1="1.266cm" svg:x2="3.754cm" svg:y2="1.266cm">
          <text:p/>
        </draw:line>
        <draw:line draw:style-name="gr11" draw:layer="layout" svg:x1="3.587cm" svg:y1="1.183cm" svg:x2="3.755cm" svg:y2="1.35cm">
          <text:p/>
        </draw:line>
        <draw:line draw:style-name="gr11" draw:layer="layout" svg:x1="3.587cm" svg:y1="1.35cm" svg:x2="3.755cm" svg:y2="1.183cm">
          <text:p/>
        </draw:line>
        <draw:line draw:style-name="gr11" draw:layer="layout" svg:x1="6.917cm" svg:y1="1.36cm" svg:x2="6.917cm" svg:y2="1.193cm">
          <text:p/>
        </draw:line>
        <draw:line draw:style-name="gr11" draw:layer="layout" svg:x1="6.834cm" svg:y1="1.277cm" svg:x2="7.001cm" svg:y2="1.277cm">
          <text:p/>
        </draw:line>
        <draw:line draw:style-name="gr11" draw:layer="layout" svg:x1="6.834cm" svg:y1="1.193cm" svg:x2="7.002cm" svg:y2="1.361cm">
          <text:p/>
        </draw:line>
        <draw:line draw:style-name="gr11" draw:layer="layout" svg:x1="6.834cm" svg:y1="1.361cm" svg:x2="7.002cm" svg:y2="1.193cm">
          <text:p/>
        </draw:line>
        <draw:line draw:style-name="gr11" draw:layer="layout" svg:x1="12.329cm" svg:y1="1.416cm" svg:x2="12.329cm" svg:y2="1.25cm">
          <text:p/>
        </draw:line>
        <draw:line draw:style-name="gr11" draw:layer="layout" svg:x1="12.246cm" svg:y1="1.333cm" svg:x2="12.412cm" svg:y2="1.333cm">
          <text:p/>
        </draw:line>
        <draw:line draw:style-name="gr11" draw:layer="layout" svg:x1="12.246cm" svg:y1="1.25cm" svg:x2="12.413cm" svg:y2="1.417cm">
          <text:p/>
        </draw:line>
        <draw:line draw:style-name="gr11" draw:layer="layout" svg:x1="12.246cm" svg:y1="1.417cm" svg:x2="12.413cm" svg:y2="1.25cm">
          <text:p/>
        </draw:line>
        <draw:line draw:style-name="gr11" draw:layer="layout" svg:x1="11.654cm" svg:y1="7.454cm" svg:x2="11.654cm" svg:y2="7.287cm">
          <text:p/>
        </draw:line>
        <draw:line draw:style-name="gr11" draw:layer="layout" svg:x1="11.57cm" svg:y1="7.371cm" svg:x2="11.737cm" svg:y2="7.371cm">
          <text:p/>
        </draw:line>
        <draw:line draw:style-name="gr11" draw:layer="layout" svg:x1="11.57cm" svg:y1="7.287cm" svg:x2="11.738cm" svg:y2="7.455cm">
          <text:p/>
        </draw:line>
        <draw:line draw:style-name="gr11" draw:layer="layout" svg:x1="11.57cm" svg:y1="7.455cm" svg:x2="11.738cm" svg:y2="7.287cm">
          <text:p/>
        </draw:line>
        <draw:frame draw:style-name="gr12" draw:layer="layout" svg:width="1.619cm" svg:height="0.28cm" svg:x="9.5cm" svg:y="7.275cm">
          <draw:text-box>
            <text:p><text:span text:style-name="T1">CMVBT, m=10</text:span></text:p>
          </draw:text-box>
        </draw:frame>
        <draw:path draw:style-name="gr13" draw:layer="layout" svg:width="10.823cm" svg:height="6.386cm" svg:x="1.506cm" svg:y="1.232cm" svg:viewBox="0 0 10824 6387" svg:d="m9769 6387h759m-10528-6364 541 200 542-122 1081-34 3247-67 5413 101">
          <text:p/>
        </draw:path>
        <draw:polygon draw:style-name="gr13" draw:layer="layout" svg:width="0.166cm" svg:height="0.167cm" svg:x="1.423cm" svg:y="1.172cm" svg:viewBox="0 0 167 168" draw:points="0,168 167,168 167,0 0,0">
          <text:p/>
        </draw:polygon>
        <draw:polyline draw:style-name="gr13" draw:layer="layout" svg:width="0cm" svg:height="0cm" svg:x="1.506cm" svg:y="1.255cm" svg:viewBox="0 0 0 0" draw:points="0,0">
          <text:p/>
        </draw:polyline>
        <draw:polygon draw:style-name="gr13" draw:layer="layout" svg:width="0.167cm" svg:height="0.167cm" svg:x="1.964cm" svg:y="1.371cm" svg:viewBox="0 0 168 168" draw:points="0,168 168,168 168,0 0,0">
          <text:p/>
        </draw:polygon>
        <draw:polyline draw:style-name="gr13" draw:layer="layout" svg:width="0cm" svg:height="0cm" svg:x="2.047cm" svg:y="1.455cm" svg:viewBox="0 0 0 0" draw:points="0,0">
          <text:p/>
        </draw:polyline>
        <draw:polygon draw:style-name="gr13" draw:layer="layout" svg:width="0.166cm" svg:height="0.166cm" svg:x="2.506cm" svg:y="1.25cm" svg:viewBox="0 0 167 167" draw:points="0,167 167,167 167,0 0,0">
          <text:p/>
        </draw:polygon>
        <draw:polyline draw:style-name="gr13" draw:layer="layout" svg:width="0cm" svg:height="0cm" svg:x="2.589cm" svg:y="1.333cm" svg:viewBox="0 0 0 0" draw:points="0,0">
          <text:p/>
        </draw:polyline>
        <draw:polygon draw:style-name="gr13" draw:layer="layout" svg:width="0.167cm" svg:height="0.167cm" svg:x="3.587cm" svg:y="1.216cm" svg:viewBox="0 0 168 168" draw:points="0,168 168,168 168,0 0,0">
          <text:p/>
        </draw:polygon>
        <draw:polyline draw:style-name="gr13" draw:layer="layout" svg:width="0cm" svg:height="0cm" svg:x="3.67cm" svg:y="1.299cm" svg:viewBox="0 0 0 0" draw:points="0,0">
          <text:p/>
        </draw:polyline>
        <draw:polygon draw:style-name="gr13" draw:layer="layout" svg:width="0.167cm" svg:height="0.167cm" svg:x="6.834cm" svg:y="1.149cm" svg:viewBox="0 0 168 168" draw:points="0,168 168,168 168,0 0,0">
          <text:p/>
        </draw:polygon>
        <draw:polyline draw:style-name="gr13" draw:layer="layout" svg:width="0cm" svg:height="0cm" svg:x="6.917cm" svg:y="1.232cm" svg:viewBox="0 0 0 0" draw:points="0,0">
          <text:p/>
        </draw:polyline>
        <draw:polygon draw:style-name="gr13" draw:layer="layout" svg:width="0.166cm" svg:height="0.166cm" svg:x="12.246cm" svg:y="1.25cm" svg:viewBox="0 0 167 167" draw:points="0,167 167,167 167,0 0,0">
          <text:p/>
        </draw:polygon>
        <draw:polyline draw:style-name="gr13" draw:layer="layout" svg:width="0cm" svg:height="0cm" svg:x="12.329cm" svg:y="1.333cm" svg:viewBox="0 0 0 0" draw:points="0,0">
          <text:p/>
        </draw:polyline>
        <draw:polygon draw:style-name="gr13" draw:layer="layout" svg:width="0.167cm" svg:height="0.167cm" svg:x="11.57cm" svg:y="7.534cm" svg:viewBox="0 0 168 168" draw:points="0,168 168,168 168,0 0,0">
          <text:p/>
        </draw:polygon>
        <draw:polyline draw:style-name="gr13" draw:layer="layout" svg:width="0cm" svg:height="0cm" svg:x="11.654cm" svg:y="7.618cm" svg:viewBox="0 0 0 0" draw:points="0,0">
          <text:p/>
        </draw:polyline>
        <draw:frame draw:style-name="gr12" draw:layer="layout" svg:width="1.619cm" svg:height="0.28cm" svg:x="9.5cm" svg:y="7.522cm">
          <draw:text-box>
            <text:p><text:span text:style-name="T1">CMVBT, m=50</text:span></text:p>
          </draw:text-box>
        </draw:frame>
        <draw:path draw:style-name="gr14" draw:layer="layout" svg:width="10.823cm" svg:height="7.112cm" svg:x="1.506cm" svg:y="0.753cm" svg:viewBox="0 0 10824 7113" svg:d="m9769 7113h759m-10528-7113 541 144 542-21h1081l3247 21 5413-111">
          <text:p/>
        </draw:path>
        <draw:polygon draw:style-name="gr15" draw:layer="layout" svg:width="0.166cm" svg:height="0.167cm" svg:x="1.423cm" svg:y="0.669cm" svg:viewBox="0 0 167 168" draw:points="0,168 167,168 167,0 0,0">
          <text:p/>
        </draw:polygon>
        <draw:polygon draw:style-name="gr15" draw:layer="layout" svg:width="0.167cm" svg:height="0.167cm" svg:x="1.964cm" svg:y="0.814cm" svg:viewBox="0 0 168 168" draw:points="0,168 168,168 168,0 0,0">
          <text:p/>
        </draw:polygon>
        <draw:polygon draw:style-name="gr15" draw:layer="layout" svg:width="0.166cm" svg:height="0.166cm" svg:x="2.506cm" svg:y="0.793cm" svg:viewBox="0 0 167 167" draw:points="0,167 167,167 167,0 0,0">
          <text:p/>
        </draw:polygon>
        <draw:polygon draw:style-name="gr15" draw:layer="layout" svg:width="0.167cm" svg:height="0.166cm" svg:x="3.587cm" svg:y="0.793cm" svg:viewBox="0 0 168 167" draw:points="0,167 168,167 168,0 0,0">
          <text:p/>
        </draw:polygon>
        <draw:polygon draw:style-name="gr15" draw:layer="layout" svg:width="0.167cm" svg:height="0.167cm" svg:x="6.834cm" svg:y="0.814cm" svg:viewBox="0 0 168 168" draw:points="0,168 168,168 168,0 0,0">
          <text:p/>
        </draw:polygon>
        <draw:polygon draw:style-name="gr15" draw:layer="layout" svg:width="0.166cm" svg:height="0.167cm" svg:x="12.246cm" svg:y="0.703cm" svg:viewBox="0 0 167 168" draw:points="0,168 167,168 167,0 0,0">
          <text:p/>
        </draw:polygon>
        <draw:polygon draw:style-name="gr15" draw:layer="layout" svg:width="0.167cm" svg:height="0.167cm" svg:x="11.57cm" svg:y="7.781cm" svg:viewBox="0 0 168 168" draw:points="0,168 168,168 168,0 0,0">
          <text:p/>
        </draw:polygon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16" draw:layer="layout" svg:width="0.637cm" svg:height="0.28cm" svg:x="10.495cm" svg:y="7.769cm">
          <draw:text-box>
            <text:p><text:span text:style-name="T1">TSBT</text:span></text:p>
          </draw:text-box>
        </draw:fram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97cm" svg:height="0cm" svg:x="1.358cm" svg:y="8.099cm" svg:viewBox="0 0 10971 0" svg:d="m0 0h111m10860 0h-111">
          <text:p/>
        </draw:path>
        <draw:path draw:style-name="gr1" draw:layer="layout" svg:width="10.97cm" svg:height="0cm" svg:x="1.358cm" svg:y="6.799cm" svg:viewBox="0 0 10971 0" svg:d="m0 0h111m10860 0h-111">
          <text:p/>
        </draw:path>
        <draw:frame draw:style-name="gr2" draw:layer="layout" svg:width="0.205cm" svg:height="0.28cm" svg:x="1.004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97cm" svg:height="0cm" svg:x="1.358cm" svg:y="5.498cm" svg:viewBox="0 0 10971 0" svg:d="m0 0h111m10860 0h-111">
          <text:p/>
        </draw:path>
        <draw:frame draw:style-name="gr3" draw:layer="layout" svg:width="0.341cm" svg:height="0.28cm" svg:x="0.866cm" svg:y="6.703cm">
          <draw:text-box>
            <text:p><text:span text:style-name="T1"><text:s/></text:span><text:span text:style-name="T1">10</text:span></text:p>
          </draw:text-box>
        </draw:frame>
        <draw:path draw:style-name="gr1" draw:layer="layout" svg:width="10.97cm" svg:height="0cm" svg:x="1.358cm" svg:y="4.198cm" svg:viewBox="0 0 10971 0" svg:d="m0 0h111m10860 0h-111">
          <text:p/>
        </draw:path>
        <draw:frame draw:style-name="gr3" draw:layer="layout" svg:width="0.341cm" svg:height="0.28cm" svg:x="0.866cm" svg:y="5.401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10.97cm" svg:height="0cm" svg:x="1.358cm" svg:y="2.898cm" svg:viewBox="0 0 10971 0" svg:d="m0 0h111m10860 0h-111">
          <text:p/>
        </draw:path>
        <draw:frame draw:style-name="gr3" draw:layer="layout" svg:width="0.341cm" svg:height="0.28cm" svg:x="0.866cm" svg:y="4.101cm">
          <draw:text-box>
            <text:p><text:span text:style-name="T1"><text:s/></text:span><text:span text:style-name="T1">30</text:span></text:p>
          </draw:text-box>
        </draw:frame>
        <draw:path draw:style-name="gr1" draw:layer="layout" svg:width="10.97cm" svg:height="0cm" svg:x="1.358cm" svg:y="1.596cm" svg:viewBox="0 0 10971 0" svg:d="m0 0h111m10860 0h-111">
          <text:p/>
        </draw:path>
        <draw:frame draw:style-name="gr3" draw:layer="layout" svg:width="0.341cm" svg:height="0.28cm" svg:x="0.866cm" svg:y="2.801cm">
          <draw:text-box>
            <text:p><text:span text:style-name="T1"><text:s/></text:span><text:span text:style-name="T1">40</text:span></text:p>
          </draw:text-box>
        </draw:frame>
        <draw:path draw:style-name="gr1" draw:layer="layout" svg:width="10.97cm" svg:height="0cm" svg:x="1.358cm" svg:y="0.296cm" svg:viewBox="0 0 10971 0" svg:d="m0 0h111m10860 0h-111">
          <text:p/>
        </draw:path>
        <draw:frame draw:style-name="gr3" draw:layer="layout" svg:width="0.341cm" svg:height="0.28cm" svg:x="0.866cm" svg:y="1.5cm">
          <draw:text-box>
            <text:p><text:span text:style-name="T1"><text:s/></text:span><text:span text:style-name="T1">50</text:span></text:p>
          </draw:text-box>
        </draw:frame>
        <draw:path draw:style-name="gr1" draw:layer="layout" svg:width="0cm" svg:height="7.802cm" svg:x="2.003cm" svg:y="0.296cm" svg:viewBox="0 0 0 7803" svg:d="m0 7803v-111m0-7692v111">
          <text:p/>
        </draw:path>
        <draw:frame draw:style-name="gr3" draw:layer="layout" svg:width="0.341cm" svg:height="0.28cm" svg:x="0.866cm" svg:y="0.2cm">
          <draw:text-box>
            <text:p><text:span text:style-name="T1"><text:s/></text:span><text:span text:style-name="T1">60</text:span></text:p>
          </draw:text-box>
        </draw:frame>
        <draw:path draw:style-name="gr1" draw:layer="layout" svg:width="0cm" svg:height="7.802cm" svg:x="5.229cm" svg:y="0.296cm" svg:viewBox="0 0 0 7803" svg:d="m0 7803v-111m0-7692v111">
          <text:p/>
        </draw:path>
        <draw:frame draw:style-name="gr4" draw:layer="layout" svg:width="0.569cm" svg:height="0.28cm" svg:x="1.715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457cm" svg:y="0.296cm" svg:viewBox="0 0 0 7803" svg:d="m0 7803v-111m0-7692v111">
          <text:p/>
        </draw:path>
        <draw:frame draw:style-name="gr5" draw:layer="layout" svg:width="1.082cm" svg:height="0.28cm" svg:x="4.684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84cm" svg:y="0.296cm" svg:viewBox="0 0 0 7803" svg:d="m0 7803v-111m0-7692v111">
          <text:p/>
        </draw:path>
        <draw:frame draw:style-name="gr6" draw:layer="layout" svg:width="1.708cm" svg:height="0.28cm" svg:x="7.596cm" svg:y="8.25cm">
          <draw:text-box>
            <text:p><text:span text:style-name="T1">+ more updates</text:span></text:p>
          </draw:text-box>
        </draw:fram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7" draw:layer="layout" svg:width="1.001cm" svg:height="0.28cm" svg:x="11.179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01cm)">
          <draw:text-box>
            <text:p><text:span text:style-name="T1">B</text:span></text:p>
          </draw:text-box>
        </draw:frame>
        <draw:frame draw:style-name="gr8" draw:layer="layout" svg:width="0.137cm" svg:height="0.28cm" draw:transform="rotate (1.5707963267946) translate (0.397cm 4.836cm)">
          <draw:text-box>
            <text:p><text:span text:style-name="T1">u</text:span></text:p>
          </draw:text-box>
        </draw:frame>
        <draw:frame draw:style-name="gr8" draw:layer="layout" svg:width="0.07cm" svg:height="0.28cm" draw:transform="rotate (1.5707963267946) translate (0.397cm 4.699cm)">
          <draw:text-box>
            <text:p><text:span text:style-name="T1">f</text:span></text:p>
          </draw:text-box>
        </draw:frame>
        <draw:frame draw:style-name="gr8" draw:layer="layout" svg:width="0.07cm" svg:height="0.28cm" draw:transform="rotate (1.5707963267946) translate (0.397cm 4.63cm)">
          <draw:text-box>
            <text:p><text:span text:style-name="T1">f</text:span></text:p>
          </draw:text-box>
        </draw:frame>
        <draw:frame draw:style-name="gr8" draw:layer="layout" svg:width="0.137cm" svg:height="0.28cm" draw:transform="rotate (1.5707963267946) translate (0.397cm 4.561cm)">
          <draw:text-box>
            <text:p><text:span text:style-name="T1">e</text:span></text:p>
          </draw:text-box>
        </draw:frame>
        <draw:frame draw:style-name="gr8" draw:layer="layout" svg:width="0.082cm" svg:height="0.28cm" draw:transform="rotate (1.5707963267946) translate (0.397cm 4.424cm)">
          <draw:text-box>
            <text:p><text:span text:style-name="T1">r</text:span></text:p>
          </draw:text-box>
        </draw:frame>
        <draw:frame draw:style-name="gr8" draw:layer="layout" svg:width="0.07cm" svg:height="0.28cm" draw:transform="rotate (1.5707963267946) translate (0.397cm 4.34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4.273cm)">
          <draw:text-box>
            <text:p><text:span text:style-name="T1">f</text:span></text:p>
          </draw:text-box>
        </draw:frame>
        <draw:frame draw:style-name="gr8" draw:layer="layout" svg:width="0.057cm" svg:height="0.28cm" draw:transform="rotate (1.5707963267946) translate (0.397cm 4.204cm)">
          <draw:text-box>
            <text:p><text:span text:style-name="T1">i</text:span></text:p>
          </draw:text-box>
        </draw:frame>
        <draw:frame draw:style-name="gr8" draw:layer="layout" svg:width="0.121cm" svg:height="0.28cm" draw:transform="rotate (1.5707963267946) translate (0.397cm 4.15cm)">
          <draw:text-box>
            <text:p><text:span text:style-name="T1">x</text:span></text:p>
          </draw:text-box>
        </draw:frame>
        <draw:frame draw:style-name="gr8" draw:layer="layout" svg:width="0.137cm" svg:height="0.28cm" draw:transform="rotate (1.5707963267946) translate (0.397cm 4.026cm)">
          <draw:text-box>
            <text:p><text:span text:style-name="T1">e</text:span></text:p>
          </draw:text-box>
        </draw:frame>
        <draw:frame draw:style-name="gr8" draw:layer="layout" svg:width="0.125cm" svg:height="0.28cm" draw:transform="rotate (1.5707963267946) translate (0.397cm 3.889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65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97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28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59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22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99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3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75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38cm)">
          <draw:text-box>
            <text:p><text:span text:style-name="T1">n</text:span></text:p>
          </draw:text-box>
        </draw:frame>
        <draw:frame draw:style-name="gr9" draw:layer="layout" svg:width="1.645cm" svg:height="0.28cm" svg:x="6.013cm" svg:y="8.62cm">
          <draw:text-box>
            <text:p><text:span text:style-name="T1">Database state</text:span></text:p>
          </draw:text-box>
        </draw:frame>
        <draw:path draw:style-name="gr10" draw:layer="layout" svg:width="9.681cm" svg:height="5.966cm" svg:x="2.003cm" svg:y="0.53cm" svg:viewBox="0 0 9682 5967" svg:d="m392 0h758m-1150 2854 3226-1100 3228 77 3228 4136">
          <text:p/>
        </draw:path>
        <draw:line draw:style-name="gr10" draw:layer="layout" svg:x1="2.003cm" svg:y1="3.468cm" svg:x2="2.003cm" svg:y2="3.301cm">
          <text:p/>
        </draw:line>
        <draw:line draw:style-name="gr10" draw:layer="layout" svg:x1="1.92cm" svg:y1="3.384cm" svg:x2="2.087cm" svg:y2="3.384cm">
          <text:p/>
        </draw:line>
        <draw:line draw:style-name="gr10" draw:layer="layout" svg:x1="5.229cm" svg:y1="2.367cm" svg:x2="5.229cm" svg:y2="2.2cm">
          <text:p/>
        </draw:line>
        <draw:line draw:style-name="gr10" draw:layer="layout" svg:x1="5.146cm" svg:y1="2.284cm" svg:x2="5.313cm" svg:y2="2.284cm">
          <text:p/>
        </draw:line>
        <draw:line draw:style-name="gr10" draw:layer="layout" svg:x1="8.457cm" svg:y1="2.445cm" svg:x2="8.457cm" svg:y2="2.278cm">
          <text:p/>
        </draw:line>
        <draw:line draw:style-name="gr10" draw:layer="layout" svg:x1="8.374cm" svg:y1="2.361cm" svg:x2="8.541cm" svg:y2="2.361cm">
          <text:p/>
        </draw:line>
        <draw:line draw:style-name="gr10" draw:layer="layout" svg:x1="11.684cm" svg:y1="6.579cm" svg:x2="11.684cm" svg:y2="6.413cm">
          <text:p/>
        </draw:line>
        <draw:line draw:style-name="gr10" draw:layer="layout" svg:x1="11.6cm" svg:y1="6.496cm" svg:x2="11.767cm" svg:y2="6.496cm">
          <text:p/>
        </draw:line>
        <draw:line draw:style-name="gr10" draw:layer="layout" svg:x1="2.774cm" svg:y1="0.614cm" svg:x2="2.774cm" svg:y2="0.447cm">
          <text:p/>
        </draw:line>
        <draw:line draw:style-name="gr10" draw:layer="layout" svg:x1="2.691cm" svg:y1="0.53cm" svg:x2="2.857cm" svg:y2="0.53cm">
          <text:p/>
        </draw:line>
        <draw:frame draw:style-name="gr11" draw:layer="layout" svg:width="0.861cm" svg:height="0.28cm" svg:x="1.382cm" svg:y="0.434cm">
          <draw:text-box>
            <text:p><text:span text:style-name="T1">CMVBT</text:span></text:p>
          </draw:text-box>
        </draw:frame>
        <draw:path draw:style-name="gr12" draw:layer="layout" svg:width="9.681cm" svg:height="1.351cm" svg:x="2.003cm" svg:y="0.548cm" svg:viewBox="0 0 9682 1352" svg:d="m392 229h758m-1150 1123 3226-1101 3228-251h3228">
          <text:p/>
        </draw:path>
        <draw:line draw:style-name="gr12" draw:layer="layout" svg:x1="1.92cm" svg:y1="1.816cm" svg:x2="2.088cm" svg:y2="1.984cm">
          <text:p/>
        </draw:line>
        <draw:line draw:style-name="gr12" draw:layer="layout" svg:x1="1.92cm" svg:y1="1.984cm" svg:x2="2.088cm" svg:y2="1.816cm">
          <text:p/>
        </draw:line>
        <draw:line draw:style-name="gr12" draw:layer="layout" svg:x1="5.146cm" svg:y1="0.715cm" svg:x2="5.314cm" svg:y2="0.883cm">
          <text:p/>
        </draw:line>
        <draw:line draw:style-name="gr12" draw:layer="layout" svg:x1="5.146cm" svg:y1="0.883cm" svg:x2="5.314cm" svg:y2="0.715cm">
          <text:p/>
        </draw:line>
        <draw:line draw:style-name="gr12" draw:layer="layout" svg:x1="8.374cm" svg:y1="0.465cm" svg:x2="8.542cm" svg:y2="0.632cm">
          <text:p/>
        </draw:line>
        <draw:line draw:style-name="gr12" draw:layer="layout" svg:x1="8.374cm" svg:y1="0.632cm" svg:x2="8.542cm" svg:y2="0.465cm">
          <text:p/>
        </draw:line>
        <draw:line draw:style-name="gr12" draw:layer="layout" svg:x1="11.6cm" svg:y1="0.465cm" svg:x2="11.768cm" svg:y2="0.632cm">
          <text:p/>
        </draw:line>
        <draw:line draw:style-name="gr12" draw:layer="layout" svg:x1="11.6cm" svg:y1="0.632cm" svg:x2="11.768cm" svg:y2="0.465cm">
          <text:p/>
        </draw:line>
        <draw:line draw:style-name="gr12" draw:layer="layout" svg:x1="2.691cm" svg:y1="0.694cm" svg:x2="2.858cm" svg:y2="0.862cm">
          <text:p/>
        </draw:line>
        <draw:line draw:style-name="gr12" draw:layer="layout" svg:x1="2.691cm" svg:y1="0.862cm" svg:x2="2.858cm" svg:y2="0.694cm">
          <text:p/>
        </draw:lin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13" draw:layer="layout" svg:width="0.637cm" svg:height="0.28cm" svg:x="1.616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97cm" svg:height="0cm" svg:x="1.358cm" svg:y="8.099cm" svg:viewBox="0 0 10971 0" svg:d="m0 0h111m10860 0h-111">
          <text:p/>
        </draw:path>
        <draw:path draw:style-name="gr1" draw:layer="layout" svg:width="10.97cm" svg:height="0cm" svg:x="1.358cm" svg:y="7.124cm" svg:viewBox="0 0 10971 0" svg:d="m0 0h111m10860 0h-111">
          <text:p/>
        </draw:path>
        <draw:frame draw:style-name="gr2" draw:layer="layout" svg:width="0.205cm" svg:height="0.28cm" svg:x="1.004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97cm" svg:height="0cm" svg:x="1.358cm" svg:y="6.148cm" svg:viewBox="0 0 10971 0" svg:d="m0 0h111m10860 0h-111">
          <text:p/>
        </draw:path>
        <draw:frame draw:style-name="gr2" draw:layer="layout" svg:width="0.205cm" svg:height="0.28cm" svg:x="1.004cm" svg:y="7.028cm">
          <draw:text-box>
            <text:p><text:span text:style-name="T1"><text:s/></text:span><text:span text:style-name="T1">5</text:span></text:p>
          </draw:text-box>
        </draw:frame>
        <draw:path draw:style-name="gr1" draw:layer="layout" svg:width="10.97cm" svg:height="0cm" svg:x="1.358cm" svg:y="5.173cm" svg:viewBox="0 0 10971 0" svg:d="m0 0h111m10860 0h-111">
          <text:p/>
        </draw:path>
        <draw:frame draw:style-name="gr3" draw:layer="layout" svg:width="0.341cm" svg:height="0.28cm" svg:x="0.866cm" svg:y="6.052cm">
          <draw:text-box>
            <text:p><text:span text:style-name="T1"><text:s/></text:span><text:span text:style-name="T1">10</text:span></text:p>
          </draw:text-box>
        </draw:frame>
        <draw:path draw:style-name="gr1" draw:layer="layout" svg:width="10.97cm" svg:height="0cm" svg:x="1.358cm" svg:y="4.198cm" svg:viewBox="0 0 10971 0" svg:d="m0 0h111m10860 0h-111">
          <text:p/>
        </draw:path>
        <draw:frame draw:style-name="gr3" draw:layer="layout" svg:width="0.341cm" svg:height="0.28cm" svg:x="0.866cm" svg:y="5.077cm">
          <draw:text-box>
            <text:p><text:span text:style-name="T1"><text:s/></text:span><text:span text:style-name="T1">15</text:span></text:p>
          </draw:text-box>
        </draw:frame>
        <draw:path draw:style-name="gr1" draw:layer="layout" svg:width="10.97cm" svg:height="0cm" svg:x="1.358cm" svg:y="3.222cm" svg:viewBox="0 0 10971 0" svg:d="m0 0h111m10860 0h-111">
          <text:p/>
        </draw:path>
        <draw:frame draw:style-name="gr3" draw:layer="layout" svg:width="0.341cm" svg:height="0.28cm" svg:x="0.866cm" svg:y="4.101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10.97cm" svg:height="0cm" svg:x="1.358cm" svg:y="2.247cm" svg:viewBox="0 0 10971 0" svg:d="m0 0h111m10860 0h-111">
          <text:p/>
        </draw:path>
        <draw:frame draw:style-name="gr3" draw:layer="layout" svg:width="0.341cm" svg:height="0.28cm" svg:x="0.866cm" svg:y="3.126cm">
          <draw:text-box>
            <text:p><text:span text:style-name="T1"><text:s/></text:span><text:span text:style-name="T1">25</text:span></text:p>
          </draw:text-box>
        </draw:frame>
        <draw:path draw:style-name="gr1" draw:layer="layout" svg:width="10.97cm" svg:height="0cm" svg:x="1.358cm" svg:y="1.271cm" svg:viewBox="0 0 10971 0" svg:d="m0 0h111m10860 0h-111">
          <text:p/>
        </draw:path>
        <draw:frame draw:style-name="gr3" draw:layer="layout" svg:width="0.341cm" svg:height="0.28cm" svg:x="0.866cm" svg:y="2.151cm">
          <draw:text-box>
            <text:p><text:span text:style-name="T1"><text:s/></text:span><text:span text:style-name="T1">30</text:span></text:p>
          </draw:text-box>
        </draw:frame>
        <draw:path draw:style-name="gr1" draw:layer="layout" svg:width="10.97cm" svg:height="0cm" svg:x="1.358cm" svg:y="0.296cm" svg:viewBox="0 0 10971 0" svg:d="m0 0h111m10860 0h-111">
          <text:p/>
        </draw:path>
        <draw:frame draw:style-name="gr3" draw:layer="layout" svg:width="0.341cm" svg:height="0.28cm" svg:x="0.866cm" svg:y="1.175cm">
          <draw:text-box>
            <text:p><text:span text:style-name="T1"><text:s/></text:span><text:span text:style-name="T1">35</text:span></text:p>
          </draw:text-box>
        </draw:frame>
        <draw:path draw:style-name="gr1" draw:layer="layout" svg:width="0cm" svg:height="7.802cm" svg:x="2.003cm" svg:y="0.296cm" svg:viewBox="0 0 0 7803" svg:d="m0 7803v-111m0-7692v111">
          <text:p/>
        </draw:path>
        <draw:frame draw:style-name="gr3" draw:layer="layout" svg:width="0.341cm" svg:height="0.28cm" svg:x="0.866cm" svg:y="0.2cm">
          <draw:text-box>
            <text:p><text:span text:style-name="T1"><text:s/></text:span><text:span text:style-name="T1">40</text:span></text:p>
          </draw:text-box>
        </draw:frame>
        <draw:path draw:style-name="gr1" draw:layer="layout" svg:width="0cm" svg:height="7.802cm" svg:x="5.229cm" svg:y="0.296cm" svg:viewBox="0 0 0 7803" svg:d="m0 7803v-111m0-7692v111">
          <text:p/>
        </draw:path>
        <draw:frame draw:style-name="gr4" draw:layer="layout" svg:width="0.569cm" svg:height="0.28cm" svg:x="1.715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457cm" svg:y="0.296cm" svg:viewBox="0 0 0 7803" svg:d="m0 7803v-111m0-7692v111">
          <text:p/>
        </draw:path>
        <draw:frame draw:style-name="gr5" draw:layer="layout" svg:width="1.082cm" svg:height="0.28cm" svg:x="4.684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84cm" svg:y="0.296cm" svg:viewBox="0 0 0 7803" svg:d="m0 7803v-111m0-7692v111">
          <text:p/>
        </draw:path>
        <draw:frame draw:style-name="gr6" draw:layer="layout" svg:width="1.708cm" svg:height="0.28cm" svg:x="7.596cm" svg:y="8.25cm">
          <draw:text-box>
            <text:p><text:span text:style-name="T1">+ more updates</text:span></text:p>
          </draw:text-box>
        </draw:fram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7" draw:layer="layout" svg:width="1.001cm" svg:height="0.28cm" svg:x="11.179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14cm)">
          <draw:text-box>
            <text:p><text:span text:style-name="T1">P</text:span></text:p>
          </draw:text-box>
        </draw:frame>
        <draw:frame draw:style-name="gr8" draw:layer="layout" svg:width="0.137cm" svg:height="0.28cm" draw:transform="rotate (1.5707963267946) translate (0.397cm 4.85cm)">
          <draw:text-box>
            <text:p><text:span text:style-name="T1">a</text:span></text:p>
          </draw:text-box>
        </draw:frame>
        <draw:frame draw:style-name="gr8" draw:layer="layout" svg:width="0.137cm" svg:height="0.28cm" draw:transform="rotate (1.5707963267946) translate (0.397cm 4.712cm)">
          <draw:text-box>
            <text:p><text:span text:style-name="T1">g</text:span></text:p>
          </draw:text-box>
        </draw:frame>
        <draw:frame draw:style-name="gr8" draw:layer="layout" svg:width="0.137cm" svg:height="0.28cm" draw:transform="rotate (1.5707963267946) translate (0.397cm 4.575cm)">
          <draw:text-box>
            <text:p><text:span text:style-name="T1">e</text:span></text:p>
          </draw:text-box>
        </draw:frame>
        <draw:frame draw:style-name="gr8" draw:layer="layout" svg:width="0.07cm" svg:height="0.28cm" draw:transform="rotate (1.5707963267946) translate (0.397cm 4.438cm)">
          <draw:text-box>
            <text:p><text:span text:style-name="T1"><text:s/></text:span></text:p>
          </draw:text-box>
        </draw:frame>
        <draw:frame draw:style-name="gr8" draw:layer="layout" svg:width="0.082cm" svg:height="0.28cm" draw:transform="rotate (1.5707963267946) translate (0.397cm 4.369cm)">
          <draw:text-box>
            <text:p><text:span text:style-name="T1">r</text:span></text:p>
          </draw:text-box>
        </draw:frame>
        <draw:frame draw:style-name="gr8" draw:layer="layout" svg:width="0.137cm" svg:height="0.28cm" draw:transform="rotate (1.5707963267946) translate (0.397cm 4.287cm)">
          <draw:text-box>
            <text:p><text:span text:style-name="T1">e</text:span></text:p>
          </draw:text-box>
        </draw:frame>
        <draw:frame draw:style-name="gr8" draw:layer="layout" svg:width="0.137cm" svg:height="0.28cm" draw:transform="rotate (1.5707963267946) translate (0.397cm 4.15cm)">
          <draw:text-box>
            <text:p><text:span text:style-name="T1">a</text:span></text:p>
          </draw:text-box>
        </draw:frame>
        <draw:frame draw:style-name="gr8" draw:layer="layout" svg:width="0.137cm" svg:height="0.28cm" draw:transform="rotate (1.5707963267946) translate (0.397cm 4.012cm)">
          <draw:text-box>
            <text:p><text:span text:style-name="T1">d</text:span></text:p>
          </draw:text-box>
        </draw:frame>
        <draw:frame draw:style-name="gr8" draw:layer="layout" svg:width="0.125cm" svg:height="0.28cm" draw:transform="rotate (1.5707963267946) translate (0.397cm 3.875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5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83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14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46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08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85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16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61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24cm)">
          <draw:text-box>
            <text:p><text:span text:style-name="T1">n</text:span></text:p>
          </draw:text-box>
        </draw:frame>
        <draw:frame draw:style-name="gr9" draw:layer="layout" svg:width="1.645cm" svg:height="0.28cm" svg:x="6.013cm" svg:y="8.62cm">
          <draw:text-box>
            <text:p><text:span text:style-name="T1">Database state</text:span></text:p>
          </draw:text-box>
        </draw:frame>
        <draw:path draw:style-name="gr10" draw:layer="layout" svg:width="9.681cm" svg:height="7.373cm" svg:x="2.003cm" svg:y="0.53cm" svg:viewBox="0 0 9682 7374" svg:d="m392 0h758m-1150 3985 3226-1660 3228 140 3228 4909">
          <text:p/>
        </draw:path>
        <draw:line draw:style-name="gr10" draw:layer="layout" svg:x1="2.003cm" svg:y1="4.598cm" svg:x2="2.003cm" svg:y2="4.432cm">
          <text:p/>
        </draw:line>
        <draw:line draw:style-name="gr10" draw:layer="layout" svg:x1="1.92cm" svg:y1="4.515cm" svg:x2="2.087cm" svg:y2="4.515cm">
          <text:p/>
        </draw:line>
        <draw:line draw:style-name="gr10" draw:layer="layout" svg:x1="5.229cm" svg:y1="2.939cm" svg:x2="5.229cm" svg:y2="2.772cm">
          <text:p/>
        </draw:line>
        <draw:line draw:style-name="gr10" draw:layer="layout" svg:x1="5.146cm" svg:y1="2.855cm" svg:x2="5.313cm" svg:y2="2.855cm">
          <text:p/>
        </draw:line>
        <draw:line draw:style-name="gr10" draw:layer="layout" svg:x1="8.457cm" svg:y1="3.078cm" svg:x2="8.457cm" svg:y2="2.911cm">
          <text:p/>
        </draw:line>
        <draw:line draw:style-name="gr10" draw:layer="layout" svg:x1="8.374cm" svg:y1="2.995cm" svg:x2="8.541cm" svg:y2="2.995cm">
          <text:p/>
        </draw:line>
        <draw:line draw:style-name="gr10" draw:layer="layout" svg:x1="11.684cm" svg:y1="7.987cm" svg:x2="11.684cm" svg:y2="7.82cm">
          <text:p/>
        </draw:line>
        <draw:line draw:style-name="gr10" draw:layer="layout" svg:x1="11.6cm" svg:y1="7.903cm" svg:x2="11.767cm" svg:y2="7.903cm">
          <text:p/>
        </draw:line>
        <draw:line draw:style-name="gr10" draw:layer="layout" svg:x1="2.774cm" svg:y1="0.614cm" svg:x2="2.774cm" svg:y2="0.447cm">
          <text:p/>
        </draw:line>
        <draw:line draw:style-name="gr10" draw:layer="layout" svg:x1="2.691cm" svg:y1="0.53cm" svg:x2="2.857cm" svg:y2="0.53cm">
          <text:p/>
        </draw:line>
        <draw:frame draw:style-name="gr11" draw:layer="layout" svg:width="0.861cm" svg:height="0.28cm" svg:x="1.382cm" svg:y="0.434cm">
          <draw:text-box>
            <text:p><text:span text:style-name="T1">CMVBT</text:span></text:p>
          </draw:text-box>
        </draw:frame>
        <draw:path draw:style-name="gr12" draw:layer="layout" svg:width="9.681cm" svg:height="2.318cm" svg:x="2.003cm" svg:y="0.777cm" svg:viewBox="0 0 9682 2319" svg:d="m392 0h758m-1150 2319 3226-1826 3228-272h3228">
          <text:p/>
        </draw:path>
        <draw:line draw:style-name="gr12" draw:layer="layout" svg:x1="1.92cm" svg:y1="3.012cm" svg:x2="2.088cm" svg:y2="3.179cm">
          <text:p/>
        </draw:line>
        <draw:line draw:style-name="gr12" draw:layer="layout" svg:x1="1.92cm" svg:y1="3.179cm" svg:x2="2.088cm" svg:y2="3.012cm">
          <text:p/>
        </draw:line>
        <draw:line draw:style-name="gr12" draw:layer="layout" svg:x1="5.146cm" svg:y1="1.186cm" svg:x2="5.314cm" svg:y2="1.354cm">
          <text:p/>
        </draw:line>
        <draw:line draw:style-name="gr12" draw:layer="layout" svg:x1="5.146cm" svg:y1="1.354cm" svg:x2="5.314cm" svg:y2="1.186cm">
          <text:p/>
        </draw:line>
        <draw:line draw:style-name="gr12" draw:layer="layout" svg:x1="8.374cm" svg:y1="0.914cm" svg:x2="8.542cm" svg:y2="1.082cm">
          <text:p/>
        </draw:line>
        <draw:line draw:style-name="gr12" draw:layer="layout" svg:x1="8.374cm" svg:y1="1.082cm" svg:x2="8.542cm" svg:y2="0.914cm">
          <text:p/>
        </draw:line>
        <draw:line draw:style-name="gr12" draw:layer="layout" svg:x1="11.6cm" svg:y1="0.914cm" svg:x2="11.768cm" svg:y2="1.082cm">
          <text:p/>
        </draw:line>
        <draw:line draw:style-name="gr12" draw:layer="layout" svg:x1="11.6cm" svg:y1="1.082cm" svg:x2="11.768cm" svg:y2="0.914cm">
          <text:p/>
        </draw:line>
        <draw:line draw:style-name="gr12" draw:layer="layout" svg:x1="2.691cm" svg:y1="0.694cm" svg:x2="2.858cm" svg:y2="0.862cm">
          <text:p/>
        </draw:line>
        <draw:line draw:style-name="gr12" draw:layer="layout" svg:x1="2.691cm" svg:y1="0.862cm" svg:x2="2.858cm" svg:y2="0.694cm">
          <text:p/>
        </draw:lin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13" draw:layer="layout" svg:width="0.637cm" svg:height="0.28cm" svg:x="1.616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34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822cm" svg:height="0cm" svg:x="1.506cm" svg:y="8.099cm" svg:viewBox="0 0 10823 0" svg:d="m0 0h111m10712 0h-111">
          <text:p/>
        </draw:path>
        <draw:path draw:style-name="gr1" draw:layer="layout" svg:width="10.822cm" svg:height="0cm" svg:x="1.506cm" svg:y="6.538cm" svg:viewBox="0 0 10823 0" svg:d="m0 0h111m10712 0h-111">
          <text:p/>
        </draw:path>
        <draw:frame draw:style-name="gr2" draw:layer="layout" svg:width="0.205cm" svg:height="0.28cm" svg:x="1.152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822cm" svg:height="0cm" svg:x="1.506cm" svg:y="4.977cm" svg:viewBox="0 0 10823 0" svg:d="m0 0h111m10712 0h-111">
          <text:p/>
        </draw:path>
        <draw:frame draw:style-name="gr3" draw:layer="layout" svg:width="0.341cm" svg:height="0.28cm" svg:x="1.014cm" svg:y="6.442cm">
          <draw:text-box>
            <text:p><text:span text:style-name="T1"><text:s/></text:span><text:span text:style-name="T1">50</text:span></text:p>
          </draw:text-box>
        </draw:frame>
        <draw:path draw:style-name="gr1" draw:layer="layout" svg:width="10.822cm" svg:height="0cm" svg:x="1.506cm" svg:y="3.418cm" svg:viewBox="0 0 10823 0" svg:d="m0 0h111m10712 0h-111">
          <text:p/>
        </draw:path>
        <draw:frame draw:style-name="gr4" draw:layer="layout" svg:width="0.476cm" svg:height="0.28cm" svg:x="0.877cm" svg:y="4.881cm">
          <draw:text-box>
            <text:p><text:span text:style-name="T1"><text:s/></text:span><text:span text:style-name="T1">100</text:span></text:p>
          </draw:text-box>
        </draw:frame>
        <draw:path draw:style-name="gr1" draw:layer="layout" svg:width="10.822cm" svg:height="0cm" svg:x="1.506cm" svg:y="1.857cm" svg:viewBox="0 0 10823 0" svg:d="m0 0h111m10712 0h-111">
          <text:p/>
        </draw:path>
        <draw:frame draw:style-name="gr4" draw:layer="layout" svg:width="0.476cm" svg:height="0.28cm" svg:x="0.877cm" svg:y="3.322cm">
          <draw:text-box>
            <text:p><text:span text:style-name="T1"><text:s/></text:span><text:span text:style-name="T1">150</text:span></text:p>
          </draw:text-box>
        </draw:frame>
        <draw:path draw:style-name="gr1" draw:layer="layout" svg:width="10.822cm" svg:height="0cm" svg:x="1.506cm" svg:y="0.296cm" svg:viewBox="0 0 10823 0" svg:d="m0 0h111m10712 0h-111">
          <text:p/>
        </draw:path>
        <draw:frame draw:style-name="gr4" draw:layer="layout" svg:width="0.476cm" svg:height="0.28cm" svg:x="0.877cm" svg:y="1.761cm">
          <draw:text-box>
            <text:p><text:span text:style-name="T1"><text:s/></text:span><text:span text:style-name="T1">200</text:span></text:p>
          </draw:text-box>
        </draw:frame>
        <draw:path draw:style-name="gr1" draw:layer="layout" svg:width="0cm" svg:height="7.802cm" svg:x="2.143cm" svg:y="0.296cm" svg:viewBox="0 0 0 7803" svg:d="m0 7803v-111m0-7692v111">
          <text:p/>
        </draw:path>
        <draw:frame draw:style-name="gr4" draw:layer="layout" svg:width="0.476cm" svg:height="0.28cm" svg:x="0.877cm" svg:y="0.2cm">
          <draw:text-box>
            <text:p><text:span text:style-name="T1"><text:s/></text:span><text:span text:style-name="T1">250</text:span></text:p>
          </draw:text-box>
        </draw:frame>
        <draw:path draw:style-name="gr1" draw:layer="layout" svg:width="0cm" svg:height="7.802cm" svg:x="5.326cm" svg:y="0.296cm" svg:viewBox="0 0 0 7803" svg:d="m0 7803v-111m0-7692v111">
          <text:p/>
        </draw:path>
        <draw:frame draw:style-name="gr5" draw:layer="layout" svg:width="0.569cm" svg:height="0.28cm" svg:x="1.854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509cm" svg:y="0.296cm" svg:viewBox="0 0 0 7803" svg:d="m0 7803v-111m0-7692v111">
          <text:p/>
        </draw:path>
        <draw:frame draw:style-name="gr6" draw:layer="layout" svg:width="1.082cm" svg:height="0.28cm" svg:x="4.781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92cm" svg:y="0.296cm" svg:viewBox="0 0 0 7803" svg:d="m0 7803v-111m0-7692v111">
          <text:p/>
        </draw:path>
        <draw:frame draw:style-name="gr7" draw:layer="layout" svg:width="1.708cm" svg:height="0.28cm" svg:x="7.647cm" svg:y="8.25cm">
          <draw:text-box>
            <text:p><text:span text:style-name="T1">+ more updates</text:span></text:p>
          </draw:text-box>
        </draw:fram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8" draw:layer="layout" svg:width="1.001cm" svg:height="0.28cm" svg:x="11.188cm" svg:y="8.25cm">
          <draw:text-box>
            <text:p><text:span text:style-name="T1">+ deletes</text:span></text:p>
          </draw:text-box>
        </draw:frame>
        <draw:frame draw:style-name="gr9" draw:layer="layout" svg:width="0.167cm" svg:height="0.28cm" draw:transform="rotate (1.5707963267946) translate (0.397cm 5.001cm)">
          <draw:text-box>
            <text:p><text:span text:style-name="T1">B</text:span></text:p>
          </draw:text-box>
        </draw:frame>
        <draw:frame draw:style-name="gr9" draw:layer="layout" svg:width="0.137cm" svg:height="0.28cm" draw:transform="rotate (1.5707963267946) translate (0.397cm 4.836cm)">
          <draw:text-box>
            <text:p><text:span text:style-name="T1">u</text:span></text:p>
          </draw:text-box>
        </draw:frame>
        <draw:frame draw:style-name="gr9" draw:layer="layout" svg:width="0.07cm" svg:height="0.28cm" draw:transform="rotate (1.5707963267946) translate (0.397cm 4.699cm)">
          <draw:text-box>
            <text:p><text:span text:style-name="T1">f</text:span></text:p>
          </draw:text-box>
        </draw:frame>
        <draw:frame draw:style-name="gr9" draw:layer="layout" svg:width="0.07cm" svg:height="0.28cm" draw:transform="rotate (1.5707963267946) translate (0.397cm 4.63cm)">
          <draw:text-box>
            <text:p><text:span text:style-name="T1">f</text:span></text:p>
          </draw:text-box>
        </draw:frame>
        <draw:frame draw:style-name="gr9" draw:layer="layout" svg:width="0.137cm" svg:height="0.28cm" draw:transform="rotate (1.5707963267946) translate (0.397cm 4.561cm)">
          <draw:text-box>
            <text:p><text:span text:style-name="T1">e</text:span></text:p>
          </draw:text-box>
        </draw:frame>
        <draw:frame draw:style-name="gr9" draw:layer="layout" svg:width="0.082cm" svg:height="0.28cm" draw:transform="rotate (1.5707963267946) translate (0.397cm 4.424cm)">
          <draw:text-box>
            <text:p><text:span text:style-name="T1">r</text:span></text:p>
          </draw:text-box>
        </draw:frame>
        <draw:frame draw:style-name="gr9" draw:layer="layout" svg:width="0.07cm" svg:height="0.28cm" draw:transform="rotate (1.5707963267946) translate (0.397cm 4.342cm)">
          <draw:text-box>
            <text:p><text:span text:style-name="T1"><text:s/></text:span></text:p>
          </draw:text-box>
        </draw:frame>
        <draw:frame draw:style-name="gr9" draw:layer="layout" svg:width="0.07cm" svg:height="0.28cm" draw:transform="rotate (1.5707963267946) translate (0.397cm 4.273cm)">
          <draw:text-box>
            <text:p><text:span text:style-name="T1">f</text:span></text:p>
          </draw:text-box>
        </draw:frame>
        <draw:frame draw:style-name="gr9" draw:layer="layout" svg:width="0.057cm" svg:height="0.28cm" draw:transform="rotate (1.5707963267946) translate (0.397cm 4.204cm)">
          <draw:text-box>
            <text:p><text:span text:style-name="T1">i</text:span></text:p>
          </draw:text-box>
        </draw:frame>
        <draw:frame draw:style-name="gr9" draw:layer="layout" svg:width="0.121cm" svg:height="0.28cm" draw:transform="rotate (1.5707963267946) translate (0.397cm 4.15cm)">
          <draw:text-box>
            <text:p><text:span text:style-name="T1">x</text:span></text:p>
          </draw:text-box>
        </draw:frame>
        <draw:frame draw:style-name="gr9" draw:layer="layout" svg:width="0.137cm" svg:height="0.28cm" draw:transform="rotate (1.5707963267946) translate (0.397cm 4.026cm)">
          <draw:text-box>
            <text:p><text:span text:style-name="T1">e</text:span></text:p>
          </draw:text-box>
        </draw:frame>
        <draw:frame draw:style-name="gr9" draw:layer="layout" svg:width="0.125cm" svg:height="0.28cm" draw:transform="rotate (1.5707963267946) translate (0.397cm 3.889cm)">
          <draw:text-box>
            <text:p><text:span text:style-name="T1">s</text:span></text:p>
          </draw:text-box>
        </draw:frame>
        <draw:frame draw:style-name="gr9" draw:layer="layout" svg:width="0.07cm" svg:height="0.28cm" draw:transform="rotate (1.5707963267946) translate (0.397cm 3.765cm)">
          <draw:text-box>
            <text:p><text:span text:style-name="T1"><text:s/></text:span></text:p>
          </draw:text-box>
        </draw:frame>
        <draw:frame draw:style-name="gr9" draw:layer="layout" svg:width="0.07cm" svg:height="0.28cm" draw:transform="rotate (1.5707963267946) translate (0.397cm 3.697cm)">
          <draw:text-box>
            <text:p><text:span text:style-name="T1">/</text:span></text:p>
          </draw:text-box>
        </draw:frame>
        <draw:frame draw:style-name="gr9" draw:layer="layout" svg:width="0.07cm" svg:height="0.28cm" draw:transform="rotate (1.5707963267946) translate (0.397cm 3.628cm)">
          <draw:text-box>
            <text:p><text:span text:style-name="T1"><text:s/></text:span></text:p>
          </draw:text-box>
        </draw:frame>
        <draw:frame draw:style-name="gr9" draw:layer="layout" svg:width="0.137cm" svg:height="0.28cm" draw:transform="rotate (1.5707963267946) translate (0.397cm 3.559cm)">
          <draw:text-box>
            <text:p><text:span text:style-name="T1">a</text:span></text:p>
          </draw:text-box>
        </draw:frame>
        <draw:frame draw:style-name="gr9" draw:layer="layout" svg:width="0.125cm" svg:height="0.28cm" draw:transform="rotate (1.5707963267946) translate (0.397cm 3.422cm)">
          <draw:text-box>
            <text:p><text:span text:style-name="T1">c</text:span></text:p>
          </draw:text-box>
        </draw:frame>
        <draw:frame draw:style-name="gr9" draw:layer="layout" svg:width="0.07cm" svg:height="0.28cm" draw:transform="rotate (1.5707963267946) translate (0.397cm 3.299cm)">
          <draw:text-box>
            <text:p><text:span text:style-name="T1">t</text:span></text:p>
          </draw:text-box>
        </draw:frame>
        <draw:frame draw:style-name="gr9" draw:layer="layout" svg:width="0.057cm" svg:height="0.28cm" draw:transform="rotate (1.5707963267946) translate (0.397cm 3.23cm)">
          <draw:text-box>
            <text:p><text:span text:style-name="T1">i</text:span></text:p>
          </draw:text-box>
        </draw:frame>
        <draw:frame draw:style-name="gr9" draw:layer="layout" svg:width="0.137cm" svg:height="0.28cm" draw:transform="rotate (1.5707963267946) translate (0.397cm 3.175cm)">
          <draw:text-box>
            <text:p><text:span text:style-name="T1">o</text:span></text:p>
          </draw:text-box>
        </draw:frame>
        <draw:frame draw:style-name="gr9" draw:layer="layout" svg:width="0.137cm" svg:height="0.28cm" draw:transform="rotate (1.5707963267946) translate (0.397cm 3.038cm)">
          <draw:text-box>
            <text:p><text:span text:style-name="T1">n</text:span></text:p>
          </draw:text-box>
        </draw:frame>
        <draw:frame draw:style-name="gr10" draw:layer="layout" svg:width="1.645cm" svg:height="0.28cm" svg:x="6.087cm" svg:y="8.62cm">
          <draw:text-box>
            <text:p><text:span text:style-name="T1">Database state</text:span></text:p>
          </draw:text-box>
        </draw:frame>
        <draw:path draw:style-name="gr11" draw:layer="layout" svg:width="9.549cm" svg:height="6.155cm" svg:x="2.143cm" svg:y="0.53cm" svg:viewBox="0 0 9550 6156" svg:d="m400 0h759m-1159 2807 3183-1106 3183 76 3184 4379">
          <text:p/>
        </draw:path>
        <draw:line draw:style-name="gr11" draw:layer="layout" svg:x1="2.143cm" svg:y1="3.42cm" svg:x2="2.143cm" svg:y2="3.253cm">
          <text:p/>
        </draw:line>
        <draw:line draw:style-name="gr11" draw:layer="layout" svg:x1="2.059cm" svg:y1="3.337cm" svg:x2="2.226cm" svg:y2="3.337cm">
          <text:p/>
        </draw:line>
        <draw:line draw:style-name="gr11" draw:layer="layout" svg:x1="5.326cm" svg:y1="2.314cm" svg:x2="5.326cm" svg:y2="2.147cm">
          <text:p/>
        </draw:line>
        <draw:line draw:style-name="gr11" draw:layer="layout" svg:x1="5.243cm" svg:y1="2.231cm" svg:x2="5.41cm" svg:y2="2.231cm">
          <text:p/>
        </draw:line>
        <draw:line draw:style-name="gr11" draw:layer="layout" svg:x1="8.509cm" svg:y1="2.39cm" svg:x2="8.509cm" svg:y2="2.223cm">
          <text:p/>
        </draw:line>
        <draw:line draw:style-name="gr11" draw:layer="layout" svg:x1="8.425cm" svg:y1="2.307cm" svg:x2="8.592cm" svg:y2="2.307cm">
          <text:p/>
        </draw:line>
        <draw:line draw:style-name="gr11" draw:layer="layout" svg:x1="11.692cm" svg:y1="6.768cm" svg:x2="11.692cm" svg:y2="6.601cm">
          <text:p/>
        </draw:line>
        <draw:line draw:style-name="gr11" draw:layer="layout" svg:x1="11.609cm" svg:y1="6.685cm" svg:x2="11.776cm" svg:y2="6.685cm">
          <text:p/>
        </draw:line>
        <draw:line draw:style-name="gr11" draw:layer="layout" svg:x1="2.922cm" svg:y1="0.614cm" svg:x2="2.922cm" svg:y2="0.447cm">
          <text:p/>
        </draw:line>
        <draw:line draw:style-name="gr11" draw:layer="layout" svg:x1="2.839cm" svg:y1="0.53cm" svg:x2="3.006cm" svg:y2="0.53cm">
          <text:p/>
        </draw:line>
        <draw:frame draw:style-name="gr12" draw:layer="layout" svg:width="0.861cm" svg:height="0.28cm" svg:x="1.531cm" svg:y="0.434cm">
          <draw:text-box>
            <text:p><text:span text:style-name="T1">CMVBT</text:span></text:p>
          </draw:text-box>
        </draw:frame>
        <draw:path draw:style-name="gr13" draw:layer="layout" svg:width="9.549cm" svg:height="1.473cm" svg:x="2.143cm" svg:y="0.506cm" svg:viewBox="0 0 9550 1474" svg:d="m400 271h759m-1159 1203 3183-1185 3183-289h3184">
          <text:p/>
        </draw:path>
        <draw:line draw:style-name="gr13" draw:layer="layout" svg:x1="2.059cm" svg:y1="1.895cm" svg:x2="2.227cm" svg:y2="2.063cm">
          <text:p/>
        </draw:line>
        <draw:line draw:style-name="gr13" draw:layer="layout" svg:x1="2.059cm" svg:y1="2.063cm" svg:x2="2.227cm" svg:y2="1.895cm">
          <text:p/>
        </draw:line>
        <draw:line draw:style-name="gr13" draw:layer="layout" svg:x1="5.243cm" svg:y1="0.712cm" svg:x2="5.411cm" svg:y2="0.879cm">
          <text:p/>
        </draw:line>
        <draw:line draw:style-name="gr13" draw:layer="layout" svg:x1="5.243cm" svg:y1="0.879cm" svg:x2="5.411cm" svg:y2="0.712cm">
          <text:p/>
        </draw:line>
        <draw:line draw:style-name="gr13" draw:layer="layout" svg:x1="8.425cm" svg:y1="0.422cm" svg:x2="8.593cm" svg:y2="0.59cm">
          <text:p/>
        </draw:line>
        <draw:line draw:style-name="gr13" draw:layer="layout" svg:x1="8.425cm" svg:y1="0.59cm" svg:x2="8.593cm" svg:y2="0.422cm">
          <text:p/>
        </draw:line>
        <draw:line draw:style-name="gr13" draw:layer="layout" svg:x1="11.609cm" svg:y1="0.422cm" svg:x2="11.777cm" svg:y2="0.59cm">
          <text:p/>
        </draw:line>
        <draw:line draw:style-name="gr13" draw:layer="layout" svg:x1="11.609cm" svg:y1="0.59cm" svg:x2="11.777cm" svg:y2="0.422cm">
          <text:p/>
        </draw:line>
        <draw:line draw:style-name="gr13" draw:layer="layout" svg:x1="2.839cm" svg:y1="0.694cm" svg:x2="3.007cm" svg:y2="0.862cm">
          <text:p/>
        </draw:line>
        <draw:line draw:style-name="gr13" draw:layer="layout" svg:x1="2.839cm" svg:y1="0.862cm" svg:x2="3.007cm" svg:y2="0.694cm">
          <text:p/>
        </draw:lin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14" draw:layer="layout" svg:width="0.637cm" svg:height="0.28cm" svg:x="1.764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34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822cm" svg:height="0cm" svg:x="1.506cm" svg:y="8.099cm" svg:viewBox="0 0 10823 0" svg:d="m0 0h111m10712 0h-111">
          <text:p/>
        </draw:path>
        <draw:path draw:style-name="gr1" draw:layer="layout" svg:width="10.822cm" svg:height="0cm" svg:x="1.506cm" svg:y="6.538cm" svg:viewBox="0 0 10823 0" svg:d="m0 0h111m10712 0h-111">
          <text:p/>
        </draw:path>
        <draw:frame draw:style-name="gr2" draw:layer="layout" svg:width="0.205cm" svg:height="0.28cm" svg:x="1.152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822cm" svg:height="0cm" svg:x="1.506cm" svg:y="4.977cm" svg:viewBox="0 0 10823 0" svg:d="m0 0h111m10712 0h-111">
          <text:p/>
        </draw:path>
        <draw:frame draw:style-name="gr3" draw:layer="layout" svg:width="0.341cm" svg:height="0.28cm" svg:x="1.014cm" svg:y="6.442cm">
          <draw:text-box>
            <text:p><text:span text:style-name="T1"><text:s/></text:span><text:span text:style-name="T1">50</text:span></text:p>
          </draw:text-box>
        </draw:frame>
        <draw:path draw:style-name="gr1" draw:layer="layout" svg:width="10.822cm" svg:height="0cm" svg:x="1.506cm" svg:y="3.418cm" svg:viewBox="0 0 10823 0" svg:d="m0 0h111m10712 0h-111">
          <text:p/>
        </draw:path>
        <draw:frame draw:style-name="gr4" draw:layer="layout" svg:width="0.476cm" svg:height="0.28cm" svg:x="0.877cm" svg:y="4.881cm">
          <draw:text-box>
            <text:p><text:span text:style-name="T1"><text:s/></text:span><text:span text:style-name="T1">100</text:span></text:p>
          </draw:text-box>
        </draw:frame>
        <draw:path draw:style-name="gr1" draw:layer="layout" svg:width="10.822cm" svg:height="0cm" svg:x="1.506cm" svg:y="1.857cm" svg:viewBox="0 0 10823 0" svg:d="m0 0h111m10712 0h-111">
          <text:p/>
        </draw:path>
        <draw:frame draw:style-name="gr4" draw:layer="layout" svg:width="0.476cm" svg:height="0.28cm" svg:x="0.877cm" svg:y="3.322cm">
          <draw:text-box>
            <text:p><text:span text:style-name="T1"><text:s/></text:span><text:span text:style-name="T1">150</text:span></text:p>
          </draw:text-box>
        </draw:frame>
        <draw:path draw:style-name="gr1" draw:layer="layout" svg:width="10.822cm" svg:height="0cm" svg:x="1.506cm" svg:y="0.296cm" svg:viewBox="0 0 10823 0" svg:d="m0 0h111m10712 0h-111">
          <text:p/>
        </draw:path>
        <draw:frame draw:style-name="gr4" draw:layer="layout" svg:width="0.476cm" svg:height="0.28cm" svg:x="0.877cm" svg:y="1.761cm">
          <draw:text-box>
            <text:p><text:span text:style-name="T1"><text:s/></text:span><text:span text:style-name="T1">200</text:span></text:p>
          </draw:text-box>
        </draw:frame>
        <draw:path draw:style-name="gr1" draw:layer="layout" svg:width="0cm" svg:height="7.802cm" svg:x="2.143cm" svg:y="0.296cm" svg:viewBox="0 0 0 7803" svg:d="m0 7803v-111m0-7692v111">
          <text:p/>
        </draw:path>
        <draw:frame draw:style-name="gr4" draw:layer="layout" svg:width="0.476cm" svg:height="0.28cm" svg:x="0.877cm" svg:y="0.2cm">
          <draw:text-box>
            <text:p><text:span text:style-name="T1"><text:s/></text:span><text:span text:style-name="T1">250</text:span></text:p>
          </draw:text-box>
        </draw:frame>
        <draw:path draw:style-name="gr1" draw:layer="layout" svg:width="0cm" svg:height="7.802cm" svg:x="5.326cm" svg:y="0.296cm" svg:viewBox="0 0 0 7803" svg:d="m0 7803v-111m0-7692v111">
          <text:p/>
        </draw:path>
        <draw:frame draw:style-name="gr5" draw:layer="layout" svg:width="0.569cm" svg:height="0.28cm" svg:x="1.854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509cm" svg:y="0.296cm" svg:viewBox="0 0 0 7803" svg:d="m0 7803v-111m0-7692v111">
          <text:p/>
        </draw:path>
        <draw:frame draw:style-name="gr6" draw:layer="layout" svg:width="1.082cm" svg:height="0.28cm" svg:x="4.781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92cm" svg:y="0.296cm" svg:viewBox="0 0 0 7803" svg:d="m0 7803v-111m0-7692v111">
          <text:p/>
        </draw:path>
        <draw:frame draw:style-name="gr7" draw:layer="layout" svg:width="1.708cm" svg:height="0.28cm" svg:x="7.647cm" svg:y="8.25cm">
          <draw:text-box>
            <text:p><text:span text:style-name="T1">+ more updates</text:span></text:p>
          </draw:text-box>
        </draw:fram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8" draw:layer="layout" svg:width="1.001cm" svg:height="0.28cm" svg:x="11.188cm" svg:y="8.25cm">
          <draw:text-box>
            <text:p><text:span text:style-name="T1">+ deletes</text:span></text:p>
          </draw:text-box>
        </draw:frame>
        <draw:frame draw:style-name="gr9" draw:layer="layout" svg:width="0.167cm" svg:height="0.28cm" draw:transform="rotate (1.5707963267946) translate (0.397cm 5.014cm)">
          <draw:text-box>
            <text:p><text:span text:style-name="T1">P</text:span></text:p>
          </draw:text-box>
        </draw:frame>
        <draw:frame draw:style-name="gr9" draw:layer="layout" svg:width="0.137cm" svg:height="0.28cm" draw:transform="rotate (1.5707963267946) translate (0.397cm 4.85cm)">
          <draw:text-box>
            <text:p><text:span text:style-name="T1">a</text:span></text:p>
          </draw:text-box>
        </draw:frame>
        <draw:frame draw:style-name="gr9" draw:layer="layout" svg:width="0.137cm" svg:height="0.28cm" draw:transform="rotate (1.5707963267946) translate (0.397cm 4.712cm)">
          <draw:text-box>
            <text:p><text:span text:style-name="T1">g</text:span></text:p>
          </draw:text-box>
        </draw:frame>
        <draw:frame draw:style-name="gr9" draw:layer="layout" svg:width="0.137cm" svg:height="0.28cm" draw:transform="rotate (1.5707963267946) translate (0.397cm 4.575cm)">
          <draw:text-box>
            <text:p><text:span text:style-name="T1">e</text:span></text:p>
          </draw:text-box>
        </draw:frame>
        <draw:frame draw:style-name="gr9" draw:layer="layout" svg:width="0.07cm" svg:height="0.28cm" draw:transform="rotate (1.5707963267946) translate (0.397cm 4.438cm)">
          <draw:text-box>
            <text:p><text:span text:style-name="T1"><text:s/></text:span></text:p>
          </draw:text-box>
        </draw:frame>
        <draw:frame draw:style-name="gr9" draw:layer="layout" svg:width="0.082cm" svg:height="0.28cm" draw:transform="rotate (1.5707963267946) translate (0.397cm 4.369cm)">
          <draw:text-box>
            <text:p><text:span text:style-name="T1">r</text:span></text:p>
          </draw:text-box>
        </draw:frame>
        <draw:frame draw:style-name="gr9" draw:layer="layout" svg:width="0.137cm" svg:height="0.28cm" draw:transform="rotate (1.5707963267946) translate (0.397cm 4.287cm)">
          <draw:text-box>
            <text:p><text:span text:style-name="T1">e</text:span></text:p>
          </draw:text-box>
        </draw:frame>
        <draw:frame draw:style-name="gr9" draw:layer="layout" svg:width="0.137cm" svg:height="0.28cm" draw:transform="rotate (1.5707963267946) translate (0.397cm 4.15cm)">
          <draw:text-box>
            <text:p><text:span text:style-name="T1">a</text:span></text:p>
          </draw:text-box>
        </draw:frame>
        <draw:frame draw:style-name="gr9" draw:layer="layout" svg:width="0.137cm" svg:height="0.28cm" draw:transform="rotate (1.5707963267946) translate (0.397cm 4.012cm)">
          <draw:text-box>
            <text:p><text:span text:style-name="T1">d</text:span></text:p>
          </draw:text-box>
        </draw:frame>
        <draw:frame draw:style-name="gr9" draw:layer="layout" svg:width="0.125cm" svg:height="0.28cm" draw:transform="rotate (1.5707963267946) translate (0.397cm 3.875cm)">
          <draw:text-box>
            <text:p><text:span text:style-name="T1">s</text:span></text:p>
          </draw:text-box>
        </draw:frame>
        <draw:frame draw:style-name="gr9" draw:layer="layout" svg:width="0.07cm" svg:height="0.28cm" draw:transform="rotate (1.5707963267946) translate (0.397cm 3.752cm)">
          <draw:text-box>
            <text:p><text:span text:style-name="T1"><text:s/></text:span></text:p>
          </draw:text-box>
        </draw:frame>
        <draw:frame draw:style-name="gr9" draw:layer="layout" svg:width="0.07cm" svg:height="0.28cm" draw:transform="rotate (1.5707963267946) translate (0.397cm 3.683cm)">
          <draw:text-box>
            <text:p><text:span text:style-name="T1">/</text:span></text:p>
          </draw:text-box>
        </draw:frame>
        <draw:frame draw:style-name="gr9" draw:layer="layout" svg:width="0.07cm" svg:height="0.28cm" draw:transform="rotate (1.5707963267946) translate (0.397cm 3.614cm)">
          <draw:text-box>
            <text:p><text:span text:style-name="T1"><text:s/></text:span></text:p>
          </draw:text-box>
        </draw:frame>
        <draw:frame draw:style-name="gr9" draw:layer="layout" svg:width="0.137cm" svg:height="0.28cm" draw:transform="rotate (1.5707963267946) translate (0.397cm 3.546cm)">
          <draw:text-box>
            <text:p><text:span text:style-name="T1">a</text:span></text:p>
          </draw:text-box>
        </draw:frame>
        <draw:frame draw:style-name="gr9" draw:layer="layout" svg:width="0.125cm" svg:height="0.28cm" draw:transform="rotate (1.5707963267946) translate (0.397cm 3.408cm)">
          <draw:text-box>
            <text:p><text:span text:style-name="T1">c</text:span></text:p>
          </draw:text-box>
        </draw:frame>
        <draw:frame draw:style-name="gr9" draw:layer="layout" svg:width="0.07cm" svg:height="0.28cm" draw:transform="rotate (1.5707963267946) translate (0.397cm 3.285cm)">
          <draw:text-box>
            <text:p><text:span text:style-name="T1">t</text:span></text:p>
          </draw:text-box>
        </draw:frame>
        <draw:frame draw:style-name="gr9" draw:layer="layout" svg:width="0.057cm" svg:height="0.28cm" draw:transform="rotate (1.5707963267946) translate (0.397cm 3.216cm)">
          <draw:text-box>
            <text:p><text:span text:style-name="T1">i</text:span></text:p>
          </draw:text-box>
        </draw:frame>
        <draw:frame draw:style-name="gr9" draw:layer="layout" svg:width="0.137cm" svg:height="0.28cm" draw:transform="rotate (1.5707963267946) translate (0.397cm 3.161cm)">
          <draw:text-box>
            <text:p><text:span text:style-name="T1">o</text:span></text:p>
          </draw:text-box>
        </draw:frame>
        <draw:frame draw:style-name="gr9" draw:layer="layout" svg:width="0.137cm" svg:height="0.28cm" draw:transform="rotate (1.5707963267946) translate (0.397cm 3.024cm)">
          <draw:text-box>
            <text:p><text:span text:style-name="T1">n</text:span></text:p>
          </draw:text-box>
        </draw:frame>
        <draw:frame draw:style-name="gr10" draw:layer="layout" svg:width="1.645cm" svg:height="0.28cm" svg:x="6.087cm" svg:y="8.62cm">
          <draw:text-box>
            <text:p><text:span text:style-name="T1">Database state</text:span></text:p>
          </draw:text-box>
        </draw:frame>
        <draw:path draw:style-name="gr11" draw:layer="layout" svg:width="9.549cm" svg:height="7.538cm" svg:x="2.143cm" svg:y="0.53cm" svg:viewBox="0 0 9550 7539" svg:d="m400 0h759m-1159 3780 3183-1418 3183 115 3184 5062">
          <text:p/>
        </draw:path>
        <draw:line draw:style-name="gr11" draw:layer="layout" svg:x1="2.143cm" svg:y1="4.394cm" svg:x2="2.143cm" svg:y2="4.227cm">
          <text:p/>
        </draw:line>
        <draw:line draw:style-name="gr11" draw:layer="layout" svg:x1="2.059cm" svg:y1="4.31cm" svg:x2="2.226cm" svg:y2="4.31cm">
          <text:p/>
        </draw:line>
        <draw:line draw:style-name="gr11" draw:layer="layout" svg:x1="5.326cm" svg:y1="2.976cm" svg:x2="5.326cm" svg:y2="2.809cm">
          <text:p/>
        </draw:line>
        <draw:line draw:style-name="gr11" draw:layer="layout" svg:x1="5.243cm" svg:y1="2.892cm" svg:x2="5.41cm" svg:y2="2.892cm">
          <text:p/>
        </draw:line>
        <draw:line draw:style-name="gr11" draw:layer="layout" svg:x1="8.509cm" svg:y1="3.09cm" svg:x2="8.509cm" svg:y2="2.924cm">
          <text:p/>
        </draw:line>
        <draw:line draw:style-name="gr11" draw:layer="layout" svg:x1="8.425cm" svg:y1="3.007cm" svg:x2="8.592cm" svg:y2="3.007cm">
          <text:p/>
        </draw:line>
        <draw:line draw:style-name="gr11" draw:layer="layout" svg:x1="11.692cm" svg:y1="8.151cm" svg:x2="11.692cm" svg:y2="7.984cm">
          <text:p/>
        </draw:line>
        <draw:line draw:style-name="gr11" draw:layer="layout" svg:x1="11.609cm" svg:y1="8.068cm" svg:x2="11.776cm" svg:y2="8.068cm">
          <text:p/>
        </draw:line>
        <draw:line draw:style-name="gr11" draw:layer="layout" svg:x1="2.922cm" svg:y1="0.614cm" svg:x2="2.922cm" svg:y2="0.447cm">
          <text:p/>
        </draw:line>
        <draw:line draw:style-name="gr11" draw:layer="layout" svg:x1="2.839cm" svg:y1="0.53cm" svg:x2="3.006cm" svg:y2="0.53cm">
          <text:p/>
        </draw:line>
        <draw:frame draw:style-name="gr12" draw:layer="layout" svg:width="0.861cm" svg:height="0.28cm" svg:x="1.531cm" svg:y="0.434cm">
          <draw:text-box>
            <text:p><text:span text:style-name="T1">CMVBT</text:span></text:p>
          </draw:text-box>
        </draw:frame>
        <draw:path draw:style-name="gr13" draw:layer="layout" svg:width="9.549cm" svg:height="2.357cm" svg:x="2.143cm" svg:y="0.777cm" svg:viewBox="0 0 9550 2358" svg:d="m400 0h759m-1159 2358 3183-1608 3183-333h3184">
          <text:p/>
        </draw:path>
        <draw:line draw:style-name="gr13" draw:layer="layout" svg:x1="2.059cm" svg:y1="3.051cm" svg:x2="2.227cm" svg:y2="3.218cm">
          <text:p/>
        </draw:line>
        <draw:line draw:style-name="gr13" draw:layer="layout" svg:x1="2.059cm" svg:y1="3.218cm" svg:x2="2.227cm" svg:y2="3.051cm">
          <text:p/>
        </draw:line>
        <draw:line draw:style-name="gr13" draw:layer="layout" svg:x1="5.243cm" svg:y1="1.444cm" svg:x2="5.411cm" svg:y2="1.611cm">
          <text:p/>
        </draw:line>
        <draw:line draw:style-name="gr13" draw:layer="layout" svg:x1="5.243cm" svg:y1="1.611cm" svg:x2="5.411cm" svg:y2="1.444cm">
          <text:p/>
        </draw:line>
        <draw:line draw:style-name="gr13" draw:layer="layout" svg:x1="8.425cm" svg:y1="1.11cm" svg:x2="8.593cm" svg:y2="1.278cm">
          <text:p/>
        </draw:line>
        <draw:line draw:style-name="gr13" draw:layer="layout" svg:x1="8.425cm" svg:y1="1.278cm" svg:x2="8.593cm" svg:y2="1.11cm">
          <text:p/>
        </draw:line>
        <draw:line draw:style-name="gr13" draw:layer="layout" svg:x1="11.609cm" svg:y1="1.11cm" svg:x2="11.777cm" svg:y2="1.278cm">
          <text:p/>
        </draw:line>
        <draw:line draw:style-name="gr13" draw:layer="layout" svg:x1="11.609cm" svg:y1="1.278cm" svg:x2="11.777cm" svg:y2="1.11cm">
          <text:p/>
        </draw:line>
        <draw:line draw:style-name="gr13" draw:layer="layout" svg:x1="2.839cm" svg:y1="0.694cm" svg:x2="3.007cm" svg:y2="0.862cm">
          <text:p/>
        </draw:line>
        <draw:line draw:style-name="gr13" draw:layer="layout" svg:x1="2.839cm" svg:y1="0.862cm" svg:x2="3.007cm" svg:y2="0.694cm">
          <text:p/>
        </draw:lin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14" draw:layer="layout" svg:width="0.637cm" svg:height="0.28cm" svg:x="1.764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1.118cm" svg:height="0cm" svg:x="1.21cm" svg:y="8.099cm" svg:viewBox="0 0 11119 0" svg:d="m0 0h111m11008 0h-111">
          <text:p/>
        </draw:path>
        <draw:path draw:style-name="gr1" draw:layer="layout" svg:width="11.118cm" svg:height="0cm" svg:x="1.21cm" svg:y="6.799cm" svg:viewBox="0 0 11119 0" svg:d="m0 0h111m11008 0h-111">
          <text:p/>
        </draw:path>
        <draw:frame draw:style-name="gr2" draw:layer="layout" svg:width="0.205cm" svg:height="0.28cm" svg:x="0.855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1.118cm" svg:height="0cm" svg:x="1.21cm" svg:y="5.498cm" svg:viewBox="0 0 11119 0" svg:d="m0 0h111m11008 0h-111">
          <text:p/>
        </draw:path>
        <draw:frame draw:style-name="gr2" draw:layer="layout" svg:width="0.205cm" svg:height="0.28cm" svg:x="0.855cm" svg:y="6.703cm">
          <draw:text-box>
            <text:p><text:span text:style-name="T1"><text:s/></text:span><text:span text:style-name="T1">1</text:span></text:p>
          </draw:text-box>
        </draw:frame>
        <draw:path draw:style-name="gr1" draw:layer="layout" svg:width="11.118cm" svg:height="0cm" svg:x="1.21cm" svg:y="4.198cm" svg:viewBox="0 0 11119 0" svg:d="m0 0h111m11008 0h-111">
          <text:p/>
        </draw:path>
        <draw:frame draw:style-name="gr2" draw:layer="layout" svg:width="0.205cm" svg:height="0.28cm" svg:x="0.855cm" svg:y="5.401cm">
          <draw:text-box>
            <text:p><text:span text:style-name="T1"><text:s/></text:span><text:span text:style-name="T1">2</text:span></text:p>
          </draw:text-box>
        </draw:frame>
        <draw:path draw:style-name="gr1" draw:layer="layout" svg:width="11.118cm" svg:height="0cm" svg:x="1.21cm" svg:y="2.898cm" svg:viewBox="0 0 11119 0" svg:d="m0 0h111m11008 0h-111">
          <text:p/>
        </draw:path>
        <draw:frame draw:style-name="gr2" draw:layer="layout" svg:width="0.205cm" svg:height="0.28cm" svg:x="0.855cm" svg:y="4.101cm">
          <draw:text-box>
            <text:p><text:span text:style-name="T1"><text:s/></text:span><text:span text:style-name="T1">3</text:span></text:p>
          </draw:text-box>
        </draw:frame>
        <draw:path draw:style-name="gr1" draw:layer="layout" svg:width="11.118cm" svg:height="0cm" svg:x="1.21cm" svg:y="1.596cm" svg:viewBox="0 0 11119 0" svg:d="m0 0h111m11008 0h-111">
          <text:p/>
        </draw:path>
        <draw:frame draw:style-name="gr2" draw:layer="layout" svg:width="0.205cm" svg:height="0.28cm" svg:x="0.855cm" svg:y="2.801cm">
          <draw:text-box>
            <text:p><text:span text:style-name="T1"><text:s/></text:span><text:span text:style-name="T1">4</text:span></text:p>
          </draw:text-box>
        </draw:frame>
        <draw:path draw:style-name="gr1" draw:layer="layout" svg:width="11.118cm" svg:height="0cm" svg:x="1.21cm" svg:y="0.296cm" svg:viewBox="0 0 11119 0" svg:d="m0 0h111m11008 0h-111">
          <text:p/>
        </draw:path>
        <draw:frame draw:style-name="gr2" draw:layer="layout" svg:width="0.205cm" svg:height="0.28cm" svg:x="0.855cm" svg:y="1.5cm">
          <draw:text-box>
            <text:p><text:span text:style-name="T1"><text:s/></text:span><text:span text:style-name="T1">5</text:span></text:p>
          </draw:text-box>
        </draw:frame>
        <draw:path draw:style-name="gr1" draw:layer="layout" svg:width="0cm" svg:height="7.802cm" svg:x="1.864cm" svg:y="0.296cm" svg:viewBox="0 0 0 7803" svg:d="m0 7803v-111m0-7692v111">
          <text:p/>
        </draw:path>
        <draw:frame draw:style-name="gr2" draw:layer="layout" svg:width="0.205cm" svg:height="0.28cm" svg:x="0.855cm" svg:y="0.2cm">
          <draw:text-box>
            <text:p><text:span text:style-name="T1"><text:s/></text:span><text:span text:style-name="T1">6</text:span></text:p>
          </draw:text-box>
        </draw:frame>
        <draw:path draw:style-name="gr1" draw:layer="layout" svg:width="0cm" svg:height="7.802cm" svg:x="5.134cm" svg:y="0.296cm" svg:viewBox="0 0 0 7803" svg:d="m0 7803v-111m0-7692v111">
          <text:p/>
        </draw:path>
        <draw:frame draw:style-name="gr3" draw:layer="layout" svg:width="0.569cm" svg:height="0.28cm" svg:x="1.576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404cm" svg:y="0.296cm" svg:viewBox="0 0 0 7803" svg:d="m0 7803v-111m0-7692v111">
          <text:p/>
        </draw:path>
        <draw:frame draw:style-name="gr4" draw:layer="layout" svg:width="1.082cm" svg:height="0.28cm" svg:x="4.588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75cm" svg:y="0.296cm" svg:viewBox="0 0 0 7803" svg:d="m0 7803v-111m0-7692v111">
          <text:p/>
        </draw:path>
        <draw:frame draw:style-name="gr5" draw:layer="layout" svg:width="1.708cm" svg:height="0.28cm" svg:x="7.543cm" svg:y="8.25cm">
          <draw:text-box>
            <text:p><text:span text:style-name="T1">+ more updates</text:span></text:p>
          </draw:text-box>
        </draw:frame>
        <draw:polygon draw:style-name="gr1" draw:layer="layout" svg:width="11.119cm" svg:height="7.803cm" svg:x="1.21cm" svg:y="0.296cm" svg:viewBox="0 0 11120 7804" draw:points="0,7804 11120,7804 11120,0 0,0">
          <text:p/>
        </draw:polygon>
        <draw:frame draw:style-name="gr6" draw:layer="layout" svg:width="1.001cm" svg:height="0.28cm" svg:x="11.17cm" svg:y="8.25cm">
          <draw:text-box>
            <text:p><text:span text:style-name="T1">+ deletes</text:span></text:p>
          </draw:text-box>
        </draw:frame>
        <draw:frame draw:style-name="gr7" draw:layer="layout" svg:width="0.167cm" svg:height="0.28cm" draw:transform="rotate (1.5707963267946) translate (0.397cm 5.014cm)">
          <draw:text-box>
            <text:p><text:span text:style-name="T1">P</text:span></text:p>
          </draw:text-box>
        </draw:frame>
        <draw:frame draw:style-name="gr7" draw:layer="layout" svg:width="0.137cm" svg:height="0.28cm" draw:transform="rotate (1.5707963267946) translate (0.397cm 4.85cm)">
          <draw:text-box>
            <text:p><text:span text:style-name="T1">a</text:span></text:p>
          </draw:text-box>
        </draw:frame>
        <draw:frame draw:style-name="gr7" draw:layer="layout" svg:width="0.137cm" svg:height="0.28cm" draw:transform="rotate (1.5707963267946) translate (0.397cm 4.712cm)">
          <draw:text-box>
            <text:p><text:span text:style-name="T1">g</text:span></text:p>
          </draw:text-box>
        </draw:frame>
        <draw:frame draw:style-name="gr7" draw:layer="layout" svg:width="0.137cm" svg:height="0.28cm" draw:transform="rotate (1.5707963267946) translate (0.397cm 4.575cm)">
          <draw:text-box>
            <text:p><text:span text:style-name="T1">e</text:span></text:p>
          </draw:text-box>
        </draw:frame>
        <draw:frame draw:style-name="gr7" draw:layer="layout" svg:width="0.07cm" svg:height="0.28cm" draw:transform="rotate (1.5707963267946) translate (0.397cm 4.438cm)">
          <draw:text-box>
            <text:p><text:span text:style-name="T1"><text:s/></text:span></text:p>
          </draw:text-box>
        </draw:frame>
        <draw:frame draw:style-name="gr7" draw:layer="layout" svg:width="0.082cm" svg:height="0.28cm" draw:transform="rotate (1.5707963267946) translate (0.397cm 4.369cm)">
          <draw:text-box>
            <text:p><text:span text:style-name="T1">r</text:span></text:p>
          </draw:text-box>
        </draw:frame>
        <draw:frame draw:style-name="gr7" draw:layer="layout" svg:width="0.137cm" svg:height="0.28cm" draw:transform="rotate (1.5707963267946) translate (0.397cm 4.287cm)">
          <draw:text-box>
            <text:p><text:span text:style-name="T1">e</text:span></text:p>
          </draw:text-box>
        </draw:frame>
        <draw:frame draw:style-name="gr7" draw:layer="layout" svg:width="0.137cm" svg:height="0.28cm" draw:transform="rotate (1.5707963267946) translate (0.397cm 4.15cm)">
          <draw:text-box>
            <text:p><text:span text:style-name="T1">a</text:span></text:p>
          </draw:text-box>
        </draw:frame>
        <draw:frame draw:style-name="gr7" draw:layer="layout" svg:width="0.137cm" svg:height="0.28cm" draw:transform="rotate (1.5707963267946) translate (0.397cm 4.012cm)">
          <draw:text-box>
            <text:p><text:span text:style-name="T1">d</text:span></text:p>
          </draw:text-box>
        </draw:frame>
        <draw:frame draw:style-name="gr7" draw:layer="layout" svg:width="0.125cm" svg:height="0.28cm" draw:transform="rotate (1.5707963267946) translate (0.397cm 3.875cm)">
          <draw:text-box>
            <text:p><text:span text:style-name="T1">s</text:span></text:p>
          </draw:text-box>
        </draw:frame>
        <draw:frame draw:style-name="gr7" draw:layer="layout" svg:width="0.07cm" svg:height="0.28cm" draw:transform="rotate (1.5707963267946) translate (0.397cm 3.752cm)">
          <draw:text-box>
            <text:p><text:span text:style-name="T1"><text:s/></text:span></text:p>
          </draw:text-box>
        </draw:frame>
        <draw:frame draw:style-name="gr7" draw:layer="layout" svg:width="0.07cm" svg:height="0.28cm" draw:transform="rotate (1.5707963267946) translate (0.397cm 3.683cm)">
          <draw:text-box>
            <text:p><text:span text:style-name="T1">/</text:span></text:p>
          </draw:text-box>
        </draw:frame>
        <draw:frame draw:style-name="gr7" draw:layer="layout" svg:width="0.07cm" svg:height="0.28cm" draw:transform="rotate (1.5707963267946) translate (0.397cm 3.614cm)">
          <draw:text-box>
            <text:p><text:span text:style-name="T1"><text:s/></text:span></text:p>
          </draw:text-box>
        </draw:frame>
        <draw:frame draw:style-name="gr7" draw:layer="layout" svg:width="0.137cm" svg:height="0.28cm" draw:transform="rotate (1.5707963267946) translate (0.397cm 3.546cm)">
          <draw:text-box>
            <text:p><text:span text:style-name="T1">a</text:span></text:p>
          </draw:text-box>
        </draw:frame>
        <draw:frame draw:style-name="gr7" draw:layer="layout" svg:width="0.125cm" svg:height="0.28cm" draw:transform="rotate (1.5707963267946) translate (0.397cm 3.408cm)">
          <draw:text-box>
            <text:p><text:span text:style-name="T1">c</text:span></text:p>
          </draw:text-box>
        </draw:frame>
        <draw:frame draw:style-name="gr7" draw:layer="layout" svg:width="0.07cm" svg:height="0.28cm" draw:transform="rotate (1.5707963267946) translate (0.397cm 3.285cm)">
          <draw:text-box>
            <text:p><text:span text:style-name="T1">t</text:span></text:p>
          </draw:text-box>
        </draw:frame>
        <draw:frame draw:style-name="gr7" draw:layer="layout" svg:width="0.057cm" svg:height="0.28cm" draw:transform="rotate (1.5707963267946) translate (0.397cm 3.216cm)">
          <draw:text-box>
            <text:p><text:span text:style-name="T1">i</text:span></text:p>
          </draw:text-box>
        </draw:frame>
        <draw:frame draw:style-name="gr7" draw:layer="layout" svg:width="0.137cm" svg:height="0.28cm" draw:transform="rotate (1.5707963267946) translate (0.397cm 3.161cm)">
          <draw:text-box>
            <text:p><text:span text:style-name="T1">o</text:span></text:p>
          </draw:text-box>
        </draw:frame>
        <draw:frame draw:style-name="gr7" draw:layer="layout" svg:width="0.137cm" svg:height="0.28cm" draw:transform="rotate (1.5707963267946) translate (0.397cm 3.024cm)">
          <draw:text-box>
            <text:p><text:span text:style-name="T1">n</text:span></text:p>
          </draw:text-box>
        </draw:frame>
        <draw:frame draw:style-name="gr8" draw:layer="layout" svg:width="1.645cm" svg:height="0.28cm" svg:x="5.939cm" svg:y="8.62cm">
          <draw:text-box>
            <text:p><text:span text:style-name="T1">Database state</text:span></text:p>
          </draw:text-box>
        </draw:frame>
        <draw:path draw:style-name="gr9" draw:layer="layout" svg:width="9.811cm" svg:height="6.49cm" svg:x="1.864cm" svg:y="0.53cm" svg:viewBox="0 0 9812 6491" svg:d="m383 0h758m-1141 3680 3270-1170 3270 39 3272 3942">
          <text:p/>
        </draw:path>
        <draw:line draw:style-name="gr9" draw:layer="layout" svg:x1="1.864cm" svg:y1="4.293cm" svg:x2="1.864cm" svg:y2="4.127cm">
          <text:p/>
        </draw:line>
        <draw:line draw:style-name="gr9" draw:layer="layout" svg:x1="1.781cm" svg:y1="4.21cm" svg:x2="1.947cm" svg:y2="4.21cm">
          <text:p/>
        </draw:line>
        <draw:line draw:style-name="gr9" draw:layer="layout" svg:x1="5.134cm" svg:y1="3.124cm" svg:x2="5.134cm" svg:y2="2.957cm">
          <text:p/>
        </draw:line>
        <draw:line draw:style-name="gr9" draw:layer="layout" svg:x1="5.051cm" svg:y1="3.04cm" svg:x2="5.218cm" svg:y2="3.04cm">
          <text:p/>
        </draw:line>
        <draw:line draw:style-name="gr9" draw:layer="layout" svg:x1="8.404cm" svg:y1="3.163cm" svg:x2="8.404cm" svg:y2="2.996cm">
          <text:p/>
        </draw:line>
        <draw:line draw:style-name="gr9" draw:layer="layout" svg:x1="8.321cm" svg:y1="3.079cm" svg:x2="8.488cm" svg:y2="3.079cm">
          <text:p/>
        </draw:line>
        <draw:line draw:style-name="gr9" draw:layer="layout" svg:x1="11.675cm" svg:y1="7.103cm" svg:x2="11.675cm" svg:y2="6.936cm">
          <text:p/>
        </draw:line>
        <draw:line draw:style-name="gr9" draw:layer="layout" svg:x1="11.591cm" svg:y1="7.02cm" svg:x2="11.758cm" svg:y2="7.02cm">
          <text:p/>
        </draw:line>
        <draw:line draw:style-name="gr9" draw:layer="layout" svg:x1="2.626cm" svg:y1="0.614cm" svg:x2="2.626cm" svg:y2="0.447cm">
          <text:p/>
        </draw:line>
        <draw:line draw:style-name="gr9" draw:layer="layout" svg:x1="2.543cm" svg:y1="0.53cm" svg:x2="2.709cm" svg:y2="0.53cm">
          <text:p/>
        </draw:line>
        <draw:frame draw:style-name="gr10" draw:layer="layout" svg:width="0.861cm" svg:height="0.28cm" svg:x="1.234cm" svg:y="0.434cm">
          <draw:text-box>
            <text:p><text:span text:style-name="T1">CMVBT</text:span></text:p>
          </draw:text-box>
        </draw:frame>
        <draw:path draw:style-name="gr11" draw:layer="layout" svg:width="9.811cm" svg:height="2.549cm" svg:x="1.864cm" svg:y="0.777cm" svg:viewBox="0 0 9812 2550" svg:d="m383 0h758m-1141 2550 3270-1393 3270-351h3272">
          <text:p/>
        </draw:path>
        <draw:line draw:style-name="gr11" draw:layer="layout" svg:x1="1.781cm" svg:y1="3.243cm" svg:x2="1.948cm" svg:y2="3.411cm">
          <text:p/>
        </draw:line>
        <draw:line draw:style-name="gr11" draw:layer="layout" svg:x1="1.781cm" svg:y1="3.411cm" svg:x2="1.948cm" svg:y2="3.243cm">
          <text:p/>
        </draw:line>
        <draw:line draw:style-name="gr11" draw:layer="layout" svg:x1="5.051cm" svg:y1="1.851cm" svg:x2="5.219cm" svg:y2="2.019cm">
          <text:p/>
        </draw:line>
        <draw:line draw:style-name="gr11" draw:layer="layout" svg:x1="5.051cm" svg:y1="2.019cm" svg:x2="5.219cm" svg:y2="1.851cm">
          <text:p/>
        </draw:line>
        <draw:line draw:style-name="gr11" draw:layer="layout" svg:x1="8.321cm" svg:y1="1.5cm" svg:x2="8.489cm" svg:y2="1.668cm">
          <text:p/>
        </draw:line>
        <draw:line draw:style-name="gr11" draw:layer="layout" svg:x1="8.321cm" svg:y1="1.668cm" svg:x2="8.489cm" svg:y2="1.5cm">
          <text:p/>
        </draw:line>
        <draw:line draw:style-name="gr11" draw:layer="layout" svg:x1="11.591cm" svg:y1="1.5cm" svg:x2="11.759cm" svg:y2="1.668cm">
          <text:p/>
        </draw:line>
        <draw:line draw:style-name="gr11" draw:layer="layout" svg:x1="11.591cm" svg:y1="1.668cm" svg:x2="11.759cm" svg:y2="1.5cm">
          <text:p/>
        </draw:line>
        <draw:line draw:style-name="gr11" draw:layer="layout" svg:x1="2.543cm" svg:y1="0.694cm" svg:x2="2.71cm" svg:y2="0.862cm">
          <text:p/>
        </draw:line>
        <draw:line draw:style-name="gr11" draw:layer="layout" svg:x1="2.543cm" svg:y1="0.862cm" svg:x2="2.71cm" svg:y2="0.694cm">
          <text:p/>
        </draw:line>
        <draw:polygon draw:style-name="gr1" draw:layer="layout" svg:width="11.119cm" svg:height="7.803cm" svg:x="1.21cm" svg:y="0.296cm" svg:viewBox="0 0 11120 7804" draw:points="0,7804 11120,7804 11120,0 0,0">
          <text:p/>
        </draw:polygon>
        <draw:frame draw:style-name="gr12" draw:layer="layout" svg:width="0.637cm" svg:height="0.28cm" svg:x="1.467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97cm" svg:height="0cm" svg:x="1.358cm" svg:y="8.099cm" svg:viewBox="0 0 10971 0" svg:d="m0 0h111m10860 0h-111">
          <text:p/>
        </draw:path>
        <draw:path draw:style-name="gr1" draw:layer="layout" svg:width="10.97cm" svg:height="0cm" svg:x="1.358cm" svg:y="6.985cm" svg:viewBox="0 0 10971 0" svg:d="m0 0h111m10860 0h-111">
          <text:p/>
        </draw:path>
        <draw:frame draw:style-name="gr2" draw:layer="layout" svg:width="0.205cm" svg:height="0.28cm" svg:x="1.004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97cm" svg:height="0cm" svg:x="1.358cm" svg:y="5.87cm" svg:viewBox="0 0 10971 0" svg:d="m0 0h111m10860 0h-111">
          <text:p/>
        </draw:path>
        <draw:frame draw:style-name="gr2" draw:layer="layout" svg:width="0.205cm" svg:height="0.28cm" svg:x="1.004cm" svg:y="6.888cm">
          <draw:text-box>
            <text:p><text:span text:style-name="T1"><text:s/></text:span><text:span text:style-name="T1">5</text:span></text:p>
          </draw:text-box>
        </draw:frame>
        <draw:path draw:style-name="gr1" draw:layer="layout" svg:width="10.97cm" svg:height="0cm" svg:x="1.358cm" svg:y="4.755cm" svg:viewBox="0 0 10971 0" svg:d="m0 0h111m10860 0h-111">
          <text:p/>
        </draw:path>
        <draw:frame draw:style-name="gr3" draw:layer="layout" svg:width="0.341cm" svg:height="0.28cm" svg:x="0.866cm" svg:y="5.774cm">
          <draw:text-box>
            <text:p><text:span text:style-name="T1"><text:s/></text:span><text:span text:style-name="T1">10</text:span></text:p>
          </draw:text-box>
        </draw:frame>
        <draw:path draw:style-name="gr1" draw:layer="layout" svg:width="10.97cm" svg:height="0cm" svg:x="1.358cm" svg:y="3.64cm" svg:viewBox="0 0 10971 0" svg:d="m0 0h111m10860 0h-111">
          <text:p/>
        </draw:path>
        <draw:frame draw:style-name="gr3" draw:layer="layout" svg:width="0.341cm" svg:height="0.28cm" svg:x="0.866cm" svg:y="4.659cm">
          <draw:text-box>
            <text:p><text:span text:style-name="T1"><text:s/></text:span><text:span text:style-name="T1">15</text:span></text:p>
          </draw:text-box>
        </draw:frame>
        <draw:path draw:style-name="gr1" draw:layer="layout" svg:width="10.97cm" svg:height="0cm" svg:x="1.358cm" svg:y="2.525cm" svg:viewBox="0 0 10971 0" svg:d="m0 0h111m10860 0h-111">
          <text:p/>
        </draw:path>
        <draw:frame draw:style-name="gr3" draw:layer="layout" svg:width="0.341cm" svg:height="0.28cm" svg:x="0.866cm" svg:y="3.544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10.97cm" svg:height="0cm" svg:x="1.358cm" svg:y="1.411cm" svg:viewBox="0 0 10971 0" svg:d="m0 0h111m10860 0h-111">
          <text:p/>
        </draw:path>
        <draw:frame draw:style-name="gr3" draw:layer="layout" svg:width="0.341cm" svg:height="0.28cm" svg:x="0.866cm" svg:y="2.429cm">
          <draw:text-box>
            <text:p><text:span text:style-name="T1"><text:s/></text:span><text:span text:style-name="T1">25</text:span></text:p>
          </draw:text-box>
        </draw:frame>
        <draw:path draw:style-name="gr1" draw:layer="layout" svg:width="10.97cm" svg:height="0cm" svg:x="1.358cm" svg:y="0.296cm" svg:viewBox="0 0 10971 0" svg:d="m0 0h111m10860 0h-111">
          <text:p/>
        </draw:path>
        <draw:frame draw:style-name="gr3" draw:layer="layout" svg:width="0.341cm" svg:height="0.28cm" svg:x="0.866cm" svg:y="1.314cm">
          <draw:text-box>
            <text:p><text:span text:style-name="T1"><text:s/></text:span><text:span text:style-name="T1">30</text:span></text:p>
          </draw:text-box>
        </draw:frame>
        <draw:path draw:style-name="gr1" draw:layer="layout" svg:width="0cm" svg:height="7.802cm" svg:x="2.003cm" svg:y="0.296cm" svg:viewBox="0 0 0 7803" svg:d="m0 7803v-111m0-7692v111">
          <text:p/>
        </draw:path>
        <draw:frame draw:style-name="gr3" draw:layer="layout" svg:width="0.341cm" svg:height="0.28cm" svg:x="0.866cm" svg:y="0.2cm">
          <draw:text-box>
            <text:p><text:span text:style-name="T1"><text:s/></text:span><text:span text:style-name="T1">35</text:span></text:p>
          </draw:text-box>
        </draw:frame>
        <draw:path draw:style-name="gr1" draw:layer="layout" svg:width="0cm" svg:height="7.802cm" svg:x="5.229cm" svg:y="0.296cm" svg:viewBox="0 0 0 7803" svg:d="m0 7803v-111m0-7692v111">
          <text:p/>
        </draw:path>
        <draw:frame draw:style-name="gr4" draw:layer="layout" svg:width="0.569cm" svg:height="0.28cm" svg:x="1.715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457cm" svg:y="0.296cm" svg:viewBox="0 0 0 7803" svg:d="m0 7803v-111m0-7692v111">
          <text:p/>
        </draw:path>
        <draw:frame draw:style-name="gr5" draw:layer="layout" svg:width="1.082cm" svg:height="0.28cm" svg:x="4.684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84cm" svg:y="0.296cm" svg:viewBox="0 0 0 7803" svg:d="m0 7803v-111m0-7692v111">
          <text:p/>
        </draw:path>
        <draw:frame draw:style-name="gr6" draw:layer="layout" svg:width="1.708cm" svg:height="0.28cm" svg:x="7.596cm" svg:y="8.25cm">
          <draw:text-box>
            <text:p><text:span text:style-name="T1">+ more updates</text:span></text:p>
          </draw:text-box>
        </draw:fram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7" draw:layer="layout" svg:width="1.001cm" svg:height="0.28cm" svg:x="11.179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01cm)">
          <draw:text-box>
            <text:p><text:span text:style-name="T1">B</text:span></text:p>
          </draw:text-box>
        </draw:frame>
        <draw:frame draw:style-name="gr8" draw:layer="layout" svg:width="0.137cm" svg:height="0.28cm" draw:transform="rotate (1.5707963267946) translate (0.397cm 4.836cm)">
          <draw:text-box>
            <text:p><text:span text:style-name="T1">u</text:span></text:p>
          </draw:text-box>
        </draw:frame>
        <draw:frame draw:style-name="gr8" draw:layer="layout" svg:width="0.07cm" svg:height="0.28cm" draw:transform="rotate (1.5707963267946) translate (0.397cm 4.699cm)">
          <draw:text-box>
            <text:p><text:span text:style-name="T1">f</text:span></text:p>
          </draw:text-box>
        </draw:frame>
        <draw:frame draw:style-name="gr8" draw:layer="layout" svg:width="0.07cm" svg:height="0.28cm" draw:transform="rotate (1.5707963267946) translate (0.397cm 4.63cm)">
          <draw:text-box>
            <text:p><text:span text:style-name="T1">f</text:span></text:p>
          </draw:text-box>
        </draw:frame>
        <draw:frame draw:style-name="gr8" draw:layer="layout" svg:width="0.137cm" svg:height="0.28cm" draw:transform="rotate (1.5707963267946) translate (0.397cm 4.561cm)">
          <draw:text-box>
            <text:p><text:span text:style-name="T1">e</text:span></text:p>
          </draw:text-box>
        </draw:frame>
        <draw:frame draw:style-name="gr8" draw:layer="layout" svg:width="0.082cm" svg:height="0.28cm" draw:transform="rotate (1.5707963267946) translate (0.397cm 4.424cm)">
          <draw:text-box>
            <text:p><text:span text:style-name="T1">r</text:span></text:p>
          </draw:text-box>
        </draw:frame>
        <draw:frame draw:style-name="gr8" draw:layer="layout" svg:width="0.07cm" svg:height="0.28cm" draw:transform="rotate (1.5707963267946) translate (0.397cm 4.34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4.273cm)">
          <draw:text-box>
            <text:p><text:span text:style-name="T1">f</text:span></text:p>
          </draw:text-box>
        </draw:frame>
        <draw:frame draw:style-name="gr8" draw:layer="layout" svg:width="0.057cm" svg:height="0.28cm" draw:transform="rotate (1.5707963267946) translate (0.397cm 4.204cm)">
          <draw:text-box>
            <text:p><text:span text:style-name="T1">i</text:span></text:p>
          </draw:text-box>
        </draw:frame>
        <draw:frame draw:style-name="gr8" draw:layer="layout" svg:width="0.121cm" svg:height="0.28cm" draw:transform="rotate (1.5707963267946) translate (0.397cm 4.15cm)">
          <draw:text-box>
            <text:p><text:span text:style-name="T1">x</text:span></text:p>
          </draw:text-box>
        </draw:frame>
        <draw:frame draw:style-name="gr8" draw:layer="layout" svg:width="0.137cm" svg:height="0.28cm" draw:transform="rotate (1.5707963267946) translate (0.397cm 4.026cm)">
          <draw:text-box>
            <text:p><text:span text:style-name="T1">e</text:span></text:p>
          </draw:text-box>
        </draw:frame>
        <draw:frame draw:style-name="gr8" draw:layer="layout" svg:width="0.125cm" svg:height="0.28cm" draw:transform="rotate (1.5707963267946) translate (0.397cm 3.889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65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97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28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59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22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99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3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75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38cm)">
          <draw:text-box>
            <text:p><text:span text:style-name="T1">n</text:span></text:p>
          </draw:text-box>
        </draw:frame>
        <draw:frame draw:style-name="gr9" draw:layer="layout" svg:width="1.645cm" svg:height="0.28cm" svg:x="6.013cm" svg:y="8.62cm">
          <draw:text-box>
            <text:p><text:span text:style-name="T1">Database state</text:span></text:p>
          </draw:text-box>
        </draw:frame>
        <draw:path draw:style-name="gr10" draw:layer="layout" svg:width="9.681cm" svg:height="5.996cm" svg:x="2.003cm" svg:y="0.53cm" svg:viewBox="0 0 9682 5997" svg:d="m392 0h758m-1150 3085 3226-915 3228 102 3228 3725">
          <text:p/>
        </draw:path>
        <draw:line draw:style-name="gr10" draw:layer="layout" svg:x1="2.003cm" svg:y1="3.699cm" svg:x2="2.003cm" svg:y2="3.532cm">
          <text:p/>
        </draw:line>
        <draw:line draw:style-name="gr10" draw:layer="layout" svg:x1="1.92cm" svg:y1="3.615cm" svg:x2="2.087cm" svg:y2="3.615cm">
          <text:p/>
        </draw:line>
        <draw:line draw:style-name="gr10" draw:layer="layout" svg:x1="5.229cm" svg:y1="2.783cm" svg:x2="5.229cm" svg:y2="2.617cm">
          <text:p/>
        </draw:line>
        <draw:line draw:style-name="gr10" draw:layer="layout" svg:x1="5.146cm" svg:y1="2.7cm" svg:x2="5.313cm" svg:y2="2.7cm">
          <text:p/>
        </draw:line>
        <draw:line draw:style-name="gr10" draw:layer="layout" svg:x1="8.457cm" svg:y1="2.886cm" svg:x2="8.457cm" svg:y2="2.719cm">
          <text:p/>
        </draw:line>
        <draw:line draw:style-name="gr10" draw:layer="layout" svg:x1="8.374cm" svg:y1="2.802cm" svg:x2="8.541cm" svg:y2="2.802cm">
          <text:p/>
        </draw:line>
        <draw:line draw:style-name="gr10" draw:layer="layout" svg:x1="11.684cm" svg:y1="6.609cm" svg:x2="11.684cm" svg:y2="6.443cm">
          <text:p/>
        </draw:line>
        <draw:line draw:style-name="gr10" draw:layer="layout" svg:x1="11.6cm" svg:y1="6.526cm" svg:x2="11.767cm" svg:y2="6.526cm">
          <text:p/>
        </draw:line>
        <draw:line draw:style-name="gr10" draw:layer="layout" svg:x1="2.774cm" svg:y1="0.614cm" svg:x2="2.774cm" svg:y2="0.447cm">
          <text:p/>
        </draw:line>
        <draw:line draw:style-name="gr10" draw:layer="layout" svg:x1="2.691cm" svg:y1="0.53cm" svg:x2="2.857cm" svg:y2="0.53cm">
          <text:p/>
        </draw:line>
        <draw:frame draw:style-name="gr11" draw:layer="layout" svg:width="0.861cm" svg:height="0.28cm" svg:x="1.382cm" svg:y="0.434cm">
          <draw:text-box>
            <text:p><text:span text:style-name="T1">CMVBT</text:span></text:p>
          </draw:text-box>
        </draw:frame>
        <draw:path draw:style-name="gr12" draw:layer="layout" svg:width="9.681cm" svg:height="1.526cm" svg:x="2.003cm" svg:y="0.777cm" svg:viewBox="0 0 9682 1527" svg:d="m392 0h758m-1150 1527 3226-904 3228-201h3228">
          <text:p/>
        </draw:path>
        <draw:line draw:style-name="gr12" draw:layer="layout" svg:x1="1.92cm" svg:y1="2.22cm" svg:x2="2.088cm" svg:y2="2.387cm">
          <text:p/>
        </draw:line>
        <draw:line draw:style-name="gr12" draw:layer="layout" svg:x1="1.92cm" svg:y1="2.387cm" svg:x2="2.088cm" svg:y2="2.22cm">
          <text:p/>
        </draw:line>
        <draw:line draw:style-name="gr12" draw:layer="layout" svg:x1="5.146cm" svg:y1="1.317cm" svg:x2="5.314cm" svg:y2="1.484cm">
          <text:p/>
        </draw:line>
        <draw:line draw:style-name="gr12" draw:layer="layout" svg:x1="5.146cm" svg:y1="1.484cm" svg:x2="5.314cm" svg:y2="1.317cm">
          <text:p/>
        </draw:line>
        <draw:line draw:style-name="gr12" draw:layer="layout" svg:x1="8.374cm" svg:y1="1.116cm" svg:x2="8.542cm" svg:y2="1.283cm">
          <text:p/>
        </draw:line>
        <draw:line draw:style-name="gr12" draw:layer="layout" svg:x1="8.374cm" svg:y1="1.283cm" svg:x2="8.542cm" svg:y2="1.116cm">
          <text:p/>
        </draw:line>
        <draw:line draw:style-name="gr12" draw:layer="layout" svg:x1="11.6cm" svg:y1="1.116cm" svg:x2="11.768cm" svg:y2="1.283cm">
          <text:p/>
        </draw:line>
        <draw:line draw:style-name="gr12" draw:layer="layout" svg:x1="11.6cm" svg:y1="1.283cm" svg:x2="11.768cm" svg:y2="1.116cm">
          <text:p/>
        </draw:line>
        <draw:line draw:style-name="gr12" draw:layer="layout" svg:x1="2.691cm" svg:y1="0.694cm" svg:x2="2.858cm" svg:y2="0.862cm">
          <text:p/>
        </draw:line>
        <draw:line draw:style-name="gr12" draw:layer="layout" svg:x1="2.691cm" svg:y1="0.862cm" svg:x2="2.858cm" svg:y2="0.694cm">
          <text:p/>
        </draw:lin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13" draw:layer="layout" svg:width="0.637cm" svg:height="0.28cm" svg:x="1.616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97cm" svg:height="0cm" svg:x="1.358cm" svg:y="8.099cm" svg:viewBox="0 0 10971 0" svg:d="m0 0h111m10860 0h-111">
          <text:p/>
        </draw:path>
        <draw:path draw:style-name="gr1" draw:layer="layout" svg:width="10.97cm" svg:height="0cm" svg:x="1.358cm" svg:y="7.32cm" svg:viewBox="0 0 10971 0" svg:d="m0 0h111m10860 0h-111">
          <text:p/>
        </draw:path>
        <draw:frame draw:style-name="gr2" draw:layer="layout" svg:width="0.205cm" svg:height="0.28cm" svg:x="1.004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97cm" svg:height="0cm" svg:x="1.358cm" svg:y="6.538cm" svg:viewBox="0 0 10971 0" svg:d="m0 0h111m10860 0h-111">
          <text:p/>
        </draw:path>
        <draw:frame draw:style-name="gr2" draw:layer="layout" svg:width="0.205cm" svg:height="0.28cm" svg:x="1.004cm" svg:y="7.223cm">
          <draw:text-box>
            <text:p><text:span text:style-name="T1"><text:s/></text:span><text:span text:style-name="T1">2</text:span></text:p>
          </draw:text-box>
        </draw:frame>
        <draw:path draw:style-name="gr1" draw:layer="layout" svg:width="10.97cm" svg:height="0cm" svg:x="1.358cm" svg:y="5.759cm" svg:viewBox="0 0 10971 0" svg:d="m0 0h111m10860 0h-111">
          <text:p/>
        </draw:path>
        <draw:frame draw:style-name="gr2" draw:layer="layout" svg:width="0.205cm" svg:height="0.28cm" svg:x="1.004cm" svg:y="6.442cm">
          <draw:text-box>
            <text:p><text:span text:style-name="T1"><text:s/></text:span><text:span text:style-name="T1">4</text:span></text:p>
          </draw:text-box>
        </draw:frame>
        <draw:path draw:style-name="gr1" draw:layer="layout" svg:width="10.97cm" svg:height="0cm" svg:x="1.358cm" svg:y="4.977cm" svg:viewBox="0 0 10971 0" svg:d="m0 0h111m10860 0h-111">
          <text:p/>
        </draw:path>
        <draw:frame draw:style-name="gr2" draw:layer="layout" svg:width="0.205cm" svg:height="0.28cm" svg:x="1.004cm" svg:y="5.662cm">
          <draw:text-box>
            <text:p><text:span text:style-name="T1"><text:s/></text:span><text:span text:style-name="T1">6</text:span></text:p>
          </draw:text-box>
        </draw:frame>
        <draw:path draw:style-name="gr1" draw:layer="layout" svg:width="10.97cm" svg:height="0cm" svg:x="1.358cm" svg:y="4.198cm" svg:viewBox="0 0 10971 0" svg:d="m0 0h111m10860 0h-111">
          <text:p/>
        </draw:path>
        <draw:frame draw:style-name="gr2" draw:layer="layout" svg:width="0.205cm" svg:height="0.28cm" svg:x="1.004cm" svg:y="4.881cm">
          <draw:text-box>
            <text:p><text:span text:style-name="T1"><text:s/></text:span><text:span text:style-name="T1">8</text:span></text:p>
          </draw:text-box>
        </draw:frame>
        <draw:path draw:style-name="gr1" draw:layer="layout" svg:width="10.97cm" svg:height="0cm" svg:x="1.358cm" svg:y="3.418cm" svg:viewBox="0 0 10971 0" svg:d="m0 0h111m10860 0h-111">
          <text:p/>
        </draw:path>
        <draw:frame draw:style-name="gr3" draw:layer="layout" svg:width="0.341cm" svg:height="0.28cm" svg:x="0.866cm" svg:y="4.101cm">
          <draw:text-box>
            <text:p><text:span text:style-name="T1"><text:s/></text:span><text:span text:style-name="T1">10</text:span></text:p>
          </draw:text-box>
        </draw:frame>
        <draw:path draw:style-name="gr1" draw:layer="layout" svg:width="10.97cm" svg:height="0cm" svg:x="1.358cm" svg:y="2.637cm" svg:viewBox="0 0 10971 0" svg:d="m0 0h111m10860 0h-111">
          <text:p/>
        </draw:path>
        <draw:frame draw:style-name="gr3" draw:layer="layout" svg:width="0.341cm" svg:height="0.28cm" svg:x="0.866cm" svg:y="3.322cm">
          <draw:text-box>
            <text:p><text:span text:style-name="T1"><text:s/></text:span><text:span text:style-name="T1">12</text:span></text:p>
          </draw:text-box>
        </draw:frame>
        <draw:path draw:style-name="gr1" draw:layer="layout" svg:width="10.97cm" svg:height="0cm" svg:x="1.358cm" svg:y="1.857cm" svg:viewBox="0 0 10971 0" svg:d="m0 0h111m10860 0h-111">
          <text:p/>
        </draw:path>
        <draw:frame draw:style-name="gr3" draw:layer="layout" svg:width="0.341cm" svg:height="0.28cm" svg:x="0.866cm" svg:y="2.54cm">
          <draw:text-box>
            <text:p><text:span text:style-name="T1"><text:s/></text:span><text:span text:style-name="T1">14</text:span></text:p>
          </draw:text-box>
        </draw:frame>
        <draw:path draw:style-name="gr1" draw:layer="layout" svg:width="10.97cm" svg:height="0cm" svg:x="1.358cm" svg:y="1.075cm" svg:viewBox="0 0 10971 0" svg:d="m0 0h111m10860 0h-111">
          <text:p/>
        </draw:path>
        <draw:frame draw:style-name="gr3" draw:layer="layout" svg:width="0.341cm" svg:height="0.28cm" svg:x="0.866cm" svg:y="1.761cm">
          <draw:text-box>
            <text:p><text:span text:style-name="T1"><text:s/></text:span><text:span text:style-name="T1">16</text:span></text:p>
          </draw:text-box>
        </draw:frame>
        <draw:path draw:style-name="gr1" draw:layer="layout" svg:width="10.97cm" svg:height="0cm" svg:x="1.358cm" svg:y="0.296cm" svg:viewBox="0 0 10971 0" svg:d="m0 0h111m10860 0h-111">
          <text:p/>
        </draw:path>
        <draw:frame draw:style-name="gr3" draw:layer="layout" svg:width="0.341cm" svg:height="0.28cm" svg:x="0.866cm" svg:y="0.979cm">
          <draw:text-box>
            <text:p><text:span text:style-name="T1"><text:s/></text:span><text:span text:style-name="T1">18</text:span></text:p>
          </draw:text-box>
        </draw:frame>
        <draw:path draw:style-name="gr1" draw:layer="layout" svg:width="0cm" svg:height="7.802cm" svg:x="2.003cm" svg:y="0.296cm" svg:viewBox="0 0 0 7803" svg:d="m0 7803v-111m0-7692v111">
          <text:p/>
        </draw:path>
        <draw:frame draw:style-name="gr3" draw:layer="layout" svg:width="0.341cm" svg:height="0.28cm" svg:x="0.866cm" svg:y="0.2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0cm" svg:height="7.802cm" svg:x="5.229cm" svg:y="0.296cm" svg:viewBox="0 0 0 7803" svg:d="m0 7803v-111m0-7692v111">
          <text:p/>
        </draw:path>
        <draw:frame draw:style-name="gr4" draw:layer="layout" svg:width="0.569cm" svg:height="0.28cm" svg:x="1.715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457cm" svg:y="0.296cm" svg:viewBox="0 0 0 7803" svg:d="m0 7803v-111m0-7692v111">
          <text:p/>
        </draw:path>
        <draw:frame draw:style-name="gr5" draw:layer="layout" svg:width="1.082cm" svg:height="0.28cm" svg:x="4.684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84cm" svg:y="0.296cm" svg:viewBox="0 0 0 7803" svg:d="m0 7803v-111m0-7692v111">
          <text:p/>
        </draw:path>
        <draw:frame draw:style-name="gr6" draw:layer="layout" svg:width="1.708cm" svg:height="0.28cm" svg:x="7.596cm" svg:y="8.25cm">
          <draw:text-box>
            <text:p><text:span text:style-name="T1">+ more updates</text:span></text:p>
          </draw:text-box>
        </draw:fram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7" draw:layer="layout" svg:width="1.001cm" svg:height="0.28cm" svg:x="11.179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14cm)">
          <draw:text-box>
            <text:p><text:span text:style-name="T1">P</text:span></text:p>
          </draw:text-box>
        </draw:frame>
        <draw:frame draw:style-name="gr8" draw:layer="layout" svg:width="0.137cm" svg:height="0.28cm" draw:transform="rotate (1.5707963267946) translate (0.397cm 4.85cm)">
          <draw:text-box>
            <text:p><text:span text:style-name="T1">a</text:span></text:p>
          </draw:text-box>
        </draw:frame>
        <draw:frame draw:style-name="gr8" draw:layer="layout" svg:width="0.137cm" svg:height="0.28cm" draw:transform="rotate (1.5707963267946) translate (0.397cm 4.712cm)">
          <draw:text-box>
            <text:p><text:span text:style-name="T1">g</text:span></text:p>
          </draw:text-box>
        </draw:frame>
        <draw:frame draw:style-name="gr8" draw:layer="layout" svg:width="0.137cm" svg:height="0.28cm" draw:transform="rotate (1.5707963267946) translate (0.397cm 4.575cm)">
          <draw:text-box>
            <text:p><text:span text:style-name="T1">e</text:span></text:p>
          </draw:text-box>
        </draw:frame>
        <draw:frame draw:style-name="gr8" draw:layer="layout" svg:width="0.07cm" svg:height="0.28cm" draw:transform="rotate (1.5707963267946) translate (0.397cm 4.438cm)">
          <draw:text-box>
            <text:p><text:span text:style-name="T1"><text:s/></text:span></text:p>
          </draw:text-box>
        </draw:frame>
        <draw:frame draw:style-name="gr8" draw:layer="layout" svg:width="0.082cm" svg:height="0.28cm" draw:transform="rotate (1.5707963267946) translate (0.397cm 4.369cm)">
          <draw:text-box>
            <text:p><text:span text:style-name="T1">r</text:span></text:p>
          </draw:text-box>
        </draw:frame>
        <draw:frame draw:style-name="gr8" draw:layer="layout" svg:width="0.137cm" svg:height="0.28cm" draw:transform="rotate (1.5707963267946) translate (0.397cm 4.287cm)">
          <draw:text-box>
            <text:p><text:span text:style-name="T1">e</text:span></text:p>
          </draw:text-box>
        </draw:frame>
        <draw:frame draw:style-name="gr8" draw:layer="layout" svg:width="0.137cm" svg:height="0.28cm" draw:transform="rotate (1.5707963267946) translate (0.397cm 4.15cm)">
          <draw:text-box>
            <text:p><text:span text:style-name="T1">a</text:span></text:p>
          </draw:text-box>
        </draw:frame>
        <draw:frame draw:style-name="gr8" draw:layer="layout" svg:width="0.137cm" svg:height="0.28cm" draw:transform="rotate (1.5707963267946) translate (0.397cm 4.012cm)">
          <draw:text-box>
            <text:p><text:span text:style-name="T1">d</text:span></text:p>
          </draw:text-box>
        </draw:frame>
        <draw:frame draw:style-name="gr8" draw:layer="layout" svg:width="0.125cm" svg:height="0.28cm" draw:transform="rotate (1.5707963267946) translate (0.397cm 3.875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5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83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14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46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08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85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16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61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24cm)">
          <draw:text-box>
            <text:p><text:span text:style-name="T1">n</text:span></text:p>
          </draw:text-box>
        </draw:frame>
        <draw:frame draw:style-name="gr9" draw:layer="layout" svg:width="1.645cm" svg:height="0.28cm" svg:x="6.013cm" svg:y="8.62cm">
          <draw:text-box>
            <text:p><text:span text:style-name="T1">Database state</text:span></text:p>
          </draw:text-box>
        </draw:frame>
        <draw:path draw:style-name="gr10" draw:layer="layout" svg:width="9.681cm" svg:height="7.179cm" svg:x="2.003cm" svg:y="0.53cm" svg:viewBox="0 0 9682 7180" svg:d="m392 0h758m-1150 3133 3226-1459 3228 104 3228 5402">
          <text:p/>
        </draw:path>
        <draw:line draw:style-name="gr10" draw:layer="layout" svg:x1="2.003cm" svg:y1="3.746cm" svg:x2="2.003cm" svg:y2="3.58cm">
          <text:p/>
        </draw:line>
        <draw:line draw:style-name="gr10" draw:layer="layout" svg:x1="1.92cm" svg:y1="3.663cm" svg:x2="2.087cm" svg:y2="3.663cm">
          <text:p/>
        </draw:line>
        <draw:line draw:style-name="gr10" draw:layer="layout" svg:x1="5.229cm" svg:y1="2.288cm" svg:x2="5.229cm" svg:y2="2.121cm">
          <text:p/>
        </draw:line>
        <draw:line draw:style-name="gr10" draw:layer="layout" svg:x1="5.146cm" svg:y1="2.204cm" svg:x2="5.313cm" svg:y2="2.204cm">
          <text:p/>
        </draw:line>
        <draw:line draw:style-name="gr10" draw:layer="layout" svg:x1="8.457cm" svg:y1="2.392cm" svg:x2="8.457cm" svg:y2="2.225cm">
          <text:p/>
        </draw:line>
        <draw:line draw:style-name="gr10" draw:layer="layout" svg:x1="8.374cm" svg:y1="2.308cm" svg:x2="8.541cm" svg:y2="2.308cm">
          <text:p/>
        </draw:line>
        <draw:line draw:style-name="gr10" draw:layer="layout" svg:x1="11.684cm" svg:y1="7.793cm" svg:x2="11.684cm" svg:y2="7.626cm">
          <text:p/>
        </draw:line>
        <draw:line draw:style-name="gr10" draw:layer="layout" svg:x1="11.6cm" svg:y1="7.709cm" svg:x2="11.767cm" svg:y2="7.709cm">
          <text:p/>
        </draw:line>
        <draw:line draw:style-name="gr10" draw:layer="layout" svg:x1="2.774cm" svg:y1="0.614cm" svg:x2="2.774cm" svg:y2="0.447cm">
          <text:p/>
        </draw:line>
        <draw:line draw:style-name="gr10" draw:layer="layout" svg:x1="2.691cm" svg:y1="0.53cm" svg:x2="2.857cm" svg:y2="0.53cm">
          <text:p/>
        </draw:line>
        <draw:frame draw:style-name="gr11" draw:layer="layout" svg:width="0.861cm" svg:height="0.28cm" svg:x="1.382cm" svg:y="0.434cm">
          <draw:text-box>
            <text:p><text:span text:style-name="T1">CMVBT</text:span></text:p>
          </draw:text-box>
        </draw:frame>
        <draw:path draw:style-name="gr12" draw:layer="layout" svg:width="9.681cm" svg:height="1.87cm" svg:x="2.003cm" svg:y="0.315cm" svg:viewBox="0 0 9682 1871" svg:d="m392 462h758m-1150 1409 3226-1465 3228-406h3228">
          <text:p/>
        </draw:path>
        <draw:line draw:style-name="gr12" draw:layer="layout" svg:x1="1.92cm" svg:y1="2.102cm" svg:x2="2.088cm" svg:y2="2.269cm">
          <text:p/>
        </draw:line>
        <draw:line draw:style-name="gr12" draw:layer="layout" svg:x1="1.92cm" svg:y1="2.269cm" svg:x2="2.088cm" svg:y2="2.102cm">
          <text:p/>
        </draw:line>
        <draw:line draw:style-name="gr12" draw:layer="layout" svg:x1="5.146cm" svg:y1="0.638cm" svg:x2="5.314cm" svg:y2="0.805cm">
          <text:p/>
        </draw:line>
        <draw:line draw:style-name="gr12" draw:layer="layout" svg:x1="5.146cm" svg:y1="0.805cm" svg:x2="5.314cm" svg:y2="0.638cm">
          <text:p/>
        </draw:line>
        <draw:line draw:style-name="gr12" draw:layer="layout" svg:x1="8.374cm" svg:y1="0.232cm" svg:x2="8.542cm" svg:y2="0.4cm">
          <text:p/>
        </draw:line>
        <draw:line draw:style-name="gr12" draw:layer="layout" svg:x1="8.374cm" svg:y1="0.4cm" svg:x2="8.542cm" svg:y2="0.232cm">
          <text:p/>
        </draw:line>
        <draw:line draw:style-name="gr12" draw:layer="layout" svg:x1="11.6cm" svg:y1="0.232cm" svg:x2="11.768cm" svg:y2="0.4cm">
          <text:p/>
        </draw:line>
        <draw:line draw:style-name="gr12" draw:layer="layout" svg:x1="11.6cm" svg:y1="0.4cm" svg:x2="11.768cm" svg:y2="0.232cm">
          <text:p/>
        </draw:line>
        <draw:line draw:style-name="gr12" draw:layer="layout" svg:x1="2.691cm" svg:y1="0.694cm" svg:x2="2.858cm" svg:y2="0.862cm">
          <text:p/>
        </draw:line>
        <draw:line draw:style-name="gr12" draw:layer="layout" svg:x1="2.691cm" svg:y1="0.862cm" svg:x2="2.858cm" svg:y2="0.694cm">
          <text:p/>
        </draw:lin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13" draw:layer="layout" svg:width="0.637cm" svg:height="0.28cm" svg:x="1.616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822cm" svg:height="0cm" svg:x="1.506cm" svg:y="8.099cm" svg:viewBox="0 0 10823 0" svg:d="m0 0h111m10712 0h-111">
          <text:p/>
        </draw:path>
        <draw:path draw:style-name="gr1" draw:layer="layout" svg:width="10.822cm" svg:height="0cm" svg:x="1.506cm" svg:y="7.124cm" svg:viewBox="0 0 10823 0" svg:d="m0 0h111m10712 0h-111">
          <text:p/>
        </draw:path>
        <draw:frame draw:style-name="gr2" draw:layer="layout" svg:width="0.205cm" svg:height="0.28cm" svg:x="1.152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822cm" svg:height="0cm" svg:x="1.506cm" svg:y="6.148cm" svg:viewBox="0 0 10823 0" svg:d="m0 0h111m10712 0h-111">
          <text:p/>
        </draw:path>
        <draw:frame draw:style-name="gr3" draw:layer="layout" svg:width="0.409cm" svg:height="0.28cm" svg:x="0.946cm" svg:y="7.028cm">
          <draw:text-box>
            <text:p><text:span text:style-name="T1"><text:s/></text:span><text:span text:style-name="T1">0.5</text:span></text:p>
          </draw:text-box>
        </draw:frame>
        <draw:path draw:style-name="gr1" draw:layer="layout" svg:width="10.822cm" svg:height="0cm" svg:x="1.506cm" svg:y="5.173cm" svg:viewBox="0 0 10823 0" svg:d="m0 0h111m10712 0h-111">
          <text:p/>
        </draw:path>
        <draw:frame draw:style-name="gr2" draw:layer="layout" svg:width="0.205cm" svg:height="0.28cm" svg:x="1.152cm" svg:y="6.052cm">
          <draw:text-box>
            <text:p><text:span text:style-name="T1"><text:s/></text:span><text:span text:style-name="T1">1</text:span></text:p>
          </draw:text-box>
        </draw:frame>
        <draw:path draw:style-name="gr1" draw:layer="layout" svg:width="10.822cm" svg:height="0cm" svg:x="1.506cm" svg:y="4.198cm" svg:viewBox="0 0 10823 0" svg:d="m0 0h111m10712 0h-111">
          <text:p/>
        </draw:path>
        <draw:frame draw:style-name="gr3" draw:layer="layout" svg:width="0.409cm" svg:height="0.28cm" svg:x="0.946cm" svg:y="5.077cm">
          <draw:text-box>
            <text:p><text:span text:style-name="T1"><text:s/></text:span><text:span text:style-name="T1">1.5</text:span></text:p>
          </draw:text-box>
        </draw:frame>
        <draw:path draw:style-name="gr1" draw:layer="layout" svg:width="10.822cm" svg:height="0cm" svg:x="1.506cm" svg:y="3.222cm" svg:viewBox="0 0 10823 0" svg:d="m0 0h111m10712 0h-111">
          <text:p/>
        </draw:path>
        <draw:frame draw:style-name="gr2" draw:layer="layout" svg:width="0.205cm" svg:height="0.28cm" svg:x="1.152cm" svg:y="4.101cm">
          <draw:text-box>
            <text:p><text:span text:style-name="T1"><text:s/></text:span><text:span text:style-name="T1">2</text:span></text:p>
          </draw:text-box>
        </draw:frame>
        <draw:path draw:style-name="gr1" draw:layer="layout" svg:width="10.822cm" svg:height="0cm" svg:x="1.506cm" svg:y="2.247cm" svg:viewBox="0 0 10823 0" svg:d="m0 0h111m10712 0h-111">
          <text:p/>
        </draw:path>
        <draw:frame draw:style-name="gr3" draw:layer="layout" svg:width="0.409cm" svg:height="0.28cm" svg:x="0.946cm" svg:y="3.126cm">
          <draw:text-box>
            <text:p><text:span text:style-name="T1"><text:s/></text:span><text:span text:style-name="T1">2.5</text:span></text:p>
          </draw:text-box>
        </draw:frame>
        <draw:path draw:style-name="gr1" draw:layer="layout" svg:width="10.822cm" svg:height="0cm" svg:x="1.506cm" svg:y="1.271cm" svg:viewBox="0 0 10823 0" svg:d="m0 0h111m10712 0h-111">
          <text:p/>
        </draw:path>
        <draw:frame draw:style-name="gr2" draw:layer="layout" svg:width="0.205cm" svg:height="0.28cm" svg:x="1.152cm" svg:y="2.151cm">
          <draw:text-box>
            <text:p><text:span text:style-name="T1"><text:s/></text:span><text:span text:style-name="T1">3</text:span></text:p>
          </draw:text-box>
        </draw:frame>
        <draw:path draw:style-name="gr1" draw:layer="layout" svg:width="10.822cm" svg:height="0cm" svg:x="1.506cm" svg:y="0.296cm" svg:viewBox="0 0 10823 0" svg:d="m0 0h111m10712 0h-111">
          <text:p/>
        </draw:path>
        <draw:frame draw:style-name="gr3" draw:layer="layout" svg:width="0.409cm" svg:height="0.28cm" svg:x="0.946cm" svg:y="1.175cm">
          <draw:text-box>
            <text:p><text:span text:style-name="T1"><text:s/></text:span><text:span text:style-name="T1">3.5</text:span></text:p>
          </draw:text-box>
        </draw:frame>
        <draw:path draw:style-name="gr1" draw:layer="layout" svg:width="0cm" svg:height="7.802cm" svg:x="2.143cm" svg:y="0.296cm" svg:viewBox="0 0 0 7803" svg:d="m0 7803v-111m0-7692v111">
          <text:p/>
        </draw:path>
        <draw:frame draw:style-name="gr2" draw:layer="layout" svg:width="0.205cm" svg:height="0.28cm" svg:x="1.152cm" svg:y="0.2cm">
          <draw:text-box>
            <text:p><text:span text:style-name="T1"><text:s/></text:span><text:span text:style-name="T1">4</text:span></text:p>
          </draw:text-box>
        </draw:frame>
        <draw:path draw:style-name="gr1" draw:layer="layout" svg:width="0cm" svg:height="7.802cm" svg:x="5.326cm" svg:y="0.296cm" svg:viewBox="0 0 0 7803" svg:d="m0 7803v-111m0-7692v111">
          <text:p/>
        </draw:path>
        <draw:frame draw:style-name="gr4" draw:layer="layout" svg:width="0.569cm" svg:height="0.28cm" svg:x="1.854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509cm" svg:y="0.296cm" svg:viewBox="0 0 0 7803" svg:d="m0 7803v-111m0-7692v111">
          <text:p/>
        </draw:path>
        <draw:frame draw:style-name="gr5" draw:layer="layout" svg:width="1.082cm" svg:height="0.28cm" svg:x="4.781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92cm" svg:y="0.296cm" svg:viewBox="0 0 0 7803" svg:d="m0 7803v-111m0-7692v111">
          <text:p/>
        </draw:path>
        <draw:frame draw:style-name="gr6" draw:layer="layout" svg:width="1.708cm" svg:height="0.28cm" svg:x="7.647cm" svg:y="8.25cm">
          <draw:text-box>
            <text:p><text:span text:style-name="T1">+ more updates</text:span></text:p>
          </draw:text-box>
        </draw:fram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7" draw:layer="layout" svg:width="1.001cm" svg:height="0.28cm" svg:x="11.188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01cm)">
          <draw:text-box>
            <text:p><text:span text:style-name="T1">B</text:span></text:p>
          </draw:text-box>
        </draw:frame>
        <draw:frame draw:style-name="gr8" draw:layer="layout" svg:width="0.137cm" svg:height="0.28cm" draw:transform="rotate (1.5707963267946) translate (0.397cm 4.836cm)">
          <draw:text-box>
            <text:p><text:span text:style-name="T1">u</text:span></text:p>
          </draw:text-box>
        </draw:frame>
        <draw:frame draw:style-name="gr8" draw:layer="layout" svg:width="0.07cm" svg:height="0.28cm" draw:transform="rotate (1.5707963267946) translate (0.397cm 4.699cm)">
          <draw:text-box>
            <text:p><text:span text:style-name="T1">f</text:span></text:p>
          </draw:text-box>
        </draw:frame>
        <draw:frame draw:style-name="gr8" draw:layer="layout" svg:width="0.07cm" svg:height="0.28cm" draw:transform="rotate (1.5707963267946) translate (0.397cm 4.63cm)">
          <draw:text-box>
            <text:p><text:span text:style-name="T1">f</text:span></text:p>
          </draw:text-box>
        </draw:frame>
        <draw:frame draw:style-name="gr8" draw:layer="layout" svg:width="0.137cm" svg:height="0.28cm" draw:transform="rotate (1.5707963267946) translate (0.397cm 4.561cm)">
          <draw:text-box>
            <text:p><text:span text:style-name="T1">e</text:span></text:p>
          </draw:text-box>
        </draw:frame>
        <draw:frame draw:style-name="gr8" draw:layer="layout" svg:width="0.082cm" svg:height="0.28cm" draw:transform="rotate (1.5707963267946) translate (0.397cm 4.424cm)">
          <draw:text-box>
            <text:p><text:span text:style-name="T1">r</text:span></text:p>
          </draw:text-box>
        </draw:frame>
        <draw:frame draw:style-name="gr8" draw:layer="layout" svg:width="0.07cm" svg:height="0.28cm" draw:transform="rotate (1.5707963267946) translate (0.397cm 4.34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4.273cm)">
          <draw:text-box>
            <text:p><text:span text:style-name="T1">f</text:span></text:p>
          </draw:text-box>
        </draw:frame>
        <draw:frame draw:style-name="gr8" draw:layer="layout" svg:width="0.057cm" svg:height="0.28cm" draw:transform="rotate (1.5707963267946) translate (0.397cm 4.204cm)">
          <draw:text-box>
            <text:p><text:span text:style-name="T1">i</text:span></text:p>
          </draw:text-box>
        </draw:frame>
        <draw:frame draw:style-name="gr8" draw:layer="layout" svg:width="0.121cm" svg:height="0.28cm" draw:transform="rotate (1.5707963267946) translate (0.397cm 4.15cm)">
          <draw:text-box>
            <text:p><text:span text:style-name="T1">x</text:span></text:p>
          </draw:text-box>
        </draw:frame>
        <draw:frame draw:style-name="gr8" draw:layer="layout" svg:width="0.137cm" svg:height="0.28cm" draw:transform="rotate (1.5707963267946) translate (0.397cm 4.026cm)">
          <draw:text-box>
            <text:p><text:span text:style-name="T1">e</text:span></text:p>
          </draw:text-box>
        </draw:frame>
        <draw:frame draw:style-name="gr8" draw:layer="layout" svg:width="0.125cm" svg:height="0.28cm" draw:transform="rotate (1.5707963267946) translate (0.397cm 3.889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65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97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28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59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22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99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3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75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38cm)">
          <draw:text-box>
            <text:p><text:span text:style-name="T1">n</text:span></text:p>
          </draw:text-box>
        </draw:frame>
        <draw:frame draw:style-name="gr9" draw:layer="layout" svg:width="1.645cm" svg:height="0.28cm" svg:x="6.087cm" svg:y="8.62cm">
          <draw:text-box>
            <text:p><text:span text:style-name="T1">Database state</text:span></text:p>
          </draw:text-box>
        </draw:frame>
        <draw:path draw:style-name="gr10" draw:layer="layout" svg:width="9.549cm" svg:height="0.234cm" svg:x="2.143cm" svg:y="0.296cm" svg:viewBox="0 0 9550 235" svg:d="m400 235h759m-1159-110 3183-125h3183l3184 77">
          <text:p/>
        </draw:path>
        <draw:line draw:style-name="gr10" draw:layer="layout" svg:x1="2.143cm" svg:y1="0.504cm" svg:x2="2.143cm" svg:y2="0.338cm">
          <text:p/>
        </draw:line>
        <draw:line draw:style-name="gr10" draw:layer="layout" svg:x1="2.059cm" svg:y1="0.421cm" svg:x2="2.226cm" svg:y2="0.421cm">
          <text:p/>
        </draw:line>
        <draw:line draw:style-name="gr10" draw:layer="layout" svg:x1="5.326cm" svg:y1="0.379cm" svg:x2="5.326cm" svg:y2="0.212cm">
          <text:p/>
        </draw:line>
        <draw:line draw:style-name="gr10" draw:layer="layout" svg:x1="5.243cm" svg:y1="0.296cm" svg:x2="5.41cm" svg:y2="0.296cm">
          <text:p/>
        </draw:line>
        <draw:line draw:style-name="gr10" draw:layer="layout" svg:x1="8.509cm" svg:y1="0.379cm" svg:x2="8.509cm" svg:y2="0.212cm">
          <text:p/>
        </draw:line>
        <draw:line draw:style-name="gr10" draw:layer="layout" svg:x1="8.425cm" svg:y1="0.296cm" svg:x2="8.592cm" svg:y2="0.296cm">
          <text:p/>
        </draw:line>
        <draw:line draw:style-name="gr10" draw:layer="layout" svg:x1="11.692cm" svg:y1="0.457cm" svg:x2="11.692cm" svg:y2="0.29cm">
          <text:p/>
        </draw:line>
        <draw:line draw:style-name="gr10" draw:layer="layout" svg:x1="11.609cm" svg:y1="0.373cm" svg:x2="11.776cm" svg:y2="0.373cm">
          <text:p/>
        </draw:line>
        <draw:line draw:style-name="gr10" draw:layer="layout" svg:x1="2.922cm" svg:y1="0.614cm" svg:x2="2.922cm" svg:y2="0.447cm">
          <text:p/>
        </draw:line>
        <draw:line draw:style-name="gr10" draw:layer="layout" svg:x1="2.839cm" svg:y1="0.53cm" svg:x2="3.006cm" svg:y2="0.53cm">
          <text:p/>
        </draw:line>
        <draw:frame draw:style-name="gr11" draw:layer="layout" svg:width="0.861cm" svg:height="0.28cm" svg:x="1.531cm" svg:y="0.434cm">
          <draw:text-box>
            <text:p><text:span text:style-name="T1">CMVBT</text:span></text:p>
          </draw:text-box>
        </draw:frame>
        <draw:path draw:style-name="gr12" draw:layer="layout" svg:width="9.549cm" svg:height="1.436cm" svg:x="2.143cm" svg:y="0.777cm" svg:viewBox="0 0 9550 1437" svg:d="m400 0h759m-1159 1437h9550">
          <text:p/>
        </draw:path>
        <draw:line draw:style-name="gr12" draw:layer="layout" svg:x1="2.059cm" svg:y1="2.13cm" svg:x2="2.227cm" svg:y2="2.298cm">
          <text:p/>
        </draw:line>
        <draw:line draw:style-name="gr12" draw:layer="layout" svg:x1="2.059cm" svg:y1="2.298cm" svg:x2="2.227cm" svg:y2="2.13cm">
          <text:p/>
        </draw:line>
        <draw:line draw:style-name="gr12" draw:layer="layout" svg:x1="5.243cm" svg:y1="2.13cm" svg:x2="5.411cm" svg:y2="2.298cm">
          <text:p/>
        </draw:line>
        <draw:line draw:style-name="gr12" draw:layer="layout" svg:x1="5.243cm" svg:y1="2.298cm" svg:x2="5.411cm" svg:y2="2.13cm">
          <text:p/>
        </draw:line>
        <draw:line draw:style-name="gr12" draw:layer="layout" svg:x1="8.425cm" svg:y1="2.13cm" svg:x2="8.593cm" svg:y2="2.298cm">
          <text:p/>
        </draw:line>
        <draw:line draw:style-name="gr12" draw:layer="layout" svg:x1="8.425cm" svg:y1="2.298cm" svg:x2="8.593cm" svg:y2="2.13cm">
          <text:p/>
        </draw:line>
        <draw:line draw:style-name="gr12" draw:layer="layout" svg:x1="11.609cm" svg:y1="2.13cm" svg:x2="11.777cm" svg:y2="2.298cm">
          <text:p/>
        </draw:line>
        <draw:line draw:style-name="gr12" draw:layer="layout" svg:x1="11.609cm" svg:y1="2.298cm" svg:x2="11.777cm" svg:y2="2.13cm">
          <text:p/>
        </draw:line>
        <draw:line draw:style-name="gr12" draw:layer="layout" svg:x1="2.839cm" svg:y1="0.694cm" svg:x2="3.007cm" svg:y2="0.862cm">
          <text:p/>
        </draw:line>
        <draw:line draw:style-name="gr12" draw:layer="layout" svg:x1="2.839cm" svg:y1="0.862cm" svg:x2="3.007cm" svg:y2="0.694cm">
          <text:p/>
        </draw:lin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13" draw:layer="layout" svg:width="0.637cm" svg:height="0.28cm" svg:x="1.764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822cm" svg:height="0cm" svg:x="1.506cm" svg:y="8.099cm" svg:viewBox="0 0 10823 0" svg:d="m0 0h111m10712 0h-111">
          <text:p/>
        </draw:path>
        <draw:path draw:style-name="gr1" draw:layer="layout" svg:width="10.822cm" svg:height="0cm" svg:x="1.506cm" svg:y="7.124cm" svg:viewBox="0 0 10823 0" svg:d="m0 0h111m10712 0h-111">
          <text:p/>
        </draw:path>
        <draw:frame draw:style-name="gr2" draw:layer="layout" svg:width="0.205cm" svg:height="0.28cm" svg:x="1.152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822cm" svg:height="0cm" svg:x="1.506cm" svg:y="6.148cm" svg:viewBox="0 0 10823 0" svg:d="m0 0h111m10712 0h-111">
          <text:p/>
        </draw:path>
        <draw:frame draw:style-name="gr3" draw:layer="layout" svg:width="0.409cm" svg:height="0.28cm" svg:x="0.946cm" svg:y="7.028cm">
          <draw:text-box>
            <text:p><text:span text:style-name="T1"><text:s/></text:span><text:span text:style-name="T1">0.1</text:span></text:p>
          </draw:text-box>
        </draw:frame>
        <draw:path draw:style-name="gr1" draw:layer="layout" svg:width="10.822cm" svg:height="0cm" svg:x="1.506cm" svg:y="5.173cm" svg:viewBox="0 0 10823 0" svg:d="m0 0h111m10712 0h-111">
          <text:p/>
        </draw:path>
        <draw:frame draw:style-name="gr3" draw:layer="layout" svg:width="0.409cm" svg:height="0.28cm" svg:x="0.946cm" svg:y="6.052cm">
          <draw:text-box>
            <text:p><text:span text:style-name="T1"><text:s/></text:span><text:span text:style-name="T1">0.2</text:span></text:p>
          </draw:text-box>
        </draw:frame>
        <draw:path draw:style-name="gr1" draw:layer="layout" svg:width="10.822cm" svg:height="0cm" svg:x="1.506cm" svg:y="4.198cm" svg:viewBox="0 0 10823 0" svg:d="m0 0h111m10712 0h-111">
          <text:p/>
        </draw:path>
        <draw:frame draw:style-name="gr3" draw:layer="layout" svg:width="0.409cm" svg:height="0.28cm" svg:x="0.946cm" svg:y="5.077cm">
          <draw:text-box>
            <text:p><text:span text:style-name="T1"><text:s/></text:span><text:span text:style-name="T1">0.3</text:span></text:p>
          </draw:text-box>
        </draw:frame>
        <draw:path draw:style-name="gr1" draw:layer="layout" svg:width="10.822cm" svg:height="0cm" svg:x="1.506cm" svg:y="3.222cm" svg:viewBox="0 0 10823 0" svg:d="m0 0h111m10712 0h-111">
          <text:p/>
        </draw:path>
        <draw:frame draw:style-name="gr3" draw:layer="layout" svg:width="0.409cm" svg:height="0.28cm" svg:x="0.946cm" svg:y="4.101cm">
          <draw:text-box>
            <text:p><text:span text:style-name="T1"><text:s/></text:span><text:span text:style-name="T1">0.4</text:span></text:p>
          </draw:text-box>
        </draw:frame>
        <draw:path draw:style-name="gr1" draw:layer="layout" svg:width="10.822cm" svg:height="0cm" svg:x="1.506cm" svg:y="2.247cm" svg:viewBox="0 0 10823 0" svg:d="m0 0h111m10712 0h-111">
          <text:p/>
        </draw:path>
        <draw:frame draw:style-name="gr3" draw:layer="layout" svg:width="0.409cm" svg:height="0.28cm" svg:x="0.946cm" svg:y="3.126cm">
          <draw:text-box>
            <text:p><text:span text:style-name="T1"><text:s/></text:span><text:span text:style-name="T1">0.5</text:span></text:p>
          </draw:text-box>
        </draw:frame>
        <draw:path draw:style-name="gr1" draw:layer="layout" svg:width="10.822cm" svg:height="0cm" svg:x="1.506cm" svg:y="1.271cm" svg:viewBox="0 0 10823 0" svg:d="m0 0h111m10712 0h-111">
          <text:p/>
        </draw:path>
        <draw:frame draw:style-name="gr3" draw:layer="layout" svg:width="0.409cm" svg:height="0.28cm" svg:x="0.946cm" svg:y="2.151cm">
          <draw:text-box>
            <text:p><text:span text:style-name="T1"><text:s/></text:span><text:span text:style-name="T1">0.6</text:span></text:p>
          </draw:text-box>
        </draw:frame>
        <draw:path draw:style-name="gr1" draw:layer="layout" svg:width="10.822cm" svg:height="0cm" svg:x="1.506cm" svg:y="0.296cm" svg:viewBox="0 0 10823 0" svg:d="m0 0h111m10712 0h-111">
          <text:p/>
        </draw:path>
        <draw:frame draw:style-name="gr3" draw:layer="layout" svg:width="0.409cm" svg:height="0.28cm" svg:x="0.946cm" svg:y="1.175cm">
          <draw:text-box>
            <text:p><text:span text:style-name="T1"><text:s/></text:span><text:span text:style-name="T1">0.7</text:span></text:p>
          </draw:text-box>
        </draw:frame>
        <draw:path draw:style-name="gr1" draw:layer="layout" svg:width="0cm" svg:height="7.802cm" svg:x="2.143cm" svg:y="0.296cm" svg:viewBox="0 0 0 7803" svg:d="m0 7803v-111m0-7692v111">
          <text:p/>
        </draw:path>
        <draw:frame draw:style-name="gr3" draw:layer="layout" svg:width="0.409cm" svg:height="0.28cm" svg:x="0.946cm" svg:y="0.2cm">
          <draw:text-box>
            <text:p><text:span text:style-name="T1"><text:s/></text:span><text:span text:style-name="T1">0.8</text:span></text:p>
          </draw:text-box>
        </draw:frame>
        <draw:path draw:style-name="gr1" draw:layer="layout" svg:width="0cm" svg:height="7.802cm" svg:x="5.326cm" svg:y="0.296cm" svg:viewBox="0 0 0 7803" svg:d="m0 7803v-111m0-7692v111">
          <text:p/>
        </draw:path>
        <draw:frame draw:style-name="gr4" draw:layer="layout" svg:width="0.569cm" svg:height="0.28cm" svg:x="1.854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509cm" svg:y="0.296cm" svg:viewBox="0 0 0 7803" svg:d="m0 7803v-111m0-7692v111">
          <text:p/>
        </draw:path>
        <draw:frame draw:style-name="gr5" draw:layer="layout" svg:width="1.082cm" svg:height="0.28cm" svg:x="4.781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92cm" svg:y="0.296cm" svg:viewBox="0 0 0 7803" svg:d="m0 7803v-111m0-7692v111">
          <text:p/>
        </draw:path>
        <draw:frame draw:style-name="gr6" draw:layer="layout" svg:width="1.708cm" svg:height="0.28cm" svg:x="7.647cm" svg:y="8.25cm">
          <draw:text-box>
            <text:p><text:span text:style-name="T1">+ more updates</text:span></text:p>
          </draw:text-box>
        </draw:fram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7" draw:layer="layout" svg:width="1.001cm" svg:height="0.28cm" svg:x="11.188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14cm)">
          <draw:text-box>
            <text:p><text:span text:style-name="T1">P</text:span></text:p>
          </draw:text-box>
        </draw:frame>
        <draw:frame draw:style-name="gr8" draw:layer="layout" svg:width="0.137cm" svg:height="0.28cm" draw:transform="rotate (1.5707963267946) translate (0.397cm 4.85cm)">
          <draw:text-box>
            <text:p><text:span text:style-name="T1">a</text:span></text:p>
          </draw:text-box>
        </draw:frame>
        <draw:frame draw:style-name="gr8" draw:layer="layout" svg:width="0.137cm" svg:height="0.28cm" draw:transform="rotate (1.5707963267946) translate (0.397cm 4.712cm)">
          <draw:text-box>
            <text:p><text:span text:style-name="T1">g</text:span></text:p>
          </draw:text-box>
        </draw:frame>
        <draw:frame draw:style-name="gr8" draw:layer="layout" svg:width="0.137cm" svg:height="0.28cm" draw:transform="rotate (1.5707963267946) translate (0.397cm 4.575cm)">
          <draw:text-box>
            <text:p><text:span text:style-name="T1">e</text:span></text:p>
          </draw:text-box>
        </draw:frame>
        <draw:frame draw:style-name="gr8" draw:layer="layout" svg:width="0.07cm" svg:height="0.28cm" draw:transform="rotate (1.5707963267946) translate (0.397cm 4.438cm)">
          <draw:text-box>
            <text:p><text:span text:style-name="T1"><text:s/></text:span></text:p>
          </draw:text-box>
        </draw:frame>
        <draw:frame draw:style-name="gr8" draw:layer="layout" svg:width="0.082cm" svg:height="0.28cm" draw:transform="rotate (1.5707963267946) translate (0.397cm 4.369cm)">
          <draw:text-box>
            <text:p><text:span text:style-name="T1">r</text:span></text:p>
          </draw:text-box>
        </draw:frame>
        <draw:frame draw:style-name="gr8" draw:layer="layout" svg:width="0.137cm" svg:height="0.28cm" draw:transform="rotate (1.5707963267946) translate (0.397cm 4.287cm)">
          <draw:text-box>
            <text:p><text:span text:style-name="T1">e</text:span></text:p>
          </draw:text-box>
        </draw:frame>
        <draw:frame draw:style-name="gr8" draw:layer="layout" svg:width="0.137cm" svg:height="0.28cm" draw:transform="rotate (1.5707963267946) translate (0.397cm 4.15cm)">
          <draw:text-box>
            <text:p><text:span text:style-name="T1">a</text:span></text:p>
          </draw:text-box>
        </draw:frame>
        <draw:frame draw:style-name="gr8" draw:layer="layout" svg:width="0.137cm" svg:height="0.28cm" draw:transform="rotate (1.5707963267946) translate (0.397cm 4.012cm)">
          <draw:text-box>
            <text:p><text:span text:style-name="T1">d</text:span></text:p>
          </draw:text-box>
        </draw:frame>
        <draw:frame draw:style-name="gr8" draw:layer="layout" svg:width="0.125cm" svg:height="0.28cm" draw:transform="rotate (1.5707963267946) translate (0.397cm 3.875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5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83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14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46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08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85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16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61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24cm)">
          <draw:text-box>
            <text:p><text:span text:style-name="T1">n</text:span></text:p>
          </draw:text-box>
        </draw:frame>
        <draw:frame draw:style-name="gr9" draw:layer="layout" svg:width="1.645cm" svg:height="0.28cm" svg:x="6.087cm" svg:y="8.62cm">
          <draw:text-box>
            <text:p><text:span text:style-name="T1">Database state</text:span></text:p>
          </draw:text-box>
        </draw:frame>
        <draw:path draw:style-name="gr10" draw:layer="layout" svg:width="9.549cm" svg:height="1.697cm" svg:x="2.143cm" svg:y="0.53cm" svg:viewBox="0 0 9550 1698" svg:d="m400 0h759m-1159 1698 3183-1220 3183 48 3184 108">
          <text:p/>
        </draw:path>
        <draw:line draw:style-name="gr10" draw:layer="layout" svg:x1="2.143cm" svg:y1="2.311cm" svg:x2="2.143cm" svg:y2="2.144cm">
          <text:p/>
        </draw:line>
        <draw:line draw:style-name="gr10" draw:layer="layout" svg:x1="2.059cm" svg:y1="2.227cm" svg:x2="2.226cm" svg:y2="2.227cm">
          <text:p/>
        </draw:line>
        <draw:line draw:style-name="gr10" draw:layer="layout" svg:x1="5.326cm" svg:y1="1.092cm" svg:x2="5.326cm" svg:y2="0.925cm">
          <text:p/>
        </draw:line>
        <draw:line draw:style-name="gr10" draw:layer="layout" svg:x1="5.243cm" svg:y1="1.008cm" svg:x2="5.41cm" svg:y2="1.008cm">
          <text:p/>
        </draw:line>
        <draw:line draw:style-name="gr10" draw:layer="layout" svg:x1="8.509cm" svg:y1="1.139cm" svg:x2="8.509cm" svg:y2="0.973cm">
          <text:p/>
        </draw:line>
        <draw:line draw:style-name="gr10" draw:layer="layout" svg:x1="8.425cm" svg:y1="1.056cm" svg:x2="8.592cm" svg:y2="1.056cm">
          <text:p/>
        </draw:line>
        <draw:line draw:style-name="gr10" draw:layer="layout" svg:x1="11.692cm" svg:y1="1.247cm" svg:x2="11.692cm" svg:y2="1.08cm">
          <text:p/>
        </draw:line>
        <draw:line draw:style-name="gr10" draw:layer="layout" svg:x1="11.609cm" svg:y1="1.164cm" svg:x2="11.776cm" svg:y2="1.164cm">
          <text:p/>
        </draw:line>
        <draw:line draw:style-name="gr10" draw:layer="layout" svg:x1="2.922cm" svg:y1="0.614cm" svg:x2="2.922cm" svg:y2="0.447cm">
          <text:p/>
        </draw:line>
        <draw:line draw:style-name="gr10" draw:layer="layout" svg:x1="2.839cm" svg:y1="0.53cm" svg:x2="3.006cm" svg:y2="0.53cm">
          <text:p/>
        </draw:line>
        <draw:frame draw:style-name="gr11" draw:layer="layout" svg:width="0.861cm" svg:height="0.28cm" svg:x="1.531cm" svg:y="0.434cm">
          <draw:text-box>
            <text:p><text:span text:style-name="T1">CMVBT</text:span></text:p>
          </draw:text-box>
        </draw:frame>
        <draw:path draw:style-name="gr12" draw:layer="layout" svg:width="9.549cm" svg:height="1.538cm" svg:x="2.143cm" svg:y="0.777cm" svg:viewBox="0 0 9550 1539" svg:d="m400 0h759m-1159 1539 3183-1299 3183-107 3184-9">
          <text:p/>
        </draw:path>
        <draw:line draw:style-name="gr12" draw:layer="layout" svg:x1="2.059cm" svg:y1="2.232cm" svg:x2="2.227cm" svg:y2="2.4cm">
          <text:p/>
        </draw:line>
        <draw:line draw:style-name="gr12" draw:layer="layout" svg:x1="2.059cm" svg:y1="2.4cm" svg:x2="2.227cm" svg:y2="2.232cm">
          <text:p/>
        </draw:line>
        <draw:line draw:style-name="gr12" draw:layer="layout" svg:x1="5.243cm" svg:y1="0.934cm" svg:x2="5.411cm" svg:y2="1.102cm">
          <text:p/>
        </draw:line>
        <draw:line draw:style-name="gr12" draw:layer="layout" svg:x1="5.243cm" svg:y1="1.102cm" svg:x2="5.411cm" svg:y2="0.934cm">
          <text:p/>
        </draw:line>
        <draw:line draw:style-name="gr12" draw:layer="layout" svg:x1="8.425cm" svg:y1="0.826cm" svg:x2="8.593cm" svg:y2="0.994cm">
          <text:p/>
        </draw:line>
        <draw:line draw:style-name="gr12" draw:layer="layout" svg:x1="8.425cm" svg:y1="0.994cm" svg:x2="8.593cm" svg:y2="0.826cm">
          <text:p/>
        </draw:line>
        <draw:line draw:style-name="gr12" draw:layer="layout" svg:x1="11.609cm" svg:y1="0.817cm" svg:x2="11.777cm" svg:y2="0.985cm">
          <text:p/>
        </draw:line>
        <draw:line draw:style-name="gr12" draw:layer="layout" svg:x1="11.609cm" svg:y1="0.985cm" svg:x2="11.777cm" svg:y2="0.817cm">
          <text:p/>
        </draw:line>
        <draw:line draw:style-name="gr12" draw:layer="layout" svg:x1="2.839cm" svg:y1="0.694cm" svg:x2="3.007cm" svg:y2="0.862cm">
          <text:p/>
        </draw:line>
        <draw:line draw:style-name="gr12" draw:layer="layout" svg:x1="2.839cm" svg:y1="0.862cm" svg:x2="3.007cm" svg:y2="0.694cm">
          <text:p/>
        </draw:lin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13" draw:layer="layout" svg:width="0.637cm" svg:height="0.28cm" svg:x="1.764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97cm" svg:height="0cm" svg:x="1.358cm" svg:y="8.099cm" svg:viewBox="0 0 10971 0" svg:d="m0 0h111m10860 0h-111">
          <text:p/>
        </draw:path>
        <draw:path draw:style-name="gr1" draw:layer="layout" svg:width="10.97cm" svg:height="0cm" svg:x="1.358cm" svg:y="6.799cm" svg:viewBox="0 0 10971 0" svg:d="m0 0h111m10860 0h-111">
          <text:p/>
        </draw:path>
        <draw:frame draw:style-name="gr2" draw:layer="layout" svg:width="0.205cm" svg:height="0.28cm" svg:x="1.004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97cm" svg:height="0cm" svg:x="1.358cm" svg:y="5.498cm" svg:viewBox="0 0 10971 0" svg:d="m0 0h111m10860 0h-111">
          <text:p/>
        </draw:path>
        <draw:frame draw:style-name="gr3" draw:layer="layout" svg:width="0.341cm" svg:height="0.28cm" svg:x="0.866cm" svg:y="6.703cm">
          <draw:text-box>
            <text:p><text:span text:style-name="T1"><text:s/></text:span><text:span text:style-name="T1">10</text:span></text:p>
          </draw:text-box>
        </draw:frame>
        <draw:path draw:style-name="gr1" draw:layer="layout" svg:width="10.97cm" svg:height="0cm" svg:x="1.358cm" svg:y="4.198cm" svg:viewBox="0 0 10971 0" svg:d="m0 0h111m10860 0h-111">
          <text:p/>
        </draw:path>
        <draw:frame draw:style-name="gr3" draw:layer="layout" svg:width="0.341cm" svg:height="0.28cm" svg:x="0.866cm" svg:y="5.401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10.97cm" svg:height="0cm" svg:x="1.358cm" svg:y="2.898cm" svg:viewBox="0 0 10971 0" svg:d="m0 0h111m10860 0h-111">
          <text:p/>
        </draw:path>
        <draw:frame draw:style-name="gr3" draw:layer="layout" svg:width="0.341cm" svg:height="0.28cm" svg:x="0.866cm" svg:y="4.101cm">
          <draw:text-box>
            <text:p><text:span text:style-name="T1"><text:s/></text:span><text:span text:style-name="T1">30</text:span></text:p>
          </draw:text-box>
        </draw:frame>
        <draw:path draw:style-name="gr1" draw:layer="layout" svg:width="10.97cm" svg:height="0cm" svg:x="1.358cm" svg:y="1.596cm" svg:viewBox="0 0 10971 0" svg:d="m0 0h111m10860 0h-111">
          <text:p/>
        </draw:path>
        <draw:frame draw:style-name="gr3" draw:layer="layout" svg:width="0.341cm" svg:height="0.28cm" svg:x="0.866cm" svg:y="2.801cm">
          <draw:text-box>
            <text:p><text:span text:style-name="T1"><text:s/></text:span><text:span text:style-name="T1">40</text:span></text:p>
          </draw:text-box>
        </draw:frame>
        <draw:path draw:style-name="gr1" draw:layer="layout" svg:width="10.97cm" svg:height="0cm" svg:x="1.358cm" svg:y="0.296cm" svg:viewBox="0 0 10971 0" svg:d="m0 0h111m10860 0h-111">
          <text:p/>
        </draw:path>
        <draw:frame draw:style-name="gr3" draw:layer="layout" svg:width="0.341cm" svg:height="0.28cm" svg:x="0.866cm" svg:y="1.5cm">
          <draw:text-box>
            <text:p><text:span text:style-name="T1"><text:s/></text:span><text:span text:style-name="T1">50</text:span></text:p>
          </draw:text-box>
        </draw:frame>
        <draw:path draw:style-name="gr1" draw:layer="layout" svg:width="0cm" svg:height="7.802cm" svg:x="2.003cm" svg:y="0.296cm" svg:viewBox="0 0 0 7803" svg:d="m0 7803v-111m0-7692v111">
          <text:p/>
        </draw:path>
        <draw:frame draw:style-name="gr3" draw:layer="layout" svg:width="0.341cm" svg:height="0.28cm" svg:x="0.866cm" svg:y="0.2cm">
          <draw:text-box>
            <text:p><text:span text:style-name="T1"><text:s/></text:span><text:span text:style-name="T1">60</text:span></text:p>
          </draw:text-box>
        </draw:frame>
        <draw:path draw:style-name="gr1" draw:layer="layout" svg:width="0cm" svg:height="7.802cm" svg:x="5.229cm" svg:y="0.296cm" svg:viewBox="0 0 0 7803" svg:d="m0 7803v-111m0-7692v111">
          <text:p/>
        </draw:path>
        <draw:frame draw:style-name="gr4" draw:layer="layout" svg:width="0.569cm" svg:height="0.28cm" svg:x="1.715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457cm" svg:y="0.296cm" svg:viewBox="0 0 0 7803" svg:d="m0 7803v-111m0-7692v111">
          <text:p/>
        </draw:path>
        <draw:frame draw:style-name="gr5" draw:layer="layout" svg:width="1.082cm" svg:height="0.28cm" svg:x="4.684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84cm" svg:y="0.296cm" svg:viewBox="0 0 0 7803" svg:d="m0 7803v-111m0-7692v111">
          <text:p/>
        </draw:path>
        <draw:frame draw:style-name="gr6" draw:layer="layout" svg:width="1.708cm" svg:height="0.28cm" svg:x="7.596cm" svg:y="8.25cm">
          <draw:text-box>
            <text:p><text:span text:style-name="T1">+ more updates</text:span></text:p>
          </draw:text-box>
        </draw:fram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7" draw:layer="layout" svg:width="1.001cm" svg:height="0.28cm" svg:x="11.179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01cm)">
          <draw:text-box>
            <text:p><text:span text:style-name="T1">B</text:span></text:p>
          </draw:text-box>
        </draw:frame>
        <draw:frame draw:style-name="gr8" draw:layer="layout" svg:width="0.137cm" svg:height="0.28cm" draw:transform="rotate (1.5707963267946) translate (0.397cm 4.836cm)">
          <draw:text-box>
            <text:p><text:span text:style-name="T1">u</text:span></text:p>
          </draw:text-box>
        </draw:frame>
        <draw:frame draw:style-name="gr8" draw:layer="layout" svg:width="0.07cm" svg:height="0.28cm" draw:transform="rotate (1.5707963267946) translate (0.397cm 4.699cm)">
          <draw:text-box>
            <text:p><text:span text:style-name="T1">f</text:span></text:p>
          </draw:text-box>
        </draw:frame>
        <draw:frame draw:style-name="gr8" draw:layer="layout" svg:width="0.07cm" svg:height="0.28cm" draw:transform="rotate (1.5707963267946) translate (0.397cm 4.63cm)">
          <draw:text-box>
            <text:p><text:span text:style-name="T1">f</text:span></text:p>
          </draw:text-box>
        </draw:frame>
        <draw:frame draw:style-name="gr8" draw:layer="layout" svg:width="0.137cm" svg:height="0.28cm" draw:transform="rotate (1.5707963267946) translate (0.397cm 4.561cm)">
          <draw:text-box>
            <text:p><text:span text:style-name="T1">e</text:span></text:p>
          </draw:text-box>
        </draw:frame>
        <draw:frame draw:style-name="gr8" draw:layer="layout" svg:width="0.082cm" svg:height="0.28cm" draw:transform="rotate (1.5707963267946) translate (0.397cm 4.424cm)">
          <draw:text-box>
            <text:p><text:span text:style-name="T1">r</text:span></text:p>
          </draw:text-box>
        </draw:frame>
        <draw:frame draw:style-name="gr8" draw:layer="layout" svg:width="0.07cm" svg:height="0.28cm" draw:transform="rotate (1.5707963267946) translate (0.397cm 4.34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4.273cm)">
          <draw:text-box>
            <text:p><text:span text:style-name="T1">f</text:span></text:p>
          </draw:text-box>
        </draw:frame>
        <draw:frame draw:style-name="gr8" draw:layer="layout" svg:width="0.057cm" svg:height="0.28cm" draw:transform="rotate (1.5707963267946) translate (0.397cm 4.204cm)">
          <draw:text-box>
            <text:p><text:span text:style-name="T1">i</text:span></text:p>
          </draw:text-box>
        </draw:frame>
        <draw:frame draw:style-name="gr8" draw:layer="layout" svg:width="0.121cm" svg:height="0.28cm" draw:transform="rotate (1.5707963267946) translate (0.397cm 4.15cm)">
          <draw:text-box>
            <text:p><text:span text:style-name="T1">x</text:span></text:p>
          </draw:text-box>
        </draw:frame>
        <draw:frame draw:style-name="gr8" draw:layer="layout" svg:width="0.137cm" svg:height="0.28cm" draw:transform="rotate (1.5707963267946) translate (0.397cm 4.026cm)">
          <draw:text-box>
            <text:p><text:span text:style-name="T1">e</text:span></text:p>
          </draw:text-box>
        </draw:frame>
        <draw:frame draw:style-name="gr8" draw:layer="layout" svg:width="0.125cm" svg:height="0.28cm" draw:transform="rotate (1.5707963267946) translate (0.397cm 3.889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65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97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28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59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22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99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3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75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38cm)">
          <draw:text-box>
            <text:p><text:span text:style-name="T1">n</text:span></text:p>
          </draw:text-box>
        </draw:frame>
        <draw:frame draw:style-name="gr9" draw:layer="layout" svg:width="1.645cm" svg:height="0.28cm" svg:x="6.013cm" svg:y="8.62cm">
          <draw:text-box>
            <text:p><text:span text:style-name="T1">Database state</text:span></text:p>
          </draw:text-box>
        </draw:frame>
        <draw:path draw:style-name="gr10" draw:layer="layout" svg:width="9.681cm" svg:height="3.84cm" svg:x="2.003cm" svg:y="0.53cm" svg:viewBox="0 0 9682 3841" svg:d="m392 0h758m-1150 3841 3226-2191 3228-16 3228 1353">
          <text:p/>
        </draw:path>
        <draw:line draw:style-name="gr10" draw:layer="layout" svg:x1="2.003cm" svg:y1="4.454cm" svg:x2="2.003cm" svg:y2="4.287cm">
          <text:p/>
        </draw:line>
        <draw:line draw:style-name="gr10" draw:layer="layout" svg:x1="1.92cm" svg:y1="4.37cm" svg:x2="2.087cm" svg:y2="4.37cm">
          <text:p/>
        </draw:line>
        <draw:line draw:style-name="gr10" draw:layer="layout" svg:x1="5.229cm" svg:y1="2.263cm" svg:x2="5.229cm" svg:y2="2.096cm">
          <text:p/>
        </draw:line>
        <draw:line draw:style-name="gr10" draw:layer="layout" svg:x1="5.146cm" svg:y1="2.18cm" svg:x2="5.313cm" svg:y2="2.18cm">
          <text:p/>
        </draw:line>
        <draw:line draw:style-name="gr10" draw:layer="layout" svg:x1="8.457cm" svg:y1="2.247cm" svg:x2="8.457cm" svg:y2="2.08cm">
          <text:p/>
        </draw:line>
        <draw:line draw:style-name="gr10" draw:layer="layout" svg:x1="8.374cm" svg:y1="2.164cm" svg:x2="8.541cm" svg:y2="2.164cm">
          <text:p/>
        </draw:line>
        <draw:line draw:style-name="gr10" draw:layer="layout" svg:x1="11.684cm" svg:y1="3.6cm" svg:x2="11.684cm" svg:y2="3.433cm">
          <text:p/>
        </draw:line>
        <draw:line draw:style-name="gr10" draw:layer="layout" svg:x1="11.6cm" svg:y1="3.517cm" svg:x2="11.767cm" svg:y2="3.517cm">
          <text:p/>
        </draw:line>
        <draw:line draw:style-name="gr10" draw:layer="layout" svg:x1="2.774cm" svg:y1="0.614cm" svg:x2="2.774cm" svg:y2="0.447cm">
          <text:p/>
        </draw:line>
        <draw:line draw:style-name="gr10" draw:layer="layout" svg:x1="2.691cm" svg:y1="0.53cm" svg:x2="2.857cm" svg:y2="0.53cm">
          <text:p/>
        </draw:line>
        <draw:frame draw:style-name="gr11" draw:layer="layout" svg:width="0.861cm" svg:height="0.28cm" svg:x="1.382cm" svg:y="0.434cm">
          <draw:text-box>
            <text:p><text:span text:style-name="T1">CMVBT</text:span></text:p>
          </draw:text-box>
        </draw:frame>
        <draw:path draw:style-name="gr12" draw:layer="layout" svg:width="9.681cm" svg:height="1.587cm" svg:x="2.003cm" svg:y="0.497cm" svg:viewBox="0 0 9682 1588" svg:d="m392 280h758m-1150 1308 3226-1322 3228-266h3228">
          <text:p/>
        </draw:path>
        <draw:line draw:style-name="gr12" draw:layer="layout" svg:x1="1.92cm" svg:y1="2.001cm" svg:x2="2.088cm" svg:y2="2.169cm">
          <text:p/>
        </draw:line>
        <draw:line draw:style-name="gr12" draw:layer="layout" svg:x1="1.92cm" svg:y1="2.169cm" svg:x2="2.088cm" svg:y2="2.001cm">
          <text:p/>
        </draw:line>
        <draw:line draw:style-name="gr12" draw:layer="layout" svg:x1="5.146cm" svg:y1="0.68cm" svg:x2="5.314cm" svg:y2="0.848cm">
          <text:p/>
        </draw:line>
        <draw:line draw:style-name="gr12" draw:layer="layout" svg:x1="5.146cm" svg:y1="0.848cm" svg:x2="5.314cm" svg:y2="0.68cm">
          <text:p/>
        </draw:line>
        <draw:line draw:style-name="gr12" draw:layer="layout" svg:x1="8.374cm" svg:y1="0.414cm" svg:x2="8.542cm" svg:y2="0.581cm">
          <text:p/>
        </draw:line>
        <draw:line draw:style-name="gr12" draw:layer="layout" svg:x1="8.374cm" svg:y1="0.581cm" svg:x2="8.542cm" svg:y2="0.414cm">
          <text:p/>
        </draw:line>
        <draw:line draw:style-name="gr12" draw:layer="layout" svg:x1="11.6cm" svg:y1="0.414cm" svg:x2="11.768cm" svg:y2="0.581cm">
          <text:p/>
        </draw:line>
        <draw:line draw:style-name="gr12" draw:layer="layout" svg:x1="11.6cm" svg:y1="0.581cm" svg:x2="11.768cm" svg:y2="0.414cm">
          <text:p/>
        </draw:line>
        <draw:line draw:style-name="gr12" draw:layer="layout" svg:x1="2.691cm" svg:y1="0.694cm" svg:x2="2.858cm" svg:y2="0.862cm">
          <text:p/>
        </draw:line>
        <draw:line draw:style-name="gr12" draw:layer="layout" svg:x1="2.691cm" svg:y1="0.862cm" svg:x2="2.858cm" svg:y2="0.694cm">
          <text:p/>
        </draw:lin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13" draw:layer="layout" svg:width="0.637cm" svg:height="0.28cm" svg:x="1.616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5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9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8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52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71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97cm" svg:height="0cm" svg:x="1.358cm" svg:y="8.099cm" svg:viewBox="0 0 10971 0" svg:d="m0 0h111m10860 0h-111">
          <text:p/>
        </draw:path>
        <draw:path draw:style-name="gr1" draw:layer="layout" svg:width="10.97cm" svg:height="0cm" svg:x="1.358cm" svg:y="7.231cm" svg:viewBox="0 0 10971 0" svg:d="m0 0h111m10860 0h-111">
          <text:p/>
        </draw:path>
        <draw:frame draw:style-name="gr2" draw:layer="layout" svg:width="0.205cm" svg:height="0.28cm" svg:x="1.004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97cm" svg:height="0cm" svg:x="1.358cm" svg:y="6.365cm" svg:viewBox="0 0 10971 0" svg:d="m0 0h111m10860 0h-111">
          <text:p/>
        </draw:path>
        <draw:frame draw:style-name="gr2" draw:layer="layout" svg:width="0.205cm" svg:height="0.28cm" svg:x="1.004cm" svg:y="7.135cm">
          <draw:text-box>
            <text:p><text:span text:style-name="T1"><text:s/></text:span><text:span text:style-name="T1">5</text:span></text:p>
          </draw:text-box>
        </draw:frame>
        <draw:path draw:style-name="gr1" draw:layer="layout" svg:width="10.97cm" svg:height="0cm" svg:x="1.358cm" svg:y="5.498cm" svg:viewBox="0 0 10971 0" svg:d="m0 0h111m10860 0h-111">
          <text:p/>
        </draw:path>
        <draw:frame draw:style-name="gr3" draw:layer="layout" svg:width="0.341cm" svg:height="0.28cm" svg:x="0.866cm" svg:y="6.269cm">
          <draw:text-box>
            <text:p><text:span text:style-name="T1"><text:s/></text:span><text:span text:style-name="T1">10</text:span></text:p>
          </draw:text-box>
        </draw:frame>
        <draw:path draw:style-name="gr1" draw:layer="layout" svg:width="10.97cm" svg:height="0cm" svg:x="1.358cm" svg:y="4.631cm" svg:viewBox="0 0 10971 0" svg:d="m0 0h111m10860 0h-111">
          <text:p/>
        </draw:path>
        <draw:frame draw:style-name="gr3" draw:layer="layout" svg:width="0.341cm" svg:height="0.28cm" svg:x="0.866cm" svg:y="5.401cm">
          <draw:text-box>
            <text:p><text:span text:style-name="T1"><text:s/></text:span><text:span text:style-name="T1">15</text:span></text:p>
          </draw:text-box>
        </draw:frame>
        <draw:path draw:style-name="gr1" draw:layer="layout" svg:width="10.97cm" svg:height="0cm" svg:x="1.358cm" svg:y="3.764cm" svg:viewBox="0 0 10971 0" svg:d="m0 0h111m10860 0h-111">
          <text:p/>
        </draw:path>
        <draw:frame draw:style-name="gr3" draw:layer="layout" svg:width="0.341cm" svg:height="0.28cm" svg:x="0.866cm" svg:y="4.535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10.97cm" svg:height="0cm" svg:x="1.358cm" svg:y="2.898cm" svg:viewBox="0 0 10971 0" svg:d="m0 0h111m10860 0h-111">
          <text:p/>
        </draw:path>
        <draw:frame draw:style-name="gr3" draw:layer="layout" svg:width="0.341cm" svg:height="0.28cm" svg:x="0.866cm" svg:y="3.667cm">
          <draw:text-box>
            <text:p><text:span text:style-name="T1"><text:s/></text:span><text:span text:style-name="T1">25</text:span></text:p>
          </draw:text-box>
        </draw:frame>
        <draw:path draw:style-name="gr1" draw:layer="layout" svg:width="10.97cm" svg:height="0cm" svg:x="1.358cm" svg:y="2.03cm" svg:viewBox="0 0 10971 0" svg:d="m0 0h111m10860 0h-111">
          <text:p/>
        </draw:path>
        <draw:frame draw:style-name="gr3" draw:layer="layout" svg:width="0.341cm" svg:height="0.28cm" svg:x="0.866cm" svg:y="2.801cm">
          <draw:text-box>
            <text:p><text:span text:style-name="T1"><text:s/></text:span><text:span text:style-name="T1">30</text:span></text:p>
          </draw:text-box>
        </draw:frame>
        <draw:path draw:style-name="gr1" draw:layer="layout" svg:width="10.97cm" svg:height="0cm" svg:x="1.358cm" svg:y="1.164cm" svg:viewBox="0 0 10971 0" svg:d="m0 0h111m10860 0h-111">
          <text:p/>
        </draw:path>
        <draw:frame draw:style-name="gr3" draw:layer="layout" svg:width="0.341cm" svg:height="0.28cm" svg:x="0.866cm" svg:y="1.934cm">
          <draw:text-box>
            <text:p><text:span text:style-name="T1"><text:s/></text:span><text:span text:style-name="T1">35</text:span></text:p>
          </draw:text-box>
        </draw:frame>
        <draw:path draw:style-name="gr1" draw:layer="layout" svg:width="10.97cm" svg:height="0cm" svg:x="1.358cm" svg:y="0.296cm" svg:viewBox="0 0 10971 0" svg:d="m0 0h111m10860 0h-111">
          <text:p/>
        </draw:path>
        <draw:frame draw:style-name="gr3" draw:layer="layout" svg:width="0.341cm" svg:height="0.28cm" svg:x="0.866cm" svg:y="1.067cm">
          <draw:text-box>
            <text:p><text:span text:style-name="T1"><text:s/></text:span><text:span text:style-name="T1">40</text:span></text:p>
          </draw:text-box>
        </draw:frame>
        <draw:path draw:style-name="gr1" draw:layer="layout" svg:width="0cm" svg:height="7.802cm" svg:x="2.003cm" svg:y="0.296cm" svg:viewBox="0 0 0 7803" svg:d="m0 7803v-111m0-7692v111">
          <text:p/>
        </draw:path>
        <draw:frame draw:style-name="gr3" draw:layer="layout" svg:width="0.341cm" svg:height="0.28cm" svg:x="0.866cm" svg:y="0.2cm">
          <draw:text-box>
            <text:p><text:span text:style-name="T1"><text:s/></text:span><text:span text:style-name="T1">45</text:span></text:p>
          </draw:text-box>
        </draw:frame>
        <draw:path draw:style-name="gr1" draw:layer="layout" svg:width="0cm" svg:height="7.802cm" svg:x="5.229cm" svg:y="0.296cm" svg:viewBox="0 0 0 7803" svg:d="m0 7803v-111m0-7692v111">
          <text:p/>
        </draw:path>
        <draw:frame draw:style-name="gr4" draw:layer="layout" svg:width="0.569cm" svg:height="0.28cm" svg:x="1.715cm" svg:y="8.25cm">
          <draw:text-box>
            <text:p><text:span text:style-name="T1">Initial</text:span></text:p>
          </draw:text-box>
        </draw:frame>
        <draw:path draw:style-name="gr1" draw:layer="layout" svg:width="0cm" svg:height="7.802cm" svg:x="8.457cm" svg:y="0.296cm" svg:viewBox="0 0 0 7803" svg:d="m0 7803v-111m0-7692v111">
          <text:p/>
        </draw:path>
        <draw:frame draw:style-name="gr5" draw:layer="layout" svg:width="1.082cm" svg:height="0.28cm" svg:x="4.684cm" svg:y="8.25cm">
          <draw:text-box>
            <text:p><text:span text:style-name="T1">+ updates</text:span></text:p>
          </draw:text-box>
        </draw:frame>
        <draw:path draw:style-name="gr1" draw:layer="layout" svg:width="0cm" svg:height="7.802cm" svg:x="11.684cm" svg:y="0.296cm" svg:viewBox="0 0 0 7803" svg:d="m0 7803v-111m0-7692v111">
          <text:p/>
        </draw:path>
        <draw:frame draw:style-name="gr6" draw:layer="layout" svg:width="1.708cm" svg:height="0.28cm" svg:x="7.596cm" svg:y="8.25cm">
          <draw:text-box>
            <text:p><text:span text:style-name="T1">+ more updates</text:span></text:p>
          </draw:text-box>
        </draw:fram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7" draw:layer="layout" svg:width="1.001cm" svg:height="0.28cm" svg:x="11.179cm" svg:y="8.25cm">
          <draw:text-box>
            <text:p><text:span text:style-name="T1">+ deletes</text:span></text:p>
          </draw:text-box>
        </draw:frame>
        <draw:frame draw:style-name="gr8" draw:layer="layout" svg:width="0.167cm" svg:height="0.28cm" draw:transform="rotate (1.5707963267946) translate (0.397cm 5.014cm)">
          <draw:text-box>
            <text:p><text:span text:style-name="T1">P</text:span></text:p>
          </draw:text-box>
        </draw:frame>
        <draw:frame draw:style-name="gr8" draw:layer="layout" svg:width="0.137cm" svg:height="0.28cm" draw:transform="rotate (1.5707963267946) translate (0.397cm 4.85cm)">
          <draw:text-box>
            <text:p><text:span text:style-name="T1">a</text:span></text:p>
          </draw:text-box>
        </draw:frame>
        <draw:frame draw:style-name="gr8" draw:layer="layout" svg:width="0.137cm" svg:height="0.28cm" draw:transform="rotate (1.5707963267946) translate (0.397cm 4.712cm)">
          <draw:text-box>
            <text:p><text:span text:style-name="T1">g</text:span></text:p>
          </draw:text-box>
        </draw:frame>
        <draw:frame draw:style-name="gr8" draw:layer="layout" svg:width="0.137cm" svg:height="0.28cm" draw:transform="rotate (1.5707963267946) translate (0.397cm 4.575cm)">
          <draw:text-box>
            <text:p><text:span text:style-name="T1">e</text:span></text:p>
          </draw:text-box>
        </draw:frame>
        <draw:frame draw:style-name="gr8" draw:layer="layout" svg:width="0.07cm" svg:height="0.28cm" draw:transform="rotate (1.5707963267946) translate (0.397cm 4.438cm)">
          <draw:text-box>
            <text:p><text:span text:style-name="T1"><text:s/></text:span></text:p>
          </draw:text-box>
        </draw:frame>
        <draw:frame draw:style-name="gr8" draw:layer="layout" svg:width="0.082cm" svg:height="0.28cm" draw:transform="rotate (1.5707963267946) translate (0.397cm 4.369cm)">
          <draw:text-box>
            <text:p><text:span text:style-name="T1">r</text:span></text:p>
          </draw:text-box>
        </draw:frame>
        <draw:frame draw:style-name="gr8" draw:layer="layout" svg:width="0.137cm" svg:height="0.28cm" draw:transform="rotate (1.5707963267946) translate (0.397cm 4.287cm)">
          <draw:text-box>
            <text:p><text:span text:style-name="T1">e</text:span></text:p>
          </draw:text-box>
        </draw:frame>
        <draw:frame draw:style-name="gr8" draw:layer="layout" svg:width="0.137cm" svg:height="0.28cm" draw:transform="rotate (1.5707963267946) translate (0.397cm 4.15cm)">
          <draw:text-box>
            <text:p><text:span text:style-name="T1">a</text:span></text:p>
          </draw:text-box>
        </draw:frame>
        <draw:frame draw:style-name="gr8" draw:layer="layout" svg:width="0.137cm" svg:height="0.28cm" draw:transform="rotate (1.5707963267946) translate (0.397cm 4.012cm)">
          <draw:text-box>
            <text:p><text:span text:style-name="T1">d</text:span></text:p>
          </draw:text-box>
        </draw:frame>
        <draw:frame draw:style-name="gr8" draw:layer="layout" svg:width="0.125cm" svg:height="0.28cm" draw:transform="rotate (1.5707963267946) translate (0.397cm 3.875cm)">
          <draw:text-box>
            <text:p><text:span text:style-name="T1">s</text:span></text:p>
          </draw:text-box>
        </draw:frame>
        <draw:frame draw:style-name="gr8" draw:layer="layout" svg:width="0.07cm" svg:height="0.28cm" draw:transform="rotate (1.5707963267946) translate (0.397cm 3.752cm)">
          <draw:text-box>
            <text:p><text:span text:style-name="T1"><text:s/></text:span></text:p>
          </draw:text-box>
        </draw:frame>
        <draw:frame draw:style-name="gr8" draw:layer="layout" svg:width="0.07cm" svg:height="0.28cm" draw:transform="rotate (1.5707963267946) translate (0.397cm 3.683cm)">
          <draw:text-box>
            <text:p><text:span text:style-name="T1">/</text:span></text:p>
          </draw:text-box>
        </draw:frame>
        <draw:frame draw:style-name="gr8" draw:layer="layout" svg:width="0.07cm" svg:height="0.28cm" draw:transform="rotate (1.5707963267946) translate (0.397cm 3.614cm)">
          <draw:text-box>
            <text:p><text:span text:style-name="T1"><text:s/></text:span></text:p>
          </draw:text-box>
        </draw:frame>
        <draw:frame draw:style-name="gr8" draw:layer="layout" svg:width="0.137cm" svg:height="0.28cm" draw:transform="rotate (1.5707963267946) translate (0.397cm 3.546cm)">
          <draw:text-box>
            <text:p><text:span text:style-name="T1">a</text:span></text:p>
          </draw:text-box>
        </draw:frame>
        <draw:frame draw:style-name="gr8" draw:layer="layout" svg:width="0.125cm" svg:height="0.28cm" draw:transform="rotate (1.5707963267946) translate (0.397cm 3.408cm)">
          <draw:text-box>
            <text:p><text:span text:style-name="T1">c</text:span></text:p>
          </draw:text-box>
        </draw:frame>
        <draw:frame draw:style-name="gr8" draw:layer="layout" svg:width="0.07cm" svg:height="0.28cm" draw:transform="rotate (1.5707963267946) translate (0.397cm 3.285cm)">
          <draw:text-box>
            <text:p><text:span text:style-name="T1">t</text:span></text:p>
          </draw:text-box>
        </draw:frame>
        <draw:frame draw:style-name="gr8" draw:layer="layout" svg:width="0.057cm" svg:height="0.28cm" draw:transform="rotate (1.5707963267946) translate (0.397cm 3.216cm)">
          <draw:text-box>
            <text:p><text:span text:style-name="T1">i</text:span></text:p>
          </draw:text-box>
        </draw:frame>
        <draw:frame draw:style-name="gr8" draw:layer="layout" svg:width="0.137cm" svg:height="0.28cm" draw:transform="rotate (1.5707963267946) translate (0.397cm 3.161cm)">
          <draw:text-box>
            <text:p><text:span text:style-name="T1">o</text:span></text:p>
          </draw:text-box>
        </draw:frame>
        <draw:frame draw:style-name="gr8" draw:layer="layout" svg:width="0.137cm" svg:height="0.28cm" draw:transform="rotate (1.5707963267946) translate (0.397cm 3.024cm)">
          <draw:text-box>
            <text:p><text:span text:style-name="T1">n</text:span></text:p>
          </draw:text-box>
        </draw:frame>
        <draw:frame draw:style-name="gr9" draw:layer="layout" svg:width="1.645cm" svg:height="0.28cm" svg:x="6.013cm" svg:y="8.62cm">
          <draw:text-box>
            <text:p><text:span text:style-name="T1">Database state</text:span></text:p>
          </draw:text-box>
        </draw:frame>
        <draw:path draw:style-name="gr10" draw:layer="layout" svg:width="9.681cm" svg:height="4.373cm" svg:x="2.003cm" svg:y="0.53cm" svg:viewBox="0 0 9682 4374" svg:d="m392 0h758m-1150 4374 3226-2581 3228-8 3228 1181">
          <text:p/>
        </draw:path>
        <draw:line draw:style-name="gr10" draw:layer="layout" svg:x1="2.003cm" svg:y1="4.986cm" svg:x2="2.003cm" svg:y2="4.82cm">
          <text:p/>
        </draw:line>
        <draw:line draw:style-name="gr10" draw:layer="layout" svg:x1="1.92cm" svg:y1="4.903cm" svg:x2="2.087cm" svg:y2="4.903cm">
          <text:p/>
        </draw:line>
        <draw:line draw:style-name="gr10" draw:layer="layout" svg:x1="5.229cm" svg:y1="2.406cm" svg:x2="5.229cm" svg:y2="2.239cm">
          <text:p/>
        </draw:line>
        <draw:line draw:style-name="gr10" draw:layer="layout" svg:x1="5.146cm" svg:y1="2.323cm" svg:x2="5.313cm" svg:y2="2.323cm">
          <text:p/>
        </draw:line>
        <draw:line draw:style-name="gr10" draw:layer="layout" svg:x1="8.457cm" svg:y1="2.399cm" svg:x2="8.457cm" svg:y2="2.232cm">
          <text:p/>
        </draw:line>
        <draw:line draw:style-name="gr10" draw:layer="layout" svg:x1="8.374cm" svg:y1="2.315cm" svg:x2="8.541cm" svg:y2="2.315cm">
          <text:p/>
        </draw:line>
        <draw:line draw:style-name="gr10" draw:layer="layout" svg:x1="11.684cm" svg:y1="3.579cm" svg:x2="11.684cm" svg:y2="3.412cm">
          <text:p/>
        </draw:line>
        <draw:line draw:style-name="gr10" draw:layer="layout" svg:x1="11.6cm" svg:y1="3.496cm" svg:x2="11.767cm" svg:y2="3.496cm">
          <text:p/>
        </draw:line>
        <draw:line draw:style-name="gr10" draw:layer="layout" svg:x1="2.774cm" svg:y1="0.614cm" svg:x2="2.774cm" svg:y2="0.447cm">
          <text:p/>
        </draw:line>
        <draw:line draw:style-name="gr10" draw:layer="layout" svg:x1="2.691cm" svg:y1="0.53cm" svg:x2="2.857cm" svg:y2="0.53cm">
          <text:p/>
        </draw:line>
        <draw:frame draw:style-name="gr11" draw:layer="layout" svg:width="0.861cm" svg:height="0.28cm" svg:x="1.382cm" svg:y="0.434cm">
          <draw:text-box>
            <text:p><text:span text:style-name="T1">CMVBT</text:span></text:p>
          </draw:text-box>
        </draw:frame>
        <draw:path draw:style-name="gr12" draw:layer="layout" svg:width="9.681cm" svg:height="2.567cm" svg:x="2.003cm" svg:y="0.675cm" svg:viewBox="0 0 9682 2568" svg:d="m392 102h758m-1150 2466 3226-2344 3228-203 3228-21">
          <text:p/>
        </draw:path>
        <draw:line draw:style-name="gr12" draw:layer="layout" svg:x1="1.92cm" svg:y1="3.158cm" svg:x2="2.088cm" svg:y2="3.326cm">
          <text:p/>
        </draw:line>
        <draw:line draw:style-name="gr12" draw:layer="layout" svg:x1="1.92cm" svg:y1="3.326cm" svg:x2="2.088cm" svg:y2="3.158cm">
          <text:p/>
        </draw:line>
        <draw:line draw:style-name="gr12" draw:layer="layout" svg:x1="5.146cm" svg:y1="0.816cm" svg:x2="5.314cm" svg:y2="0.983cm">
          <text:p/>
        </draw:line>
        <draw:line draw:style-name="gr12" draw:layer="layout" svg:x1="5.146cm" svg:y1="0.983cm" svg:x2="5.314cm" svg:y2="0.816cm">
          <text:p/>
        </draw:line>
        <draw:line draw:style-name="gr12" draw:layer="layout" svg:x1="8.374cm" svg:y1="0.613cm" svg:x2="8.542cm" svg:y2="0.781cm">
          <text:p/>
        </draw:line>
        <draw:line draw:style-name="gr12" draw:layer="layout" svg:x1="8.374cm" svg:y1="0.781cm" svg:x2="8.542cm" svg:y2="0.613cm">
          <text:p/>
        </draw:line>
        <draw:line draw:style-name="gr12" draw:layer="layout" svg:x1="11.6cm" svg:y1="0.592cm" svg:x2="11.768cm" svg:y2="0.759cm">
          <text:p/>
        </draw:line>
        <draw:line draw:style-name="gr12" draw:layer="layout" svg:x1="11.6cm" svg:y1="0.759cm" svg:x2="11.768cm" svg:y2="0.592cm">
          <text:p/>
        </draw:line>
        <draw:line draw:style-name="gr12" draw:layer="layout" svg:x1="2.691cm" svg:y1="0.694cm" svg:x2="2.858cm" svg:y2="0.862cm">
          <text:p/>
        </draw:line>
        <draw:line draw:style-name="gr12" draw:layer="layout" svg:x1="2.691cm" svg:y1="0.862cm" svg:x2="2.858cm" svg:y2="0.694cm">
          <text:p/>
        </draw:line>
        <draw:polygon draw:style-name="gr1" draw:layer="layout" svg:width="10.971cm" svg:height="7.803cm" svg:x="1.358cm" svg:y="0.296cm" svg:viewBox="0 0 10972 7804" draw:points="0,7804 10972,7804 10972,0 0,0">
          <text:p/>
        </draw:polygon>
        <draw:frame draw:style-name="gr13" draw:layer="layout" svg:width="0.637cm" svg:height="0.28cm" svg:x="1.616cm" svg:y="0.681cm">
          <draw:text-box>
            <text:p><text:span text:style-name="T1">TSBT</text:span>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34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2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ff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351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00ff00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17cm" svg:stroke-color="#ff0000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1.48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8c0000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solid" svg:stroke-width="0.017cm" svg:stroke-color="#006300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solid" draw:fill-color="#0063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48cm" fo:padding-top="0cm" fo:padding-bottom="0cm" fo:padding-left="0cm" fo:padding-right="0cm"/>
    </style:style>
    <style:style style:name="T1" style:family="text">
      <style:text-properties fo:color="#000000" fo:font-family="Helvetica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0.822cm" svg:height="0cm" svg:x="1.506cm" svg:y="8.099cm" svg:viewBox="0 0 10823 0" svg:d="m0 0h111m10712 0h-111">
          <text:p/>
        </draw:path>
        <draw:path draw:style-name="gr1" draw:layer="layout" svg:width="10.822cm" svg:height="0cm" svg:x="1.506cm" svg:y="7.32cm" svg:viewBox="0 0 10823 0" svg:d="m0 0h111m10712 0h-111">
          <text:p/>
        </draw:path>
        <draw:frame draw:style-name="gr2" draw:layer="layout" svg:width="0.205cm" svg:height="0.28cm" svg:x="1.152cm" svg:y="8.003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10.822cm" svg:height="0cm" svg:x="1.506cm" svg:y="6.538cm" svg:viewBox="0 0 10823 0" svg:d="m0 0h111m10712 0h-111">
          <text:p/>
        </draw:path>
        <draw:frame draw:style-name="gr3" draw:layer="layout" svg:width="0.409cm" svg:height="0.28cm" svg:x="0.946cm" svg:y="7.223cm">
          <draw:text-box>
            <text:p><text:span text:style-name="T1"><text:s/></text:span><text:span text:style-name="T1">0.5</text:span></text:p>
          </draw:text-box>
        </draw:frame>
        <draw:path draw:style-name="gr1" draw:layer="layout" svg:width="10.822cm" svg:height="0cm" svg:x="1.506cm" svg:y="5.759cm" svg:viewBox="0 0 10823 0" svg:d="m0 0h111m10712 0h-111">
          <text:p/>
        </draw:path>
        <draw:frame draw:style-name="gr2" draw:layer="layout" svg:width="0.205cm" svg:height="0.28cm" svg:x="1.152cm" svg:y="6.442cm">
          <draw:text-box>
            <text:p><text:span text:style-name="T1"><text:s/></text:span><text:span text:style-name="T1">1</text:span></text:p>
          </draw:text-box>
        </draw:frame>
        <draw:path draw:style-name="gr1" draw:layer="layout" svg:width="10.822cm" svg:height="0cm" svg:x="1.506cm" svg:y="4.977cm" svg:viewBox="0 0 10823 0" svg:d="m0 0h111m10712 0h-111">
          <text:p/>
        </draw:path>
        <draw:frame draw:style-name="gr3" draw:layer="layout" svg:width="0.409cm" svg:height="0.28cm" svg:x="0.946cm" svg:y="5.662cm">
          <draw:text-box>
            <text:p><text:span text:style-name="T1"><text:s/></text:span><text:span text:style-name="T1">1.5</text:span></text:p>
          </draw:text-box>
        </draw:frame>
        <draw:path draw:style-name="gr1" draw:layer="layout" svg:width="10.822cm" svg:height="0cm" svg:x="1.506cm" svg:y="4.198cm" svg:viewBox="0 0 10823 0" svg:d="m0 0h111m10712 0h-111">
          <text:p/>
        </draw:path>
        <draw:frame draw:style-name="gr2" draw:layer="layout" svg:width="0.205cm" svg:height="0.28cm" svg:x="1.152cm" svg:y="4.881cm">
          <draw:text-box>
            <text:p><text:span text:style-name="T1"><text:s/></text:span><text:span text:style-name="T1">2</text:span></text:p>
          </draw:text-box>
        </draw:frame>
        <draw:path draw:style-name="gr1" draw:layer="layout" svg:width="10.822cm" svg:height="0cm" svg:x="1.506cm" svg:y="3.418cm" svg:viewBox="0 0 10823 0" svg:d="m0 0h111m10712 0h-111">
          <text:p/>
        </draw:path>
        <draw:frame draw:style-name="gr3" draw:layer="layout" svg:width="0.409cm" svg:height="0.28cm" svg:x="0.946cm" svg:y="4.101cm">
          <draw:text-box>
            <text:p><text:span text:style-name="T1"><text:s/></text:span><text:span text:style-name="T1">2.5</text:span></text:p>
          </draw:text-box>
        </draw:frame>
        <draw:path draw:style-name="gr1" draw:layer="layout" svg:width="10.822cm" svg:height="0cm" svg:x="1.506cm" svg:y="2.637cm" svg:viewBox="0 0 10823 0" svg:d="m0 0h111m10712 0h-111">
          <text:p/>
        </draw:path>
        <draw:frame draw:style-name="gr2" draw:layer="layout" svg:width="0.205cm" svg:height="0.28cm" svg:x="1.152cm" svg:y="3.322cm">
          <draw:text-box>
            <text:p><text:span text:style-name="T1"><text:s/></text:span><text:span text:style-name="T1">3</text:span></text:p>
          </draw:text-box>
        </draw:frame>
        <draw:path draw:style-name="gr1" draw:layer="layout" svg:width="10.822cm" svg:height="0cm" svg:x="1.506cm" svg:y="1.857cm" svg:viewBox="0 0 10823 0" svg:d="m0 0h111m10712 0h-111">
          <text:p/>
        </draw:path>
        <draw:frame draw:style-name="gr3" draw:layer="layout" svg:width="0.409cm" svg:height="0.28cm" svg:x="0.946cm" svg:y="2.54cm">
          <draw:text-box>
            <text:p><text:span text:style-name="T1"><text:s/></text:span><text:span text:style-name="T1">3.5</text:span></text:p>
          </draw:text-box>
        </draw:frame>
        <draw:path draw:style-name="gr1" draw:layer="layout" svg:width="10.822cm" svg:height="0cm" svg:x="1.506cm" svg:y="1.075cm" svg:viewBox="0 0 10823 0" svg:d="m0 0h111m10712 0h-111">
          <text:p/>
        </draw:path>
        <draw:frame draw:style-name="gr2" draw:layer="layout" svg:width="0.205cm" svg:height="0.28cm" svg:x="1.152cm" svg:y="1.761cm">
          <draw:text-box>
            <text:p><text:span text:style-name="T1"><text:s/></text:span><text:span text:style-name="T1">4</text:span></text:p>
          </draw:text-box>
        </draw:frame>
        <draw:path draw:style-name="gr1" draw:layer="layout" svg:width="10.822cm" svg:height="0cm" svg:x="1.506cm" svg:y="0.296cm" svg:viewBox="0 0 10823 0" svg:d="m0 0h111m10712 0h-111">
          <text:p/>
        </draw:path>
        <draw:frame draw:style-name="gr3" draw:layer="layout" svg:width="0.409cm" svg:height="0.28cm" svg:x="0.946cm" svg:y="0.979cm">
          <draw:text-box>
            <text:p><text:span text:style-name="T1"><text:s/></text:span><text:span text:style-name="T1">4.5</text:span></text:p>
          </draw:text-box>
        </draw:frame>
        <draw:path draw:style-name="gr1" draw:layer="layout" svg:width="0cm" svg:height="7.802cm" svg:x="1.506cm" svg:y="0.296cm" svg:viewBox="0 0 0 7803" svg:d="m0 7803v-111m0-7692v111">
          <text:p/>
        </draw:path>
        <draw:frame draw:style-name="gr2" draw:layer="layout" svg:width="0.205cm" svg:height="0.28cm" svg:x="1.152cm" svg:y="0.2cm">
          <draw:text-box>
            <text:p><text:span text:style-name="T1"><text:s/></text:span><text:span text:style-name="T1">5</text:span></text:p>
          </draw:text-box>
        </draw:frame>
        <draw:path draw:style-name="gr1" draw:layer="layout" svg:width="0cm" svg:height="7.802cm" svg:x="3.67cm" svg:y="0.296cm" svg:viewBox="0 0 0 7803" svg:d="m0 7803v-111m0-7692v111">
          <text:p/>
        </draw:path>
        <draw:frame draw:style-name="gr2" draw:layer="layout" svg:width="0.205cm" svg:height="0.28cm" svg:x="1.403cm" svg:y="8.25cm">
          <draw:text-box>
            <text:p><text:span text:style-name="T1"><text:s/></text:span><text:span text:style-name="T1">0</text:span></text:p>
          </draw:text-box>
        </draw:frame>
        <draw:path draw:style-name="gr1" draw:layer="layout" svg:width="0cm" svg:height="7.802cm" svg:x="5.834cm" svg:y="0.296cm" svg:viewBox="0 0 0 7803" svg:d="m0 7803v-111m0-7692v111">
          <text:p/>
        </draw:path>
        <draw:frame draw:style-name="gr4" draw:layer="layout" svg:width="0.341cm" svg:height="0.28cm" svg:x="3.499cm" svg:y="8.25cm">
          <draw:text-box>
            <text:p><text:span text:style-name="T1"><text:s/></text:span><text:span text:style-name="T1">20</text:span></text:p>
          </draw:text-box>
        </draw:frame>
        <draw:path draw:style-name="gr1" draw:layer="layout" svg:width="0cm" svg:height="7.802cm" svg:x="8.001cm" svg:y="0.296cm" svg:viewBox="0 0 0 7803" svg:d="m0 7803v-111m0-7692v111">
          <text:p/>
        </draw:path>
        <draw:frame draw:style-name="gr4" draw:layer="layout" svg:width="0.341cm" svg:height="0.28cm" svg:x="5.663cm" svg:y="8.25cm">
          <draw:text-box>
            <text:p><text:span text:style-name="T1"><text:s/></text:span><text:span text:style-name="T1">40</text:span></text:p>
          </draw:text-box>
        </draw:frame>
        <draw:path draw:style-name="gr1" draw:layer="layout" svg:width="0cm" svg:height="7.802cm" svg:x="10.165cm" svg:y="0.296cm" svg:viewBox="0 0 0 7803" svg:d="m0 7803v-111m0-7692v111">
          <text:p/>
        </draw:path>
        <draw:frame draw:style-name="gr4" draw:layer="layout" svg:width="0.341cm" svg:height="0.28cm" svg:x="7.829cm" svg:y="8.25cm">
          <draw:text-box>
            <text:p><text:span text:style-name="T1"><text:s/></text:span><text:span text:style-name="T1">60</text:span></text:p>
          </draw:text-box>
        </draw:frame>
        <draw:path draw:style-name="gr1" draw:layer="layout" svg:width="0cm" svg:height="7.802cm" svg:x="12.329cm" svg:y="0.296cm" svg:viewBox="0 0 0 7803" svg:d="m0 7803v-111m0-7692v111">
          <text:p/>
        </draw:path>
        <draw:frame draw:style-name="gr4" draw:layer="layout" svg:width="0.341cm" svg:height="0.28cm" svg:x="9.993cm" svg:y="8.25cm">
          <draw:text-box>
            <text:p><text:span text:style-name="T1"><text:s/></text:span><text:span text:style-name="T1">80</text:span></text:p>
          </draw:text-box>
        </draw:frame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5" draw:layer="layout" svg:width="0.476cm" svg:height="0.28cm" svg:x="12.089cm" svg:y="8.25cm">
          <draw:text-box>
            <text:p><text:span text:style-name="T1"><text:s/></text:span><text:span text:style-name="T1">100</text:span></text:p>
          </draw:text-box>
        </draw:frame>
        <draw:frame draw:style-name="gr6" draw:layer="layout" svg:width="0.167cm" svg:height="0.28cm" draw:transform="rotate (1.5707963267946) translate (0.397cm 5.001cm)">
          <draw:text-box>
            <text:p><text:span text:style-name="T1">B</text:span></text:p>
          </draw:text-box>
        </draw:frame>
        <draw:frame draw:style-name="gr6" draw:layer="layout" svg:width="0.137cm" svg:height="0.28cm" draw:transform="rotate (1.5707963267946) translate (0.397cm 4.836cm)">
          <draw:text-box>
            <text:p><text:span text:style-name="T1">u</text:span></text:p>
          </draw:text-box>
        </draw:frame>
        <draw:frame draw:style-name="gr6" draw:layer="layout" svg:width="0.07cm" svg:height="0.28cm" draw:transform="rotate (1.5707963267946) translate (0.397cm 4.699cm)">
          <draw:text-box>
            <text:p><text:span text:style-name="T1">f</text:span></text:p>
          </draw:text-box>
        </draw:frame>
        <draw:frame draw:style-name="gr6" draw:layer="layout" svg:width="0.07cm" svg:height="0.28cm" draw:transform="rotate (1.5707963267946) translate (0.397cm 4.63cm)">
          <draw:text-box>
            <text:p><text:span text:style-name="T1">f</text:span></text:p>
          </draw:text-box>
        </draw:frame>
        <draw:frame draw:style-name="gr6" draw:layer="layout" svg:width="0.137cm" svg:height="0.28cm" draw:transform="rotate (1.5707963267946) translate (0.397cm 4.561cm)">
          <draw:text-box>
            <text:p><text:span text:style-name="T1">e</text:span></text:p>
          </draw:text-box>
        </draw:frame>
        <draw:frame draw:style-name="gr6" draw:layer="layout" svg:width="0.082cm" svg:height="0.28cm" draw:transform="rotate (1.5707963267946) translate (0.397cm 4.424cm)">
          <draw:text-box>
            <text:p><text:span text:style-name="T1">r</text:span></text:p>
          </draw:text-box>
        </draw:frame>
        <draw:frame draw:style-name="gr6" draw:layer="layout" svg:width="0.07cm" svg:height="0.28cm" draw:transform="rotate (1.5707963267946) translate (0.397cm 4.342cm)">
          <draw:text-box>
            <text:p><text:span text:style-name="T1"><text:s/></text:span></text:p>
          </draw:text-box>
        </draw:frame>
        <draw:frame draw:style-name="gr6" draw:layer="layout" svg:width="0.07cm" svg:height="0.28cm" draw:transform="rotate (1.5707963267946) translate (0.397cm 4.273cm)">
          <draw:text-box>
            <text:p><text:span text:style-name="T1">f</text:span></text:p>
          </draw:text-box>
        </draw:frame>
        <draw:frame draw:style-name="gr6" draw:layer="layout" svg:width="0.057cm" svg:height="0.28cm" draw:transform="rotate (1.5707963267946) translate (0.397cm 4.204cm)">
          <draw:text-box>
            <text:p><text:span text:style-name="T1">i</text:span></text:p>
          </draw:text-box>
        </draw:frame>
        <draw:frame draw:style-name="gr6" draw:layer="layout" svg:width="0.121cm" svg:height="0.28cm" draw:transform="rotate (1.5707963267946) translate (0.397cm 4.15cm)">
          <draw:text-box>
            <text:p><text:span text:style-name="T1">x</text:span></text:p>
          </draw:text-box>
        </draw:frame>
        <draw:frame draw:style-name="gr6" draw:layer="layout" svg:width="0.137cm" svg:height="0.28cm" draw:transform="rotate (1.5707963267946) translate (0.397cm 4.026cm)">
          <draw:text-box>
            <text:p><text:span text:style-name="T1">e</text:span></text:p>
          </draw:text-box>
        </draw:frame>
        <draw:frame draw:style-name="gr6" draw:layer="layout" svg:width="0.125cm" svg:height="0.28cm" draw:transform="rotate (1.5707963267946) translate (0.397cm 3.889cm)">
          <draw:text-box>
            <text:p><text:span text:style-name="T1">s</text:span></text:p>
          </draw:text-box>
        </draw:frame>
        <draw:frame draw:style-name="gr6" draw:layer="layout" svg:width="0.07cm" svg:height="0.28cm" draw:transform="rotate (1.5707963267946) translate (0.397cm 3.765cm)">
          <draw:text-box>
            <text:p><text:span text:style-name="T1"><text:s/></text:span></text:p>
          </draw:text-box>
        </draw:frame>
        <draw:frame draw:style-name="gr6" draw:layer="layout" svg:width="0.07cm" svg:height="0.28cm" draw:transform="rotate (1.5707963267946) translate (0.397cm 3.697cm)">
          <draw:text-box>
            <text:p><text:span text:style-name="T1">/</text:span></text:p>
          </draw:text-box>
        </draw:frame>
        <draw:frame draw:style-name="gr6" draw:layer="layout" svg:width="0.07cm" svg:height="0.28cm" draw:transform="rotate (1.5707963267946) translate (0.397cm 3.628cm)">
          <draw:text-box>
            <text:p><text:span text:style-name="T1"><text:s/></text:span></text:p>
          </draw:text-box>
        </draw:frame>
        <draw:frame draw:style-name="gr6" draw:layer="layout" svg:width="0.137cm" svg:height="0.28cm" draw:transform="rotate (1.5707963267946) translate (0.397cm 3.559cm)">
          <draw:text-box>
            <text:p><text:span text:style-name="T1">a</text:span></text:p>
          </draw:text-box>
        </draw:frame>
        <draw:frame draw:style-name="gr6" draw:layer="layout" svg:width="0.125cm" svg:height="0.28cm" draw:transform="rotate (1.5707963267946) translate (0.397cm 3.422cm)">
          <draw:text-box>
            <text:p><text:span text:style-name="T1">c</text:span></text:p>
          </draw:text-box>
        </draw:frame>
        <draw:frame draw:style-name="gr6" draw:layer="layout" svg:width="0.07cm" svg:height="0.28cm" draw:transform="rotate (1.5707963267946) translate (0.397cm 3.299cm)">
          <draw:text-box>
            <text:p><text:span text:style-name="T1">t</text:span></text:p>
          </draw:text-box>
        </draw:frame>
        <draw:frame draw:style-name="gr6" draw:layer="layout" svg:width="0.057cm" svg:height="0.28cm" draw:transform="rotate (1.5707963267946) translate (0.397cm 3.23cm)">
          <draw:text-box>
            <text:p><text:span text:style-name="T1">i</text:span></text:p>
          </draw:text-box>
        </draw:frame>
        <draw:frame draw:style-name="gr6" draw:layer="layout" svg:width="0.137cm" svg:height="0.28cm" draw:transform="rotate (1.5707963267946) translate (0.397cm 3.175cm)">
          <draw:text-box>
            <text:p><text:span text:style-name="T1">o</text:span></text:p>
          </draw:text-box>
        </draw:frame>
        <draw:frame draw:style-name="gr6" draw:layer="layout" svg:width="0.137cm" svg:height="0.28cm" draw:transform="rotate (1.5707963267946) translate (0.397cm 3.038cm)">
          <draw:text-box>
            <text:p><text:span text:style-name="T1">n</text:span></text:p>
          </draw:text-box>
        </draw:frame>
        <draw:frame draw:style-name="gr7" draw:layer="layout" svg:width="1.361cm" svg:height="0.28cm" svg:x="6.231cm" svg:y="8.62cm">
          <draw:text-box>
            <text:p><text:span text:style-name="T1">Updates (%)</text:span></text:p>
          </draw:text-box>
        </draw:frame>
        <draw:path draw:style-name="gr8" draw:layer="layout" svg:width="10.823cm" svg:height="3.459cm" svg:x="1.506cm" svg:y="3.418cm" svg:viewBox="0 0 10824 3460" svg:d="m9769 3460h759m-10528-3460 541 174 542 46 1081 7 3247 555 5413 535">
          <text:p/>
        </draw:path>
        <draw:line draw:style-name="gr8" draw:layer="layout" svg:x1="1.506cm" svg:y1="3.501cm" svg:x2="1.506cm" svg:y2="3.335cm">
          <text:p/>
        </draw:line>
        <draw:line draw:style-name="gr8" draw:layer="layout" svg:x1="1.423cm" svg:y1="3.418cm" svg:x2="1.589cm" svg:y2="3.418cm">
          <text:p/>
        </draw:line>
        <draw:line draw:style-name="gr8" draw:layer="layout" svg:x1="2.047cm" svg:y1="3.674cm" svg:x2="2.047cm" svg:y2="3.507cm">
          <text:p/>
        </draw:line>
        <draw:line draw:style-name="gr8" draw:layer="layout" svg:x1="1.964cm" svg:y1="3.591cm" svg:x2="2.131cm" svg:y2="3.591cm">
          <text:p/>
        </draw:line>
        <draw:line draw:style-name="gr8" draw:layer="layout" svg:x1="2.589cm" svg:y1="3.72cm" svg:x2="2.589cm" svg:y2="3.553cm">
          <text:p/>
        </draw:line>
        <draw:line draw:style-name="gr8" draw:layer="layout" svg:x1="2.506cm" svg:y1="3.637cm" svg:x2="2.672cm" svg:y2="3.637cm">
          <text:p/>
        </draw:line>
        <draw:line draw:style-name="gr8" draw:layer="layout" svg:x1="3.67cm" svg:y1="3.727cm" svg:x2="3.67cm" svg:y2="3.56cm">
          <text:p/>
        </draw:line>
        <draw:line draw:style-name="gr8" draw:layer="layout" svg:x1="3.587cm" svg:y1="3.644cm" svg:x2="3.754cm" svg:y2="3.644cm">
          <text:p/>
        </draw:line>
        <draw:line draw:style-name="gr8" draw:layer="layout" svg:x1="6.917cm" svg:y1="4.283cm" svg:x2="6.917cm" svg:y2="4.116cm">
          <text:p/>
        </draw:line>
        <draw:line draw:style-name="gr8" draw:layer="layout" svg:x1="6.834cm" svg:y1="4.199cm" svg:x2="7.001cm" svg:y2="4.199cm">
          <text:p/>
        </draw:line>
        <draw:line draw:style-name="gr8" draw:layer="layout" svg:x1="12.329cm" svg:y1="4.817cm" svg:x2="12.329cm" svg:y2="4.65cm">
          <text:p/>
        </draw:line>
        <draw:line draw:style-name="gr8" draw:layer="layout" svg:x1="12.246cm" svg:y1="4.734cm" svg:x2="12.412cm" svg:y2="4.734cm">
          <text:p/>
        </draw:line>
        <draw:line draw:style-name="gr8" draw:layer="layout" svg:x1="11.654cm" svg:y1="6.96cm" svg:x2="11.654cm" svg:y2="6.794cm">
          <text:p/>
        </draw:line>
        <draw:line draw:style-name="gr8" draw:layer="layout" svg:x1="11.57cm" svg:y1="6.877cm" svg:x2="11.737cm" svg:y2="6.877cm">
          <text:p/>
        </draw:line>
        <draw:frame draw:style-name="gr9" draw:layer="layout" svg:width="1.484cm" svg:height="0.28cm" svg:x="9.637cm" svg:y="6.781cm">
          <draw:text-box>
            <text:p><text:span text:style-name="T1">CMVBT, m=1</text:span></text:p>
          </draw:text-box>
        </draw:frame>
        <draw:path draw:style-name="gr10" draw:layer="layout" svg:width="10.823cm" svg:height="4.295cm" svg:x="1.506cm" svg:y="2.829cm" svg:viewBox="0 0 10824 4296" svg:d="m9769 4296h759m-10528-3707 541-353 542-213 1081-23 3247 532 5413 1407">
          <text:p/>
        </draw:path>
        <draw:line draw:style-name="gr10" draw:layer="layout" svg:x1="1.423cm" svg:y1="3.335cm" svg:x2="1.59cm" svg:y2="3.502cm">
          <text:p/>
        </draw:line>
        <draw:line draw:style-name="gr10" draw:layer="layout" svg:x1="1.423cm" svg:y1="3.502cm" svg:x2="1.59cm" svg:y2="3.335cm">
          <text:p/>
        </draw:line>
        <draw:line draw:style-name="gr10" draw:layer="layout" svg:x1="1.964cm" svg:y1="2.982cm" svg:x2="2.132cm" svg:y2="3.149cm">
          <text:p/>
        </draw:line>
        <draw:line draw:style-name="gr10" draw:layer="layout" svg:x1="1.964cm" svg:y1="3.149cm" svg:x2="2.132cm" svg:y2="2.982cm">
          <text:p/>
        </draw:line>
        <draw:line draw:style-name="gr10" draw:layer="layout" svg:x1="2.506cm" svg:y1="2.768cm" svg:x2="2.673cm" svg:y2="2.936cm">
          <text:p/>
        </draw:line>
        <draw:line draw:style-name="gr10" draw:layer="layout" svg:x1="2.506cm" svg:y1="2.936cm" svg:x2="2.673cm" svg:y2="2.768cm">
          <text:p/>
        </draw:line>
        <draw:line draw:style-name="gr10" draw:layer="layout" svg:x1="3.587cm" svg:y1="2.745cm" svg:x2="3.755cm" svg:y2="2.913cm">
          <text:p/>
        </draw:line>
        <draw:line draw:style-name="gr10" draw:layer="layout" svg:x1="3.587cm" svg:y1="2.913cm" svg:x2="3.755cm" svg:y2="2.745cm">
          <text:p/>
        </draw:line>
        <draw:line draw:style-name="gr10" draw:layer="layout" svg:x1="6.834cm" svg:y1="3.278cm" svg:x2="7.002cm" svg:y2="3.446cm">
          <text:p/>
        </draw:line>
        <draw:line draw:style-name="gr10" draw:layer="layout" svg:x1="6.834cm" svg:y1="3.446cm" svg:x2="7.002cm" svg:y2="3.278cm">
          <text:p/>
        </draw:line>
        <draw:line draw:style-name="gr10" draw:layer="layout" svg:x1="12.246cm" svg:y1="4.684cm" svg:x2="12.413cm" svg:y2="4.852cm">
          <text:p/>
        </draw:line>
        <draw:line draw:style-name="gr10" draw:layer="layout" svg:x1="12.246cm" svg:y1="4.852cm" svg:x2="12.413cm" svg:y2="4.684cm">
          <text:p/>
        </draw:line>
        <draw:line draw:style-name="gr10" draw:layer="layout" svg:x1="11.57cm" svg:y1="7.041cm" svg:x2="11.738cm" svg:y2="7.208cm">
          <text:p/>
        </draw:line>
        <draw:line draw:style-name="gr10" draw:layer="layout" svg:x1="11.57cm" svg:y1="7.208cm" svg:x2="11.738cm" svg:y2="7.041cm">
          <text:p/>
        </draw:line>
        <draw:frame draw:style-name="gr9" draw:layer="layout" svg:width="1.484cm" svg:height="0.28cm" svg:x="9.637cm" svg:y="7.028cm">
          <draw:text-box>
            <text:p><text:span text:style-name="T1">CMVBT, m=5</text:span></text:p>
          </draw:text-box>
        </draw:frame>
        <draw:path draw:style-name="gr11" draw:layer="layout" svg:width="10.823cm" svg:height="5.059cm" svg:x="1.506cm" svg:y="2.312cm" svg:viewBox="0 0 10824 5060" svg:d="m9769 5060h759m-10528-3954 541-808 542-185 1081-113 3247 667 5413 1120">
          <text:p/>
        </draw:path>
        <draw:line draw:style-name="gr11" draw:layer="layout" svg:x1="1.506cm" svg:y1="3.501cm" svg:x2="1.506cm" svg:y2="3.335cm">
          <text:p/>
        </draw:line>
        <draw:line draw:style-name="gr11" draw:layer="layout" svg:x1="1.423cm" svg:y1="3.418cm" svg:x2="1.589cm" svg:y2="3.418cm">
          <text:p/>
        </draw:line>
        <draw:line draw:style-name="gr11" draw:layer="layout" svg:x1="1.423cm" svg:y1="3.335cm" svg:x2="1.59cm" svg:y2="3.502cm">
          <text:p/>
        </draw:line>
        <draw:line draw:style-name="gr11" draw:layer="layout" svg:x1="1.423cm" svg:y1="3.502cm" svg:x2="1.59cm" svg:y2="3.335cm">
          <text:p/>
        </draw:line>
        <draw:line draw:style-name="gr11" draw:layer="layout" svg:x1="2.047cm" svg:y1="2.693cm" svg:x2="2.047cm" svg:y2="2.527cm">
          <text:p/>
        </draw:line>
        <draw:line draw:style-name="gr11" draw:layer="layout" svg:x1="1.964cm" svg:y1="2.61cm" svg:x2="2.131cm" svg:y2="2.61cm">
          <text:p/>
        </draw:line>
        <draw:line draw:style-name="gr11" draw:layer="layout" svg:x1="1.964cm" svg:y1="2.527cm" svg:x2="2.132cm" svg:y2="2.694cm">
          <text:p/>
        </draw:line>
        <draw:line draw:style-name="gr11" draw:layer="layout" svg:x1="1.964cm" svg:y1="2.694cm" svg:x2="2.132cm" svg:y2="2.527cm">
          <text:p/>
        </draw:line>
        <draw:line draw:style-name="gr11" draw:layer="layout" svg:x1="2.589cm" svg:y1="2.508cm" svg:x2="2.589cm" svg:y2="2.341cm">
          <text:p/>
        </draw:line>
        <draw:line draw:style-name="gr11" draw:layer="layout" svg:x1="2.506cm" svg:y1="2.425cm" svg:x2="2.672cm" svg:y2="2.425cm">
          <text:p/>
        </draw:line>
        <draw:line draw:style-name="gr11" draw:layer="layout" svg:x1="2.506cm" svg:y1="2.341cm" svg:x2="2.673cm" svg:y2="2.509cm">
          <text:p/>
        </draw:line>
        <draw:line draw:style-name="gr11" draw:layer="layout" svg:x1="2.506cm" svg:y1="2.509cm" svg:x2="2.673cm" svg:y2="2.341cm">
          <text:p/>
        </draw:line>
        <draw:line draw:style-name="gr11" draw:layer="layout" svg:x1="3.67cm" svg:y1="2.395cm" svg:x2="3.67cm" svg:y2="2.229cm">
          <text:p/>
        </draw:line>
        <draw:line draw:style-name="gr11" draw:layer="layout" svg:x1="3.587cm" svg:y1="2.312cm" svg:x2="3.754cm" svg:y2="2.312cm">
          <text:p/>
        </draw:line>
        <draw:line draw:style-name="gr11" draw:layer="layout" svg:x1="3.587cm" svg:y1="2.229cm" svg:x2="3.755cm" svg:y2="2.396cm">
          <text:p/>
        </draw:line>
        <draw:line draw:style-name="gr11" draw:layer="layout" svg:x1="3.587cm" svg:y1="2.396cm" svg:x2="3.755cm" svg:y2="2.229cm">
          <text:p/>
        </draw:line>
        <draw:line draw:style-name="gr11" draw:layer="layout" svg:x1="6.917cm" svg:y1="3.062cm" svg:x2="6.917cm" svg:y2="2.895cm">
          <text:p/>
        </draw:line>
        <draw:line draw:style-name="gr11" draw:layer="layout" svg:x1="6.834cm" svg:y1="2.979cm" svg:x2="7.001cm" svg:y2="2.979cm">
          <text:p/>
        </draw:line>
        <draw:line draw:style-name="gr11" draw:layer="layout" svg:x1="6.834cm" svg:y1="2.895cm" svg:x2="7.002cm" svg:y2="3.063cm">
          <text:p/>
        </draw:line>
        <draw:line draw:style-name="gr11" draw:layer="layout" svg:x1="6.834cm" svg:y1="3.063cm" svg:x2="7.002cm" svg:y2="2.895cm">
          <text:p/>
        </draw:line>
        <draw:line draw:style-name="gr11" draw:layer="layout" svg:x1="12.329cm" svg:y1="4.182cm" svg:x2="12.329cm" svg:y2="4.015cm">
          <text:p/>
        </draw:line>
        <draw:line draw:style-name="gr11" draw:layer="layout" svg:x1="12.246cm" svg:y1="4.099cm" svg:x2="12.412cm" svg:y2="4.099cm">
          <text:p/>
        </draw:line>
        <draw:line draw:style-name="gr11" draw:layer="layout" svg:x1="12.246cm" svg:y1="4.015cm" svg:x2="12.413cm" svg:y2="4.183cm">
          <text:p/>
        </draw:line>
        <draw:line draw:style-name="gr11" draw:layer="layout" svg:x1="12.246cm" svg:y1="4.183cm" svg:x2="12.413cm" svg:y2="4.015cm">
          <text:p/>
        </draw:line>
        <draw:line draw:style-name="gr11" draw:layer="layout" svg:x1="11.654cm" svg:y1="7.454cm" svg:x2="11.654cm" svg:y2="7.287cm">
          <text:p/>
        </draw:line>
        <draw:line draw:style-name="gr11" draw:layer="layout" svg:x1="11.57cm" svg:y1="7.371cm" svg:x2="11.737cm" svg:y2="7.371cm">
          <text:p/>
        </draw:line>
        <draw:line draw:style-name="gr11" draw:layer="layout" svg:x1="11.57cm" svg:y1="7.287cm" svg:x2="11.738cm" svg:y2="7.455cm">
          <text:p/>
        </draw:line>
        <draw:line draw:style-name="gr11" draw:layer="layout" svg:x1="11.57cm" svg:y1="7.455cm" svg:x2="11.738cm" svg:y2="7.287cm">
          <text:p/>
        </draw:line>
        <draw:frame draw:style-name="gr12" draw:layer="layout" svg:width="1.619cm" svg:height="0.28cm" svg:x="9.5cm" svg:y="7.275cm">
          <draw:text-box>
            <text:p><text:span text:style-name="T1">CMVBT, m=10</text:span></text:p>
          </draw:text-box>
        </draw:frame>
        <draw:path draw:style-name="gr13" draw:layer="layout" svg:width="10.823cm" svg:height="6.966cm" svg:x="1.506cm" svg:y="0.652cm" svg:viewBox="0 0 10824 6967" svg:d="m9769 6967h759m-10528-4201 541-2367 542-399 1081 270 3247 487 5413 1444">
          <text:p/>
        </draw:path>
        <draw:polygon draw:style-name="gr13" draw:layer="layout" svg:width="0.166cm" svg:height="0.166cm" svg:x="1.423cm" svg:y="3.335cm" svg:viewBox="0 0 167 167" draw:points="0,167 167,167 167,0 0,0">
          <text:p/>
        </draw:polygon>
        <draw:polyline draw:style-name="gr13" draw:layer="layout" svg:width="0cm" svg:height="0cm" svg:x="1.506cm" svg:y="3.418cm" svg:viewBox="0 0 0 0" draw:points="0,0">
          <text:p/>
        </draw:polyline>
        <draw:polygon draw:style-name="gr13" draw:layer="layout" svg:width="0.167cm" svg:height="0.167cm" svg:x="1.964cm" svg:y="0.967cm" svg:viewBox="0 0 168 168" draw:points="0,168 168,168 168,0 0,0">
          <text:p/>
        </draw:polygon>
        <draw:polyline draw:style-name="gr13" draw:layer="layout" svg:width="0cm" svg:height="0cm" svg:x="2.047cm" svg:y="1.051cm" svg:viewBox="0 0 0 0" draw:points="0,0">
          <text:p/>
        </draw:polyline>
        <draw:polygon draw:style-name="gr13" draw:layer="layout" svg:width="0.166cm" svg:height="0.166cm" svg:x="2.506cm" svg:y="0.569cm" svg:viewBox="0 0 167 167" draw:points="0,167 167,167 167,0 0,0">
          <text:p/>
        </draw:polygon>
        <draw:polyline draw:style-name="gr13" draw:layer="layout" svg:width="0cm" svg:height="0cm" svg:x="2.589cm" svg:y="0.652cm" svg:viewBox="0 0 0 0" draw:points="0,0">
          <text:p/>
        </draw:polyline>
        <draw:polygon draw:style-name="gr13" draw:layer="layout" svg:width="0.167cm" svg:height="0.166cm" svg:x="3.587cm" svg:y="0.839cm" svg:viewBox="0 0 168 167" draw:points="0,167 168,167 168,0 0,0">
          <text:p/>
        </draw:polygon>
        <draw:polyline draw:style-name="gr13" draw:layer="layout" svg:width="0cm" svg:height="0cm" svg:x="3.67cm" svg:y="0.922cm" svg:viewBox="0 0 0 0" draw:points="0,0">
          <text:p/>
        </draw:polyline>
        <draw:polygon draw:style-name="gr13" draw:layer="layout" svg:width="0.167cm" svg:height="0.167cm" svg:x="6.834cm" svg:y="1.325cm" svg:viewBox="0 0 168 168" draw:points="0,168 168,168 168,0 0,0">
          <text:p/>
        </draw:polygon>
        <draw:polyline draw:style-name="gr13" draw:layer="layout" svg:width="0cm" svg:height="0cm" svg:x="6.917cm" svg:y="1.409cm" svg:viewBox="0 0 0 0" draw:points="0,0">
          <text:p/>
        </draw:polyline>
        <draw:polygon draw:style-name="gr13" draw:layer="layout" svg:width="0.166cm" svg:height="0.167cm" svg:x="12.246cm" svg:y="2.77cm" svg:viewBox="0 0 167 168" draw:points="0,168 167,168 167,0 0,0">
          <text:p/>
        </draw:polygon>
        <draw:polyline draw:style-name="gr13" draw:layer="layout" svg:width="0cm" svg:height="0cm" svg:x="12.329cm" svg:y="2.853cm" svg:viewBox="0 0 0 0" draw:points="0,0">
          <text:p/>
        </draw:polyline>
        <draw:polygon draw:style-name="gr13" draw:layer="layout" svg:width="0.167cm" svg:height="0.167cm" svg:x="11.57cm" svg:y="7.534cm" svg:viewBox="0 0 168 168" draw:points="0,168 168,168 168,0 0,0">
          <text:p/>
        </draw:polygon>
        <draw:polyline draw:style-name="gr13" draw:layer="layout" svg:width="0cm" svg:height="0cm" svg:x="11.654cm" svg:y="7.618cm" svg:viewBox="0 0 0 0" draw:points="0,0">
          <text:p/>
        </draw:polyline>
        <draw:frame draw:style-name="gr12" draw:layer="layout" svg:width="1.619cm" svg:height="0.28cm" svg:x="9.5cm" svg:y="7.522cm">
          <draw:text-box>
            <text:p><text:span text:style-name="T1">CMVBT, m=50</text:span></text:p>
          </draw:text-box>
        </draw:frame>
        <draw:path draw:style-name="gr14" draw:layer="layout" svg:width="10.823cm" svg:height="4.579cm" svg:x="1.506cm" svg:y="3.286cm" svg:viewBox="0 0 10824 4580" svg:d="m9769 4580h759m-10528-4475 541-14h542l1081-5 3247-37 5413-49">
          <text:p/>
        </draw:path>
        <draw:polygon draw:style-name="gr15" draw:layer="layout" svg:width="0.166cm" svg:height="0.167cm" svg:x="1.423cm" svg:y="3.308cm" svg:viewBox="0 0 167 168" draw:points="0,168 167,168 167,0 0,0">
          <text:p/>
        </draw:polygon>
        <draw:polygon draw:style-name="gr15" draw:layer="layout" svg:width="0.167cm" svg:height="0.167cm" svg:x="1.964cm" svg:y="3.294cm" svg:viewBox="0 0 168 168" draw:points="0,168 168,168 168,0 0,0">
          <text:p/>
        </draw:polygon>
        <draw:polygon draw:style-name="gr15" draw:layer="layout" svg:width="0.166cm" svg:height="0.167cm" svg:x="2.506cm" svg:y="3.294cm" svg:viewBox="0 0 167 168" draw:points="0,168 167,168 167,0 0,0">
          <text:p/>
        </draw:polygon>
        <draw:polygon draw:style-name="gr15" draw:layer="layout" svg:width="0.167cm" svg:height="0.166cm" svg:x="3.587cm" svg:y="3.289cm" svg:viewBox="0 0 168 167" draw:points="0,167 168,167 168,0 0,0">
          <text:p/>
        </draw:polygon>
        <draw:polygon draw:style-name="gr15" draw:layer="layout" svg:width="0.167cm" svg:height="0.166cm" svg:x="6.834cm" svg:y="3.252cm" svg:viewBox="0 0 168 167" draw:points="0,167 168,167 168,0 0,0">
          <text:p/>
        </draw:polygon>
        <draw:polygon draw:style-name="gr15" draw:layer="layout" svg:width="0.166cm" svg:height="0.167cm" svg:x="12.246cm" svg:y="3.202cm" svg:viewBox="0 0 167 168" draw:points="0,168 167,168 167,0 0,0">
          <text:p/>
        </draw:polygon>
        <draw:polygon draw:style-name="gr15" draw:layer="layout" svg:width="0.167cm" svg:height="0.167cm" svg:x="11.57cm" svg:y="7.781cm" svg:viewBox="0 0 168 168" draw:points="0,168 168,168 168,0 0,0">
          <text:p/>
        </draw:polygon>
        <draw:polygon draw:style-name="gr1" draw:layer="layout" svg:width="10.823cm" svg:height="7.803cm" svg:x="1.506cm" svg:y="0.296cm" svg:viewBox="0 0 10824 7804" draw:points="0,7804 10824,7804 10824,0 0,0">
          <text:p/>
        </draw:polygon>
        <draw:frame draw:style-name="gr16" draw:layer="layout" svg:width="0.637cm" svg:height="0.28cm" svg:x="10.495cm" svg:y="7.769cm">
          <draw:text-box>
            <text:p><text:span text:style-name="T1">TSBT</text:span></text:p>
          </draw:text-box>
        </draw:fram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